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able-cell-properties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style:repeat-content="false"/>
      <style:paragraph-properties fo:text-align="center"/>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automatic" fo:wrap-option="wrap" style:repeat-content="false"/>
      <style:paragraph-properties fo:text-align="center"/>
    </style:style>
    <style:style style:name="ce10" style:family="table-cell" style:parent-style-name="Default" style:data-style-name="N0">
      <style:table-cell-properties fo:border="thin solid #000000" style:vertical-align="middle" fo:wrap-option="wrap"/>
    </style:style>
    <style:style style:name="ce11" style:family="table-cell" style:parent-style-name="Default" style:data-style-name="N0">
      <style:table-cell-properties fo:border="thin solid #000000" style:vertical-align="automatic" fo:wrap-option="wrap"/>
    </style:style>
    <style:style style:name="ce12" style:family="table-cell" style:parent-style-name="Default" style:data-style-name="N0">
      <style:table-cell-properties fo:border="thin solid #000000" style:vertical-align="middle" style:repeat-content="false"/>
      <style:paragraph-properties fo:text-align="center"/>
    </style:style>
    <style:style style:name="ce13" style:family="table-cell" style:parent-style-name="Default" style:data-style-name="N0">
      <style:table-cell-properties fo:border="thin solid #000000" style:vertical-align="middle"/>
    </style:style>
    <style:style style:name="ce14" style:family="table-cell" style:parent-style-name="Default" style:data-style-name="N0">
      <style:table-cell-properties style:vertical-align="middle"/>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center"/>
    </style:style>
    <style:style style:name="ce17" style:family="table-cell" style:parent-style-name="Default" style:data-style-name="N0">
      <style:table-cell-properties style:vertical-align="middle" fo:wrap-option="wrap"/>
    </style:style>
    <style:style style:name="ce18" style:family="table-cell" style:parent-style-name="Default" style:data-style-name="N0">
      <style:table-cell-properties style:vertical-align="automatic" fo:wrap-option="wrap"/>
    </style:style>
    <style:style style:name="co1" style:family="table-column">
      <style:table-column-properties fo:break-before="auto" style:column-width="4.206875cm"/>
    </style:style>
    <style:style style:name="co2" style:family="table-column">
      <style:table-column-properties fo:break-before="auto" style:column-width="1.69333333333333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4.10104166666667cm"/>
    </style:style>
    <style:style style:name="co5" style:family="table-column">
      <style:table-column-properties fo:break-before="auto" style:column-width="5.29166666666667cm"/>
    </style:style>
    <style:style style:name="co6" style:family="table-column">
      <style:table-column-properties fo:break-before="auto" style:column-width="3.94229166666667cm"/>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6.82625cm"/>
    </style:style>
    <style:style style:name="co9" style:family="table-column">
      <style:table-column-properties fo:break-before="auto" style:column-width="6.21770833333333cm" style:use-optimal-column-width="true"/>
    </style:style>
    <style:style style:name="co10" style:family="table-column">
      <style:table-column-properties fo:break-before="auto" style:column-width="11.8004166666667cm"/>
    </style:style>
    <style:style style:name="co11" style:family="table-column">
      <style:table-column-properties fo:break-before="auto" style:column-width="2.24895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12.7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89.25pt" style:use-optimal-row-height="true" fo:break-before="auto"/>
    </style:style>
    <style:style style:name="ro6" style:family="table-row">
      <style:table-row-properties style:row-height="51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76.5pt" style:use-optimal-row-height="true" fo:break-before="auto"/>
    </style:style>
    <style:style style:name="ro9" style:family="table-row">
      <style:table-row-properties style:row-height="153pt" style:use-optimal-row-height="true" fo:break-before="auto"/>
    </style:style>
    <style:style style:name="ro10" style:family="table-row">
      <style:table-row-properties style:row-height="140.25pt" style:use-optimal-row-height="true" fo:break-before="auto"/>
    </style:style>
    <style:style style:name="ro11" style:family="table-row">
      <style:table-row-properties style:row-height="165.75pt" style:use-optimal-row-height="true" fo:break-before="auto"/>
    </style:style>
    <style:style style:name="ro12" style:family="table-row">
      <style:table-row-properties style:row-height="102pt" style:use-optimal-row-height="true" fo:break-before="auto"/>
    </style:style>
    <style:style style:name="ro13" style:family="table-row">
      <style:table-row-properties style:row-height="178.5pt" style:use-optimal-row-height="true" fo:break-before="auto"/>
    </style:style>
    <style:style style:name="ro14" style:family="table-row">
      <style:table-row-properties style:row-height="127.5pt" style:use-optimal-row-height="true" fo:break-before="auto"/>
    </style:style>
    <style:style style:name="ro15" style:family="table-row">
      <style:table-row-properties style:row-height="191.25pt" style:use-optimal-row-height="true" fo:break-before="auto"/>
    </style:style>
    <style:style style:name="ro16" style:family="table-row">
      <style:table-row-properties style:row-height="20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Relatório_de_Suprimento_-_Porta" table:style-name="ta1">
        <table:table-column table:style-name="co1" table:default-cell-style-name="ce16"/>
        <table:table-column table:style-name="co2" table:default-cell-style-name="ce16"/>
        <table:table-column table:style-name="co3" table:default-cell-style-name="ce1"/>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7"/>
        <table:table-column table:style-name="co9" table:default-cell-style-name="ce1"/>
        <table:table-column table:style-name="co10" table:default-cell-style-name="ce18"/>
        <table:table-column table:style-name="co11" table:default-cell-style-name="ce16"/>
        <table:table-column table:style-name="co2" table:number-columns-repeated="16373"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2">
            <text:p>Data da Aquisição</text:p>
          </table:table-cell>
          <table:table-cell office:value-type="string" table:style-name="ce3">
            <text:p>Nome do Favorecido</text:p>
          </table:table-cell>
          <table:table-cell office:value-type="string" table:style-name="ce2">
            <text:p>CPF/CNPJ do Favorecido</text:p>
          </table:table-cell>
          <table:table-cell office:value-type="string" table:style-name="ce4">
            <text:p>Objeto da Aquisição</text:p>
          </table:table-cell>
          <table:table-cell office:value-type="string" table:style-name="ce2">
            <text:p>Valor</text:p>
          </table:table-cell>
          <table:table-cell table:number-columns-repeated="16373" table:style-name="ce5"/>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09/04/2021</text:p>
          </table:table-cell>
          <table:table-cell office:value-type="string" table:style-name="ce8">
            <text:p>BHC COMERCIO DE GASES E TRANSPORTES LTDA</text:p>
          </table:table-cell>
          <table:table-cell office:value-type="string" table:style-name="ce6">
            <text:p>13.143.803/0001-47</text:p>
          </table:table-cell>
          <table:table-cell office:value-type="string" table:style-name="ce9">
            <text:p>COMPRA EMERGENCIAL DE OXIGÊNIO MEDICINAL RECARGA DE 03 CILINDROS M3.</text:p>
          </table:table-cell>
          <table:table-cell office:value-type="string" table:style-name="ce6">
            <text:p>R$ <text:s text:c="3"/>330,0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25/05/2021</text:p>
          </table:table-cell>
          <table:table-cell office:value-type="string" table:style-name="ce8">
            <text:p>DENTAL GOLDEN PRODUTOS ODONTOLOGICOS LTDA</text:p>
          </table:table-cell>
          <table:table-cell office:value-type="string" table:style-name="ce6">
            <text:p>27.643.672/0001-71</text:p>
          </table:table-cell>
          <table:table-cell office:value-type="string" table:style-name="ce9">
            <text:p>COMPRA EMERGENCIAL PARA ODONTOLOGIA, LIXA DE POLIMENTO COM VALOR UNID. DE R$ 166,00 CADA.</text:p>
          </table:table-cell>
          <table:table-cell office:value-type="string" table:style-name="ce6">
            <text:p>R$ <text:s/>1.383,0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30/06/2021</text:p>
          </table:table-cell>
          <table:table-cell office:value-type="string" table:style-name="ce8">
            <text:p>SOBERANO ARTIGOS MEDICOS EIRELI EPP</text:p>
          </table:table-cell>
          <table:table-cell office:value-type="string" table:style-name="ce6">
            <text:p>18.593.925/0001-59</text:p>
          </table:table-cell>
          <table:table-cell office:value-type="string" table:style-name="ce9">
            <text:p>COMPRA EMERGENCIAL PARA ODONTOLOGIA.</text:p>
          </table:table-cell>
          <table:table-cell office:value-type="string" table:style-name="ce6">
            <text:p>R$ <text:s text:c="3"/>208,3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0/06/2021</text:p>
          </table:table-cell>
          <table:table-cell office:value-type="string" table:style-name="ce8">
            <text:p>A. J. P. DA CUNHA</text:p>
          </table:table-cell>
          <table:table-cell office:value-type="string" table:style-name="ce6">
            <text:p>15.504.352/0001-51</text:p>
          </table:table-cell>
          <table:table-cell office:value-type="string" table:style-name="ce9">
            <text:p>MATERIAL DE CONSUMO PARA INSTALAÇÃO DE CONDICIONADOR DE AR DO CFTV.</text:p>
          </table:table-cell>
          <table:table-cell office:value-type="string" table:style-name="ce6">
            <text:p>R$ <text:s text:c="3"/>144,00</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4/05/2021</text:p>
          </table:table-cell>
          <table:table-cell office:value-type="string" table:style-name="ce8">
            <text:p>COMABEL IND E COM DE MADEIRAS BENEFICIADAS LTDA</text:p>
          </table:table-cell>
          <table:table-cell office:value-type="string" table:style-name="ce6">
            <text:p>07.773.277/0001-04</text:p>
          </table:table-cell>
          <table:table-cell office:value-type="string" table:style-name="ce9">
            <text:p>MATERIAL DE CONSUMO PARA CONSTRUIR EMBALAR O DISJUNTOR DA SUBESTAÇÃO.</text:p>
          </table:table-cell>
          <table:table-cell office:value-type="string" table:style-name="ce6">
            <text:p>R$ <text:s text:c="3"/>285,00</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9/05/2021</text:p>
          </table:table-cell>
          <table:table-cell office:value-type="string" table:style-name="ce8">
            <text:p>COSTA MONTEIRO LTDA</text:p>
          </table:table-cell>
          <table:table-cell office:value-type="string" table:style-name="ce6">
            <text:p>08.549.742/0001-82</text:p>
          </table:table-cell>
          <table:table-cell office:value-type="string" table:style-name="ce9">
            <text:p>PARAFUSO E BROCA UTILIZADA PARA VEDA A CAIXA UTILIZADA PARA EMBALAR O DISJUNTOR DA SUBESTAÇÃO.</text:p>
          </table:table-cell>
          <table:table-cell office:value-type="string" table:style-name="ce6">
            <text:p>R$ <text:s text:c="4"/>23,00</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1/05/2021</text:p>
          </table:table-cell>
          <table:table-cell office:value-type="string" table:style-name="ce8">
            <text:p>PARANORTE COMÉRCIO DE MÁQUINAS E MATERIAL DE CONSTRUÇÃO LTDA.</text:p>
          </table:table-cell>
          <table:table-cell office:value-type="string" table:style-name="ce6">
            <text:p>84.328.129/0001-13</text:p>
          </table:table-cell>
          <table:table-cell office:value-type="string" table:style-name="ce9">
            <text:p>COMPRAR CAPACITOR PARA AR CONDICIONADO DO TIPO SPLIT.</text:p>
          </table:table-cell>
          <table:table-cell office:value-type="string" table:style-name="ce6">
            <text:p>R$ <text:s text:c="4"/>54,22</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4/05/2021</text:p>
          </table:table-cell>
          <table:table-cell office:value-type="string" table:style-name="ce8">
            <text:p>COMABEL IND E COM DE MADEIRAS BENEFICIADAS LTDA</text:p>
          </table:table-cell>
          <table:table-cell office:value-type="string" table:style-name="ce6">
            <text:p>07.773.277/0001-04</text:p>
          </table:table-cell>
          <table:table-cell office:value-type="string" table:style-name="ce9">
            <text:p>PARA EMBALAR DISJUNTOR DA SUBESTAÇÃO A SER ENCAMINHADO PARA AUTORIZADA PARA MANUTENÇÃO CORRETIVA.</text:p>
          </table:table-cell>
          <table:table-cell office:value-type="string" table:style-name="ce6">
            <text:p>R$ <text:s text:c="4"/>52,00</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9/04/2021</text:p>
          </table:table-cell>
          <table:table-cell office:value-type="string" table:style-name="ce8">
            <text:p>OFICINA DOS BITS LTDA.</text:p>
          </table:table-cell>
          <table:table-cell office:value-type="string" table:style-name="ce6">
            <text:p>02.593.449/0001-36</text:p>
          </table:table-cell>
          <table:table-cell office:value-type="string" table:style-name="ce9">
            <text:p>AQUISIÇÃO DE MATERIAL DE CONSUMO PARA OS RACKS DA PRAC.</text:p>
          </table:table-cell>
          <table:table-cell office:value-type="string" table:style-name="ce6">
            <text:p>R$ <text:s text:c="3"/>576,97</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6/07/2021 a 26/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1/05/2021 a 31/05/2021</text:p>
          </table:table-cell>
          <table:table-cell office:value-type="string" table:style-name="ce6">
            <text:p>SIM</text:p>
          </table:table-cell>
          <table:table-cell office:value-type="string" table:style-name="ce6">
            <text:p>31/05/2021</text:p>
          </table:table-cell>
          <table:table-cell office:value-type="string" table:style-name="ce10">
            <text:p>IVANILSON <text:s/>FERREIRA <text:s/>DA <text:s/>CONCEICAO <text:s/>¿ <text:s/>ME</text:p>
          </table:table-cell>
          <table:table-cell office:value-type="string" table:style-name="ce7">
            <text:p>13.987.182/0001-88</text:p>
          </table:table-cell>
          <table:table-cell office:value-type="string" table:style-name="ce11">
            <text:p>PARA CONTRATAÇÕES EM CARÁTER EXCEPCIONAL QUE POR SUA NATUREZA E URGÊNCIA NÃO PODEM SER CONTRATADAS POR MEIO DE PROCESSO NORMAL DE LICITAÇÃO OU DISPENSA.</text:p>
          </table:table-cell>
          <table:table-cell office:value-type="string" table:style-name="ce6">
            <text:p>R$ <text:s text:c="4"/>94,00</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8/06/2021 a 28/07/2021</text:p>
          </table:table-cell>
          <table:table-cell office:value-type="string" table:style-name="ce6">
            <text:p>SIM</text:p>
          </table:table-cell>
          <table:table-cell office:value-type="string" table:style-name="ce6">
            <text:p>05/07/2021</text:p>
          </table:table-cell>
          <table:table-cell office:value-type="string" table:style-name="ce10">
            <text:p>INVIOLAVEL CRUZEIRO DO SUL VIGILANCIA ELETRONICA EIRELI</text:p>
          </table:table-cell>
          <table:table-cell office:value-type="string" table:style-name="ce7">
            <text:p>14.090.754/0001-94</text:p>
          </table:table-cell>
          <table:table-cell office:value-type="string" table:style-name="ce11">
            <text:p>COBRIR <text:s/>DESPESAS <text:s/>DE <text:s/>PEQUENO <text:s/>VULTO, <text:s/>DE <text:s/>PRONTO <text:s/>PAGAMENTO <text:s/>E <text:s/>ENTREGA <text:s/>IMEDIATA <text:s/>NÃO AMPARADA POR CONTRATO.</text:p>
          </table:table-cell>
          <table:table-cell office:value-type="string" table:style-name="ce6">
            <text:p>R$ <text:s text:c="4"/>80,00</text:p>
          </table:table-cell>
          <table:table-cell table:number-columns-repeated="16373"/>
        </table:table-row>
        <table:table-row table:style-name="ro3">
          <table:table-cell office:value-type="string" table:style-name="ce6">
            <text:p>PR-AM</text:p>
          </table:table-cell>
          <table:table-cell office:value-type="float" office:value="2021" table:style-name="ce6">
            <text:p>2021</text:p>
          </table:table-cell>
          <table:table-cell office:value-type="string" table:style-name="ce7">
            <text:p>RICARDO SANTOS DA COSTA</text:p>
          </table:table-cell>
          <table:table-cell office:value-type="string" table:style-name="ce6">
            <text:p>842.892.362-00</text:p>
          </table:table-cell>
          <table:table-cell office:value-type="string" table:style-name="ce6">
            <text:p>28/06/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ALDERICO EUSTAQUIO DOS SANTOS FILHO</text:p>
          </table:table-cell>
          <table:table-cell office:value-type="string" table:style-name="ce6">
            <text:p>529.309.985-04</text:p>
          </table:table-cell>
          <table:table-cell office:value-type="string" table:style-name="ce6">
            <text:p>26/04/2021 a 10/07/2021</text:p>
          </table:table-cell>
          <table:table-cell office:value-type="string" table:style-name="ce6">
            <text:p>SIM</text:p>
          </table:table-cell>
          <table:table-cell office:value-type="string" table:style-name="ce6">
            <text:p>28/04/2021</text:p>
          </table:table-cell>
          <table:table-cell office:value-type="string" table:style-name="ce10">
            <text:p>ECAL MATERIAIS PARA CONSTRUÇAO EIRELI</text:p>
          </table:table-cell>
          <table:table-cell office:value-type="string" table:style-name="ce7">
            <text:p>14.822.217/0001-91</text:p>
          </table:table-cell>
          <table:table-cell office:value-type="string" table:style-name="ce11">
            <text:p>SUBSTITUIÇÃO DE TORNEIRA DA COPA QUE ESTAVA COM DEFEITO (VASAMENTO), BEM COMO AS TORNEIRAS DO BEBEDOURO QUEBRADAS.</text:p>
          </table:table-cell>
          <table:table-cell office:value-type="string" table:style-name="ce6">
            <text:p>R$ <text:s text:c="4"/>9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2/02/2021</text:p>
          </table:table-cell>
          <table:table-cell office:value-type="string" table:style-name="ce10">
            <text:p>N&amp;S SERVICOS E MANUTENCAO EM ELETRONICOS EIRELI</text:p>
          </table:table-cell>
          <table:table-cell office:value-type="string" table:style-name="ce7">
            <text:p>36.012.617/0001-74</text:p>
          </table:table-cell>
          <table:table-cell office:value-type="string" table:style-name="ce11">
            <text:p>'- Desinstalação de condensadora de ar condicionado 9.000 BTUS - R$: 120,00</text:p>
            <text:p>- Instalação de condensadora de ar condicionado 9.000 BTUS - R$: 120,00</text:p>
            <text:p>- Instalação de purificador de água - R$: 60,00</text:p>
            <text:p>- Recondicionamento em canal de DVR - R$ 180,00</text:p>
            <text:p>- Manutenção em sensor de barreira - R$: 47,00</text:p>
          </table:table-cell>
          <table:table-cell office:value-type="string" table:style-name="ce6">
            <text:p>R$ <text:s text:c="3"/>526,32</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3/02/2021</text:p>
          </table:table-cell>
          <table:table-cell office:value-type="string" table:style-name="ce10">
            <text:p>DISMAC - DISTRIBUIDORA DE MATERIAIS DE CONSTRUÇÃO LTDA</text:p>
          </table:table-cell>
          <table:table-cell office:value-type="string" table:style-name="ce7">
            <text:p>14.274.559/0001-14</text:p>
          </table:table-cell>
          <table:table-cell office:value-type="string" table:style-name="ce11">
            <text:p>MATERIAIS PARA MANUTENÇÃO DE PIAS, VASO SANITÁRIO, E MANGUEIRA.</text:p>
          </table:table-cell>
          <table:table-cell office:value-type="string" table:style-name="ce6">
            <text:p>R$ <text:s text:c="3"/>466,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4/02/2021</text:p>
          </table:table-cell>
          <table:table-cell office:value-type="string" table:style-name="ce8">
            <text:p>ALCEBIADES FREIRE SENA E CIA LTDA - MOGNO MÓVEIS</text:p>
          </table:table-cell>
          <table:table-cell office:value-type="string" table:style-name="ce6">
            <text:p>10.470.707/0001-15</text:p>
          </table:table-cell>
          <table:table-cell office:value-type="string" table:style-name="ce9">
            <text:p>COLA DE CONTATO UNA 200GR</text:p>
          </table:table-cell>
          <table:table-cell office:value-type="string" table:style-name="ce6">
            <text:p>R$ <text:s text:c="4"/>29,4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8">
            <text:p>CCA ALUMÍNIO LTDA</text:p>
          </table:table-cell>
          <table:table-cell office:value-type="string" table:style-name="ce6">
            <text:p>30.261.627/0001-67</text:p>
          </table:table-cell>
          <table:table-cell office:value-type="string" table:style-name="ce9">
            <text:p>KIT PIA PRETO</text:p>
          </table:table-cell>
          <table:table-cell office:value-type="string" table:style-name="ce6">
            <text:p>R$ <text:s text:c="5"/>6,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10">
            <text:p>QUEDISSON SOUSA DO PRADO</text:p>
          </table:table-cell>
          <table:table-cell office:value-type="string" table:style-name="ce7">
            <text:p>04.443.706/0001-89</text:p>
          </table:table-cell>
          <table:table-cell office:value-type="string" table:style-name="ce11">
            <text:p>Manutenção em fechadura de porta de vidro.</text:p>
          </table:table-cell>
          <table:table-cell office:value-type="string" table:style-name="ce6">
            <text:p>R$ <text:s text:c="4"/>3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10/02/2021</text:p>
          </table:table-cell>
          <table:table-cell office:value-type="string" table:style-name="ce10">
            <text:p>EMERSON SANTANA SOUZA SILVA 88073254549</text:p>
          </table:table-cell>
          <table:table-cell office:value-type="string" table:style-name="ce7">
            <text:p>13.173.188/0001-11</text:p>
          </table:table-cell>
          <table:table-cell office:value-type="string" table:style-name="ce11">
            <text:p>Manutenções em quatro luminárias com mudança do sistema fluorescente para o sistema led.</text:p>
          </table:table-cell>
          <table:table-cell office:value-type="string" table:style-name="ce6">
            <text:p>R$ <text:s text:c="3"/>200,00</text:p>
          </table:table-cell>
          <table:table-cell table:number-columns-repeated="16373"/>
        </table:table-row>
        <table:table-row table:style-name="ro2">
          <table:table-cell office:value-type="string" table:style-name="ce12">
            <text:p>PR-BA</text:p>
          </table:table-cell>
          <table:table-cell office:value-type="float" office:value="2021" table:style-name="ce12">
            <text:p>2021</text:p>
          </table:table-cell>
          <table:table-cell office:value-type="string" table:style-name="ce13">
            <text:p>FABIO JOSE SOUSA DE JESUS SANTOS</text:p>
          </table:table-cell>
          <table:table-cell office:value-type="string" table:style-name="ce12">
            <text:p>001.768.835-33</text:p>
          </table:table-cell>
          <table:table-cell office:value-type="string" table:style-name="ce12">
            <text:p>18/01/2021 a 09/04/2021</text:p>
          </table:table-cell>
          <table:table-cell office:value-type="string" table:style-name="ce12">
            <text:p>SIM</text:p>
          </table:table-cell>
          <table:table-cell office:value-type="string" table:style-name="ce12">
            <text:p>24/02/2021</text:p>
          </table:table-cell>
          <table:table-cell office:value-type="string" table:style-name="ce10">
            <text:p>BRASIL ELETRICA COMERCIO DE MATERIAIS ELETRICOS LTDA</text:p>
          </table:table-cell>
          <table:table-cell office:value-type="string" table:style-name="ce13">
            <text:p>19.618.920/0002-87</text:p>
          </table:table-cell>
          <table:table-cell office:value-type="string" table:style-name="ce10">
            <text:p>MATERIAIS ELÉTRICOS - LÂMPADAS.</text:p>
          </table:table-cell>
          <table:table-cell office:value-type="string" table:style-name="ce12">
            <text:p>R$ <text:s text:c="3"/>127,47</text:p>
          </table:table-cell>
          <table:table-cell table:number-columns-repeated="16373" table:style-name="ce14"/>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MANUTENÇÃO ELÉTRICA EM TRÊS LUMINÁRIAS COM CONVERSÃO DOS CIRCUITOS DO SISTEMA FLUORESCENTE PARA CIRCUITOS DO SISTEMA LED E SUBSTITUIÇÃO DE LÂMPADAS.</text:p>
          </table:table-cell>
          <table:table-cell office:value-type="string" table:style-name="ce6">
            <text:p>R$ <text:s text:c="3"/>15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4/03/2021</text:p>
          </table:table-cell>
          <table:table-cell office:value-type="string" table:style-name="ce8">
            <text:p>ALBERICO DE JESUS DA SILVA</text:p>
          </table:table-cell>
          <table:table-cell office:value-type="string" table:style-name="ce6">
            <text:p>460.436.595-49</text:p>
          </table:table-cell>
          <table:table-cell office:value-type="string" table:style-name="ce9">
            <text:p>SERVIÇOS DE REPARO E MANUTENÇÃO EM ARMÁRIO PLANEJADO QUE FICA LOCALIZADO NO PAVIMENTO TÉRREO DA SEDE DA PRM FEIRA ( AO LADO DO CARTÓRIO)</text:p>
          </table:table-cell>
          <table:table-cell office:value-type="string" table:style-name="ce6">
            <text:p>R$ <text:s text:c="3"/>476,5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9/03/2021</text:p>
          </table:table-cell>
          <table:table-cell office:value-type="string" table:style-name="ce8">
            <text:p>R.R. DE MATOS BORGES</text:p>
          </table:table-cell>
          <table:table-cell office:value-type="string" table:style-name="ce6">
            <text:p>07.760.615/0001-65</text:p>
          </table:table-cell>
          <table:table-cell office:value-type="string" table:style-name="ce9">
            <text:p>REPARO EM INSTALAÇÃO ELÉTRICA DO AR CONCIONADO DA SALA DO CARTÓRIO ( TÉRREO), CONFORME SOLICITAÇÃO DO COORDENADOR DESTA PRM. COMPRA DE 25 METROS DE CABOS ELÉTRICOS.</text:p>
          </table:table-cell>
          <table:table-cell office:value-type="string" table:style-name="ce6">
            <text:p>R$ <text:s text:c="3"/>325,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11/02/2021</text:p>
          </table:table-cell>
          <table:table-cell office:value-type="string" table:style-name="ce8">
            <text:p>SO FRIO REFRIGERAÇÃO LTDA</text:p>
          </table:table-cell>
          <table:table-cell office:value-type="string" table:style-name="ce6">
            <text:p>34.195.032/0001-01</text:p>
          </table:table-cell>
          <table:table-cell office:value-type="string" table:style-name="ce9">
            <text:p>MANUTENÇÃO EM APARELHO DE AR CONDICIONADO DA GUARITA DO PRÉDIO DA PRM FEIRA DE SANTANA, COM SUBSTITUIÇÃO DE PEÇAS</text:p>
            <text:p>( CAPACITOR), INCLUINDO LIMPEZA.</text:p>
          </table:table-cell>
          <table:table-cell office:value-type="string" table:style-name="ce6">
            <text:p>R$ <text:s text:c="3"/>25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22/03/2021</text:p>
          </table:table-cell>
          <table:table-cell office:value-type="string" table:style-name="ce8">
            <text:p>ERIVALDO CERQUEIRA DOS SANTOS</text:p>
          </table:table-cell>
          <table:table-cell office:value-type="string" table:style-name="ce6">
            <text:p>018.779.625-46</text:p>
          </table:table-cell>
          <table:table-cell office:value-type="string" table:style-name="ce9">
            <text:p>SERVIÇOS TÉCNICOS DE MANUTENÇÃO EM MOTOR DE PORTÃO ELÉTRICO (CONSERTO DE PLACA DE COMANDO) DO ESTACIONAMENTO</text:p>
            <text:p>PRINCIPAL DO PRÉDIO DA PRM FEIRA DE SANTANA/BA.</text:p>
          </table:table-cell>
          <table:table-cell office:value-type="string" table:style-name="ce6">
            <text:p>R$ <text:s text:c="3"/>16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07/05/2021</text:p>
          </table:table-cell>
          <table:table-cell office:value-type="string" table:style-name="ce8">
            <text:p>FABIO MARCEL DA ROCHA CAMPOS</text:p>
          </table:table-cell>
          <table:table-cell office:value-type="string" table:style-name="ce6">
            <text:p>08.912.625/0001-31</text:p>
          </table:table-cell>
          <table:table-cell office:value-type="string" table:style-name="ce9">
            <text:p>COMPRA DE FONTE DE ALIMENTAÇÃO PARA INSTALAÇÃO/CONSERTO/SUBSTITUIÇÃO DO PORTÃO ELETRÔNIO QUE DÁ ACESSO DO ESTACIONAMENTO AO CORREDOR DE ACESSO AO PRÉDIO PRINCIPAL DA PRM FEIRA.</text:p>
          </table:table-cell>
          <table:table-cell office:value-type="string" table:style-name="ce6">
            <text:p>R$ <text:s text:c="3"/>120,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5/04/2021</text:p>
          </table:table-cell>
          <table:table-cell office:value-type="string" table:style-name="ce8">
            <text:p>R.R. DE MATOS BORGES</text:p>
          </table:table-cell>
          <table:table-cell office:value-type="string" table:style-name="ce6">
            <text:p>07.760.615/0001-65</text:p>
          </table:table-cell>
          <table:table-cell office:value-type="string" table:style-name="ce9">
            <text:p>COMPRA DE BOTOEIRAS PARA SUBSTITUIÇÃO TENDO EM VISTA QUE A EXISTENTE APRESENTOU DEFEITO, DESSA FORMA IMPACTANDO A ABERTURA E FECHAMENTO DO PORTÃO ELETRÔNICO DO ESTACIONAMENTO E CONSEQUENTEMENTE FRAGILIZANDO A SEGURANÇA DA PRM.</text:p>
          </table:table-cell>
          <table:table-cell office:value-type="string" table:style-name="ce6">
            <text:p>R$ <text:s text:c="4"/>40,5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8/03/2021</text:p>
          </table:table-cell>
          <table:table-cell office:value-type="string" table:style-name="ce8">
            <text:p>VLADIMIR SOUZA ALVES</text:p>
          </table:table-cell>
          <table:table-cell office:value-type="string" table:style-name="ce6">
            <text:p>011.607.358-67</text:p>
          </table:table-cell>
          <table:table-cell office:value-type="string" table:style-name="ce9">
            <text:p>SERVIÇOS TÉCNICO DE ELETRICISTA PARA SUBSTITUIÇÃO DE CABOS E MANUTENÇÃO NAS INSTALAÇÕES ELÉTRICAS DO AR CONDICIONADO DA SALA DO CARTÓRIO DA PRM FEIRA DE SANTANA.</text:p>
          </table:table-cell>
          <table:table-cell office:value-type="string" table:style-name="ce6">
            <text:p>R$ <text:s text:c="3"/>40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26/05/2021</text:p>
          </table:table-cell>
          <table:table-cell office:value-type="string" table:style-name="ce8">
            <text:p>ERIVALDO CERQUEIRA DOS SANTOS</text:p>
          </table:table-cell>
          <table:table-cell office:value-type="string" table:style-name="ce6">
            <text:p>018.779.625-46</text:p>
          </table:table-cell>
          <table:table-cell office:value-type="string" table:style-name="ce9">
            <text:p>MANUTENÇÃO E SEGURANÇA DA PRM.</text:p>
          </table:table-cell>
          <table:table-cell office:value-type="string" table:style-name="ce6">
            <text:p>R$ <text:s text:c="3"/>112,36</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10">
            <text:p>MELLO IND E COM DE ACESSÓRIOS HIDRAULICOS</text:p>
          </table:table-cell>
          <table:table-cell office:value-type="string" table:style-name="ce7">
            <text:p>08.981.430/0001-43</text:p>
          </table:table-cell>
          <table:table-cell office:value-type="string" table:style-name="ce11">
            <text:p>CONSERTO DO GERADOR. A INOPERÂNCIA DO GERADOR PODE</text:p>
            <text:p>AFETAR OS SISTEMAS DE BOMBA DE INCÊNDIO, REDE ESTABILIZADA (NOBREAK), ELEVADORES E ILUMINAÇÃO.</text:p>
          </table:table-cell>
          <table:table-cell office:value-type="string" table:style-name="ce6">
            <text:p>R$ <text:s text:c="3"/>412,45</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8">
            <text:p>MOVESA MOTORES E VÉICULOS LTDA (FILIAL SALVADOR)</text:p>
          </table:table-cell>
          <table:table-cell office:value-type="string" table:style-name="ce6">
            <text:p>09.405.797/0010-72</text:p>
          </table:table-cell>
          <table:table-cell office:value-type="string" table:style-name="ce9">
            <text:p>CONSERTO DO GERADOR DA PR-BA- INOPERANCIA PODE CAUSAR PROBLEMAS NA BOMBA DE INCÊNDIO, REDE ESTABILIZADA (NOBREAK), ELEVADORES E ILUMINAÇÃO.</text:p>
          </table:table-cell>
          <table:table-cell office:value-type="string" table:style-name="ce6">
            <text:p>R$ <text:s text:c="3"/>260,84</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0/03/2021</text:p>
          </table:table-cell>
          <table:table-cell office:value-type="string" table:style-name="ce8">
            <text:p>AV2 COMERCIAL DE EQUIPAMENTOS LTDA-EPP</text:p>
          </table:table-cell>
          <table:table-cell office:value-type="string" table:style-name="ce6">
            <text:p>11.771.092/0001-20</text:p>
          </table:table-cell>
          <table:table-cell office:value-type="string" table:style-name="ce9">
            <text:p>RECIPIENTES COM CAPACIDADE DE 50 (CINQUENTA) LITROS PRÓPRIOS PARA TRANSPORTE DE COMBUSTÍVEL PARA REALIZAÇÃO DO TRANSPORTE DO ÓLEO DIESEL CONTAMINADO DO</text:p>
            <text:p>GERADOR DO EDIFÍCIO-SEDE DA PR-BA.</text:p>
          </table:table-cell>
          <table:table-cell office:value-type="string" table:style-name="ce6">
            <text:p>R$ <text:s text:c="3"/>63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8/02/2021</text:p>
          </table:table-cell>
          <table:table-cell office:value-type="string" table:style-name="ce8">
            <text:p>DIONE MAISA SOARES DA CUNHA EUZEBIO</text:p>
          </table:table-cell>
          <table:table-cell office:value-type="string" table:style-name="ce6">
            <text:p>03.996.825/0001-04</text:p>
          </table:table-cell>
          <table:table-cell office:value-type="string" table:style-name="ce9">
            <text:p>PARA A MANUTENÇÃO DO ESTOQUE DO SERVIÇO MÉDICO.</text:p>
          </table:table-cell>
          <table:table-cell office:value-type="string" table:style-name="ce6">
            <text:p>R$ <text:s text:c="3"/>111,48</text:p>
          </table:table-cell>
          <table:table-cell table:number-columns-repeated="16373"/>
        </table:table-row>
        <table:table-row table:style-name="ro8">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0</text:p>
          </table:table-cell>
          <table:table-cell office:value-type="string" table:style-name="ce8">
            <text:p>FERREIRA COSTA CIA LTDA</text:p>
          </table:table-cell>
          <table:table-cell office:value-type="string" table:style-name="ce6">
            <text:p>10.230.480/0003-00</text:p>
          </table:table-cell>
          <table:table-cell office:value-type="string" table:style-name="ce9">
            <text:p>CONSERTO DO NEGATOSCÓPIO <text:s/>- APARELHO <text:s/>NECESSÁRIO <text:s/>ÀAVALIAÇÃO <text:s/>DE <text:s/>RAIO <text:s/>X, <text:s/>SENDO <text:s/>IMPORTANTE <text:s/>NA <text:s/>ANÁLISE <text:s/>DE <text:s/>PROBLEMAS <text:s/>ÓSSEOS <text:s/>E <text:s/>TAMBÉM <text:s/>NAAVERIGUAÇÃO <text:s/>DE <text:s/>SÍNDROMES <text:s/>RESPIRATÓRIAS, <text:s/>O <text:s/>QUE <text:s/>TEM <text:s/>ESPECIAL <text:s/>IMPORTÂNCIA <text:s/>NO <text:s/>ATUAL <text:s/>PERÍODODEVIDO A ESTARMOS PASSANDO PELA PANDEMIA DE COVID-19</text:p>
          </table:table-cell>
          <table:table-cell office:value-type="string" table:style-name="ce6">
            <text:p>R$ <text:s text:c="4"/>15,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8">
            <text:p>COMERCIAL DRUGSTORE LTDA (FARMACIA PERMANENTE)</text:p>
          </table:table-cell>
          <table:table-cell office:value-type="string" table:style-name="ce6">
            <text:p>05.230.009/0085-10</text:p>
          </table:table-cell>
          <table:table-cell office:value-type="string" table:style-name="ce9">
            <text:p>MANUTENÇÃO DO ESTOQUE DO SERVIÇO MÉDICO: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50,88</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8">
            <text:p>NGR COMERCIAL DE MEDICAMENTOS LTDA (POUPAFARMA)</text:p>
          </table:table-cell>
          <table:table-cell office:value-type="string" table:style-name="ce6">
            <text:p>30.949.144/0001-50</text:p>
          </table:table-cell>
          <table:table-cell office:value-type="string" table:style-name="ce9">
            <text:p>MANUTENÇÃO DO ESTOQUE DO SERVIÇO MÉDICO: 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18,53</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15/07/2021 a 16/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1/03/2021</text:p>
          </table:table-cell>
          <table:table-cell office:value-type="string" table:style-name="ce8">
            <text:p>CRIMERIO ARAUJO GALVÃO 68840888500</text:p>
          </table:table-cell>
          <table:table-cell office:value-type="string" table:style-name="ce6">
            <text:p>12.089.935/0001-75</text:p>
          </table:table-cell>
          <table:table-cell office:value-type="string" table:style-name="ce9">
            <text:p>NECESSIDADE DE CHAVES PARA TRANCAMENTO DAS PORTAS DAS SALAS EM USO PELO SERVIDOR DO SETOR.</text:p>
          </table:table-cell>
          <table:table-cell office:value-type="string" table:style-name="ce6">
            <text:p>R$ <text:s text:c="4"/>84,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3/03/2021</text:p>
          </table:table-cell>
          <table:table-cell office:value-type="string" table:style-name="ce8">
            <text:p>MASTER COMUNICAÇÃO VISUAL.</text:p>
          </table:table-cell>
          <table:table-cell office:value-type="string" table:style-name="ce6">
            <text:p>33.787.053/0001-53</text:p>
          </table:table-cell>
          <table:table-cell office:value-type="string" table:style-name="ce9">
            <text:p>CONFECÇÃO ADESIVO DE RECORTE PARA IDENTIFICAÇÃO 3 PORTAS DA SEDE DO PRÉDIO</text:p>
          </table:table-cell>
          <table:table-cell office:value-type="string" table:style-name="ce6">
            <text:p>R$ <text:s text:c="4"/>2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14/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A GUARITA APRESENTOU CURTO-CIRCUITO E ESTAVA DESARMANDO E SEM A ILUMINAÇÃO EXTERNA DO PRÉDIO.</text:p>
          </table:table-cell>
          <table:table-cell office:value-type="string" table:style-name="ce6">
            <text:p>R$ <text:s text:c="4"/>80,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29/04/2021</text:p>
          </table:table-cell>
          <table:table-cell office:value-type="string" table:style-name="ce8">
            <text:p>CLEYTON ROCHA &amp; CIA LTDA ME</text:p>
          </table:table-cell>
          <table:table-cell office:value-type="string" table:style-name="ce6">
            <text:p>03.533.911/0001-72</text:p>
          </table:table-cell>
          <table:table-cell office:value-type="string" table:style-name="ce9">
            <text:p>VAZAMENTO DO RESERVATÓRIO DE ÁGUA DO PRÉDIO DA PRM BARREIRAS FORNECIDO PELA EMBASA POR DEFEITO NA BOIA. O VAZAMENTO DA ÁGUA ATINGIU UM RESERVATÓRIO DO SUBSOLO E NECESSIDADE DE RETIRAR O EXCESSO DE ÁGUA DO RESERVATÓRIO DO SUBSOLO.</text:p>
          </table:table-cell>
          <table:table-cell office:value-type="string" table:style-name="ce6">
            <text:p>R$ <text:s text:c="3"/>250,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30/04/2021</text:p>
          </table:table-cell>
          <table:table-cell office:value-type="string" table:style-name="ce10">
            <text:p>ARIOSVALDO PEREIRA SALES</text:p>
          </table:table-cell>
          <table:table-cell office:value-type="string" table:style-name="ce7">
            <text:p>13.070.030/0001-16</text:p>
          </table:table-cell>
          <table:table-cell office:value-type="string" table:style-name="ce11">
            <text:p>DISJUNTOR DO QUADRO DE ENERGIA ELÉTRICA TERIA DESARMADO APÓS OUVIR UM BARULHO, PROVAVELMENTE DEVIDO A ALGUM CURTO-CIRCUITO, RESULTANDO NO DESLIGAMENTO DE TODA A ILUMINAÇÃO EXTERNA DA SEDE DESTA PRM BARREIRAS.</text:p>
          </table:table-cell>
          <table:table-cell office:value-type="string" table:style-name="ce6">
            <text:p>R$ <text:s text:c="4"/>8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04/02/2021</text:p>
          </table:table-cell>
          <table:table-cell office:value-type="string" table:style-name="ce10">
            <text:p>FERNANDO DA LUZ CARVALHO - FILTROS E SOFT</text:p>
          </table:table-cell>
          <table:table-cell office:value-type="string" table:style-name="ce7">
            <text:p>13.530.766/0001-20</text:p>
          </table:table-cell>
          <table:table-cell office:value-type="string" table:style-name="ce11">
            <text:p>SUBSTITUIR O RESERVATÓRIO DO FILTRO DA UNIDADE, HAJA VISTA TER SIDO DETECTADO UM FISSURA NO OBJETO. Á AGUA QUE ESTAVA VAZANDO DO RESERVATÓRIO ESTAVA INFILTRANDO NA MADEIRA DA PIA (MDF), FAZENDO COM QUE HOUVESSE UMA DILATAÇÃO DO MATERIAL.</text:p>
          </table:table-cell>
          <table:table-cell office:value-type="string" table:style-name="ce6">
            <text:p>R$ <text:s text:c="3"/>17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15/04/2021</text:p>
          </table:table-cell>
          <table:table-cell office:value-type="string" table:style-name="ce10">
            <text:p>MADEMIL MADEIRAS MIL LTDA</text:p>
          </table:table-cell>
          <table:table-cell office:value-type="string" table:style-name="ce7">
            <text:p>14.097.224/0001-78</text:p>
          </table:table-cell>
          <table:table-cell office:value-type="string" table:style-name="ce11">
            <text:p>CONFORME DESCRITO NO EXPEDIENTE PRM-GNB-BA-00002056/2021</text:p>
          </table:table-cell>
          <table:table-cell office:value-type="string" table:style-name="ce6">
            <text:p>R$ <text:s text:c="5"/>6,50</text:p>
          </table:table-cell>
          <table:table-cell table:number-columns-repeated="16373"/>
        </table:table-row>
        <table:table-row table:style-name="ro9">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5/03/2021</text:p>
          </table:table-cell>
          <table:table-cell office:value-type="string" table:style-name="ce10">
            <text:p>MADEMIL MADEIRAS MIL LTDA</text:p>
          </table:table-cell>
          <table:table-cell office:value-type="string" table:style-name="ce7">
            <text:p>14.097.224/0001-78</text:p>
          </table:table-cell>
          <table:table-cell office:value-type="string" table:style-name="ce11">
            <text:p>DIANTE DA CONSTATAÇÃO DE QUE O SIFÃO DE UM DOS BANHEIROS DESTA PROCURADORIA DA REPÚBLICA NO MUNICÍPIO DE GUANAMBI ESTÁ DANIFICADO, NECESSITANDO A SUBSTITUIÇÃO, FOI REALIZADA A CONSULTA A <text:s/>SEÇÃO <text:s/>DE <text:s/>LOGÍSTICA <text:s/>- <text:s/>SELOG <text:s/>E <text:s/>AO <text:s/>DEPARTAMENTO <text:s/>DE <text:s/>ENGENHARIA <text:s/>E ARQUITETURA <text:s/>- <text:s/>DEA <text:s/>DA PRBA <text:s text:c="2"/>QUANTO <text:s text:c="2"/>À <text:s text:c="2"/>DISPONIBILIDADE <text:s text:c="2"/>DO <text:s text:c="2"/>ITEM, <text:s text:c="2"/>ÍNTEGRA <text:s text:c="2"/>COMPLEMENTAR. <text:s text:c="2"/>DIANTE <text:s text:c="2"/>DA</text:p>
            <text:p>INDISPONIBILIDADE DA PEÇA, O BAIXO CUSTO E VISANDO SANAR O PROBLEMA, JÁ QUE A PIA DO BANHEIRO ESTAVA <text:s/>INTERDITADA, <text:s/>FOI <text:s/>SOLICITADO <text:s/>AO <text:s/>SUPRIDO <text:s/>DESTA <text:s/>UNIDADE, <text:s/>O <text:s/>SERVIDOR <text:s/>MARCOS ALOISIO OLIVEIRA BOMFIM, MATRÍCULA Nº 25786-9, QUE REALIZE A AQUISIÇÃO DO OBJETO.</text:p>
          </table:table-cell>
          <table:table-cell office:value-type="string" table:style-name="ce6">
            <text:p>R$ <text:s text:c="5"/>7,1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6/03/2021</text:p>
          </table:table-cell>
          <table:table-cell office:value-type="string" table:style-name="ce8">
            <text:p>JUSSIMARÍO TEIXEIRA REIS</text:p>
          </table:table-cell>
          <table:table-cell office:value-type="string" table:style-name="ce6">
            <text:p>625.215.515-20</text:p>
          </table:table-cell>
          <table:table-cell office:value-type="string" table:style-name="ce9">
            <text:p>CONFORME EXPEDIENTE PRM-GNB-BA-00001248/2021</text:p>
          </table:table-cell>
          <table:table-cell office:value-type="string" table:style-name="ce6">
            <text:p>R$ <text:s text:c="3"/>238,1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27/05/2021 a 10/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12/03/2021 a 11/06/2021</text:p>
          </table:table-cell>
          <table:table-cell office:value-type="string" table:style-name="ce6">
            <text:p>SIM</text:p>
          </table:table-cell>
          <table:table-cell office:value-type="string" table:style-name="ce6">
            <text:p>09/06/2021</text:p>
          </table:table-cell>
          <table:table-cell office:value-type="string" table:style-name="ce8">
            <text:p>DALVA LÚCIA DA SILVA ESTEVAM</text:p>
          </table:table-cell>
          <table:table-cell office:value-type="string" table:style-name="ce6">
            <text:p>11.000.143/0001-10</text:p>
          </table:table-cell>
          <table:table-cell office:value-type="string" table:style-name="ce9">
            <text:p>PARA MANUTENÇÃO DO SISTEMA PERIMETRAL DE ALARME.</text:p>
          </table:table-cell>
          <table:table-cell office:value-type="string" table:style-name="ce6">
            <text:p>R$ <text:s text:c="3"/>120,00</text:p>
          </table:table-cell>
          <table:table-cell table:number-columns-repeated="16373"/>
        </table:table-row>
        <table:table-row table:style-name="ro3">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9/03/2021 a 25/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04/05/2021</text:p>
          </table:table-cell>
          <table:table-cell office:value-type="string" table:style-name="ce10">
            <text:p>AGNUS - COMERCIO DE EQUIPAMENTOS DE SEGURANCA LTDA ME</text:p>
          </table:table-cell>
          <table:table-cell office:value-type="string" table:style-name="ce7">
            <text:p>03.325.275/0001-93</text:p>
          </table:table-cell>
          <table:table-cell office:value-type="string" table:style-name="ce11">
            <text:p>SERVIÇO DE INSTALAÇÃO DE ANTENA E INTERLIGAÇÃO DA CENTRAL DE ALARME DA SEDE COMPARTILHADA EM COLATINA E A EMPRESA QUE REALIZA O MONITORAMENTO DO ALARME DA SEDE COMPARTILHADA.</text:p>
          </table:table-cell>
          <table:table-cell office:value-type="string" table:style-name="ce6">
            <text:p>R$ <text:s text:c="3"/>300,00</text:p>
          </table:table-cell>
          <table:table-cell table:number-columns-repeated="16373"/>
        </table:table-row>
        <table:table-row table:style-name="ro6">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26/03/2021</text:p>
          </table:table-cell>
          <table:table-cell office:value-type="string" table:style-name="ce10">
            <text:p>DRAGÃO MATERIAL ELÉTRICO LTDA</text:p>
          </table:table-cell>
          <table:table-cell office:value-type="string" table:style-name="ce7">
            <text:p>27.490.747/0001-21</text:p>
          </table:table-cell>
          <table:table-cell office:value-type="string" table:style-name="ce11">
            <text:p>MATERIAL PARA INSTALAÇÃO DE ANTENA PARA CONEXÃO DE REDE ENTRE A CENTRAL DE ALARME DA SEDE COMPARTILHADA EM COLATINA E A EMPRESA QUE PRESTA SERVIÇO DE MONITORAMENTO DE ALARME DA SEDE COMPARTILHADA.</text:p>
          </table:table-cell>
          <table:table-cell office:value-type="string" table:style-name="ce6">
            <text:p>R$ <text:s text:c="3"/>215,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4/03/2021</text:p>
          </table:table-cell>
          <table:table-cell office:value-type="string" table:style-name="ce8">
            <text:p>FLEXIMETAL BRASIL INDUSTRIA E COMERCIO LTDA ME</text:p>
          </table:table-cell>
          <table:table-cell office:value-type="string" table:style-name="ce6">
            <text:p>21.896.122/0001-88</text:p>
          </table:table-cell>
          <table:table-cell office:value-type="string" table:style-name="ce9">
            <text:p>NECESSIDADE URGENTE DE REALIZAR A TROCA DA FIAÇÃO ELÊTRICA DA BOMBA D'GUA DA SEDE DA PR/ES, QUE ESTAVA SEM ÁGUA NO PRÉDIO INTEIRO</text:p>
          </table:table-cell>
          <table:table-cell office:value-type="string" table:style-name="ce6">
            <text:p>R$ <text:s text:c="3"/>565,5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10">
            <text:p>CAPIXABA COMERCIO DE GAS EIRELI (MARUÍPE GÁS)</text:p>
          </table:table-cell>
          <table:table-cell office:value-type="string" table:style-name="ce7">
            <text:p>33.568.904/0001-77</text:p>
          </table:table-cell>
          <table:table-cell office:value-type="string" table:style-name="ce11">
            <text:p>NECESSIDADE DE COMPRAR BOTIJÕES DE GÁS PARA UTILIZAÇÃO PELA SESOT (SEGURANÇAS), NÃO CONSTANTES NO ALMOXARIFADO DA UNIDADE</text:p>
          </table:table-cell>
          <table:table-cell office:value-type="string" table:style-name="ce6">
            <text:p>R$ <text:s text:c="3"/>170,0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8">
            <text:p>CASA RARA COMERCIAL LTDA EPP</text:p>
          </table:table-cell>
          <table:table-cell office:value-type="string" table:style-name="ce6">
            <text:p>08.838.255/0001-30</text:p>
          </table:table-cell>
          <table:table-cell office:value-type="string" table:style-name="ce9">
            <text:p>SOLICITAÇÃO DE MATERIAL PARA ADAPTAR TOMADA DOS COMPUTADORES QUE MOSTRAM AS CÂMERAS DE SEGURANÇA, SOLICITADO PELA CTIC E NÃO CONSTANTE EM ALMOXARIFADO</text:p>
          </table:table-cell>
          <table:table-cell office:value-type="string" table:style-name="ce6">
            <text:p>R$ <text:s text:c="4"/>21,00</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9/02/2021</text:p>
          </table:table-cell>
          <table:table-cell office:value-type="string" table:style-name="ce8">
            <text:p>CASA RARA COMERCIAL LTDA EPP</text:p>
          </table:table-cell>
          <table:table-cell office:value-type="string" table:style-name="ce6">
            <text:p>08.838.255/0001-30</text:p>
          </table:table-cell>
          <table:table-cell office:value-type="string" table:style-name="ce9">
            <text:p>NECESSIDADE DE COMPRA DE MATERIAL PARA MANUTENÇÃO DA SEDE DA PR/ES, NÃO CONSTANTES EM ALMOXARIFADO</text:p>
          </table:table-cell>
          <table:table-cell office:value-type="string" table:style-name="ce6">
            <text:p>R$ <text:s text:c="3"/>306,90</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18/02/2021</text:p>
          </table:table-cell>
          <table:table-cell office:value-type="string" table:style-name="ce8">
            <text:p>YAN FABRÍCIO VIEIRA DA SILVA CALISTO (PERFIL PERSIANAS)</text:p>
          </table:table-cell>
          <table:table-cell office:value-type="string" table:style-name="ce6">
            <text:p>39.972.721/0001-07</text:p>
          </table:table-cell>
          <table:table-cell office:value-type="string" table:style-name="ce9">
            <text:p>SERVIÇO URGENTE DE CONSERTO DA PORTA AUXILIAR DA SEDE DA PR/ES QUE ENCONTRAVA-SE IMPOSSIBILITADA DE ABRIR</text:p>
          </table:table-cell>
          <table:table-cell office:value-type="string" table:style-name="ce6">
            <text:p>R$ <text:s text:c="3"/>5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 MAXI SARAIVA</text:p>
          </table:table-cell>
          <table:table-cell office:value-type="string" table:style-name="ce6">
            <text:p>09.442.132/0008-14</text:p>
          </table:table-cell>
          <table:table-cell office:value-type="string" table:style-name="ce9">
            <text:p>COMPRA DE DIVERSAS DÚZIAS DE OVOS PARA AMOSTRAS/ANÁLISE DE ANTIPARASITÁRIOS</text:p>
          </table:table-cell>
          <table:table-cell office:value-type="string" table:style-name="ce6">
            <text:p>R$ <text:s text:c="4"/>38,95</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 MAXI UMUARAMA</text:p>
          </table:table-cell>
          <table:table-cell office:value-type="string" table:style-name="ce6">
            <text:p>09.442.132/0021-91</text:p>
          </table:table-cell>
          <table:table-cell office:value-type="string" table:style-name="ce9">
            <text:p>COMPRA DE DIVERSAS DÚZIAS DE OVOS PARA AMOSTRAS/ANÁLISE DE ANTIPARASITÁRIOS</text:p>
          </table:table-cell>
          <table:table-cell office:value-type="string" table:style-name="ce6">
            <text:p>R$ <text:s text:c="4"/>39,95</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MERCADO BRETAS BAIRRO BRASIL</text:p>
          </table:table-cell>
          <table:table-cell office:value-type="string" table:style-name="ce6">
            <text:p>39.346.861/0299-09</text:p>
          </table:table-cell>
          <table:table-cell office:value-type="string" table:style-name="ce9">
            <text:p>COMPRA DE DIVERSAS DÚZIAS DE OVOS PARA AMOSTRAS/ANÁLISE DE ANTIPARASITÁRIOS</text:p>
          </table:table-cell>
          <table:table-cell office:value-type="string" table:style-name="ce6">
            <text:p>R$ <text:s text:c="4"/>13,44</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MERCADO BRETAS BAIRRO CUSTODIO</text:p>
          </table:table-cell>
          <table:table-cell office:value-type="string" table:style-name="ce6">
            <text:p>39.346.861/0300-79</text:p>
          </table:table-cell>
          <table:table-cell office:value-type="string" table:style-name="ce9">
            <text:p>COMPRA DE DIVERSAS DÚZIAS DE OVOS PARA AMOSTRAS/ANÁLISE DE ANTIPARASITÁRIOS</text:p>
          </table:table-cell>
          <table:table-cell office:value-type="string" table:style-name="ce6">
            <text:p>R$ <text:s text:c="4"/>31,57</text:p>
          </table:table-cell>
          <table:table-cell table:number-columns-repeated="16373"/>
        </table:table-row>
        <table:table-row table:style-name="ro4">
          <table:table-cell office:value-type="string" table:style-name="ce12">
            <text:p>PR-MG</text:p>
          </table:table-cell>
          <table:table-cell office:value-type="float" office:value="2021" table:style-name="ce12">
            <text:p>2021</text:p>
          </table:table-cell>
          <table:table-cell office:value-type="string" table:style-name="ce13">
            <text:p>ANDRE GUSTAVO GOMES AMARAL</text:p>
          </table:table-cell>
          <table:table-cell office:value-type="string" table:style-name="ce12">
            <text:p>822.942.406-34</text:p>
          </table:table-cell>
          <table:table-cell office:value-type="string" table:style-name="ce12">
            <text:p>20/05/2021 a 19/06/2021</text:p>
          </table:table-cell>
          <table:table-cell office:value-type="string" table:style-name="ce12">
            <text:p>SIM</text:p>
          </table:table-cell>
          <table:table-cell office:value-type="string" table:style-name="ce12">
            <text:p>25/05/2021</text:p>
          </table:table-cell>
          <table:table-cell office:value-type="string" table:style-name="ce8">
            <text:p>CCR AUTO PEÇAS LTDA.</text:p>
          </table:table-cell>
          <table:table-cell office:value-type="string" table:style-name="ce12">
            <text:p>64.234.073/0001-20</text:p>
          </table:table-cell>
          <table:table-cell office:value-type="string" table:style-name="ce8">
            <text:p>CÓPIA DE CHAVE PARA DR. ÂNGELO.</text:p>
            <text:p>CONTROLE REMOTO PARA PORTÃO ELETRÔNICO DA SEDE DA PRMG.</text:p>
          </table:table-cell>
          <table:table-cell office:value-type="string" table:style-name="ce12">
            <text:p>R$ <text:s text:c="4"/>52,00</text:p>
          </table:table-cell>
          <table:table-cell table:number-columns-repeated="16373" table:style-name="ce14"/>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SIM</text:p>
          </table:table-cell>
          <table:table-cell office:value-type="string" table:style-name="ce6">
            <text:p>25/05/2021</text:p>
          </table:table-cell>
          <table:table-cell office:value-type="string" table:style-name="ce8">
            <text:p>OTHON DE CARVALHO</text:p>
          </table:table-cell>
          <table:table-cell office:value-type="string" table:style-name="ce6">
            <text:p>17.185.679/0001-33</text:p>
          </table:table-cell>
          <table:table-cell office:value-type="string" table:style-name="ce9">
            <text:p>MATERIAL PARA O DETECTOR DE METAIS DA SEDE DA PRMG.</text:p>
          </table:table-cell>
          <table:table-cell office:value-type="string" table:style-name="ce6">
            <text:p>R$ <text:s text:c="3"/>165,25</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5/02/2021 a 23/04/2021</text:p>
          </table:table-cell>
          <table:table-cell office:value-type="string" table:style-name="ce6">
            <text:p>SIM</text:p>
          </table:table-cell>
          <table:table-cell office:value-type="string" table:style-name="ce6">
            <text:p>12/03/2021</text:p>
          </table:table-cell>
          <table:table-cell office:value-type="string" table:style-name="ce8">
            <text:p>ROCHA MARIANO LTDA.</text:p>
          </table:table-cell>
          <table:table-cell office:value-type="string" table:style-name="ce6">
            <text:p>01.911.117/0001-90</text:p>
          </table:table-cell>
          <table:table-cell office:value-type="string" table:style-name="ce9">
            <text:p>READESIVAÇÃO DE PLACAS DA PRMG.</text:p>
          </table:table-cell>
          <table:table-cell office:value-type="string" table:style-name="ce6">
            <text:p>R$ <text:s text:c="3"/>18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15/07/2021 a 14/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1/2021 a 20/02/2021</text:p>
          </table:table-cell>
          <table:table-cell office:value-type="string" table:style-name="ce6">
            <text:p>SIM</text:p>
          </table:table-cell>
          <table:table-cell office:value-type="string" table:style-name="ce6">
            <text:p>01/02/2021</text:p>
          </table:table-cell>
          <table:table-cell office:value-type="string" table:style-name="ce8">
            <text:p>CASA E JARDIM SEGURANÇA LTDA - ME</text:p>
          </table:table-cell>
          <table:table-cell office:value-type="string" table:style-name="ce6">
            <text:p>11.058.136/0001-79</text:p>
          </table:table-cell>
          <table:table-cell office:value-type="string" table:style-name="ce9">
            <text:p>Ao acionar o controle para abertura de um portão o outro abre simultaneamente.</text:p>
            <text:p>Será necessário reset da placa e nova codificação de controles, bem como regular os portões.</text:p>
          </table:table-cell>
          <table:table-cell office:value-type="string" table:style-name="ce6">
            <text:p>R$ <text:s text:c="3"/>12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5/2021 a 20/06/2021</text:p>
          </table:table-cell>
          <table:table-cell office:value-type="string" table:style-name="ce6">
            <text:p>SIM</text:p>
          </table:table-cell>
          <table:table-cell office:value-type="string" table:style-name="ce6">
            <text:p>31/05/2021</text:p>
          </table:table-cell>
          <table:table-cell office:value-type="string" table:style-name="ce8">
            <text:p>CASA E JARDIM SEGURANÇA LTDA - ME</text:p>
          </table:table-cell>
          <table:table-cell office:value-type="string" table:style-name="ce6">
            <text:p>11.058.136/0001-79</text:p>
          </table:table-cell>
          <table:table-cell office:value-type="string" table:style-name="ce9">
            <text:p>OMPRA DE CONTROLES PARA OS PORTÕES ELETRÔNICOS DA PRM MONTES CLAROS CLAROS.</text:p>
          </table:table-cell>
          <table:table-cell office:value-type="string" table:style-name="ce6">
            <text:p>R$ <text:s text:c="3"/>11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RLEM MARQUES DA SILVA</text:p>
          </table:table-cell>
          <table:table-cell office:value-type="string" table:style-name="ce6">
            <text:p>030.293.186-48</text:p>
          </table:table-cell>
          <table:table-cell office:value-type="string" table:style-name="ce6">
            <text:p>22/02/2021 a 21/04/2021</text:p>
          </table:table-cell>
          <table:table-cell office:value-type="string" table:style-name="ce6">
            <text:p>SIM</text:p>
          </table:table-cell>
          <table:table-cell office:value-type="string" table:style-name="ce6">
            <text:p>26/02/2021</text:p>
          </table:table-cell>
          <table:table-cell office:value-type="string" table:style-name="ce8">
            <text:p>T.B.M. SATHLER</text:p>
          </table:table-cell>
          <table:table-cell office:value-type="string" table:style-name="ce6">
            <text:p>03.276.311/0001-76</text:p>
          </table:table-cell>
          <table:table-cell office:value-type="string" table:style-name="ce9">
            <text:p>MANUTENÇÃO DO PORTÃO ELETRÔNICO DA GARAGEM: CAPA DE PVC QUE PROTEGE O MOTOR E TROCA DE 02 CONTROLES DO PORTÃO ELETRÔNICO</text:p>
          </table:table-cell>
          <table:table-cell office:value-type="string" table:style-name="ce6">
            <text:p>R$ <text:s text:c="3"/>196,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8">
            <text:p>RICOFER COMÉRCIO VAREJISTA LTDA.</text:p>
          </table:table-cell>
          <table:table-cell office:value-type="string" table:style-name="ce6">
            <text:p>02.592.452/0001-35</text:p>
          </table:table-cell>
          <table:table-cell office:value-type="string" table:style-name="ce9">
            <text:p>MANUTEÇÃO BENS IMÓVEIS</text:p>
          </table:table-cell>
          <table:table-cell office:value-type="string" table:style-name="ce6">
            <text:p>R$ <text:s text:c="3"/>204,8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8">
            <text:p>SUCAL <text:s/>FERRO E AÇO LTDA</text:p>
          </table:table-cell>
          <table:table-cell office:value-type="string" table:style-name="ce6">
            <text:p>25.707.423/0001-77</text:p>
          </table:table-cell>
          <table:table-cell office:value-type="string" table:style-name="ce9">
            <text:p>MANUTENÇÃO BENS IMÓVEIS</text:p>
          </table:table-cell>
          <table:table-cell office:value-type="string" table:style-name="ce6">
            <text:p>R$ <text:s text:c="4"/>33,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11/03/2021</text:p>
          </table:table-cell>
          <table:table-cell office:value-type="string" table:style-name="ce8">
            <text:p>CCR AUTO PEÇAS LTDA.</text:p>
          </table:table-cell>
          <table:table-cell office:value-type="string" table:style-name="ce6">
            <text:p>64.234.073/0001-20</text:p>
          </table:table-cell>
          <table:table-cell office:value-type="string" table:style-name="ce9">
            <text:p>ABERTURA PORTA DE GABINETE</text:p>
          </table:table-cell>
          <table:table-cell office:value-type="string" table:style-name="ce6">
            <text:p>R$ <text:s text:c="5"/>6,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2/08/2021 a 01/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5/06/2021 a 25/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8">
            <text:p>AUTO POSTO MONTREAL LTDA</text:p>
          </table:table-cell>
          <table:table-cell office:value-type="string" table:style-name="ce6">
            <text:p>12.518.217/0001-77</text:p>
          </table:table-cell>
          <table:table-cell office:value-type="string" table:style-name="ce9">
            <text:p>COMPRA DE OLEO DIESEL PARA REABASTECER O GERADOR DE ENERGIA DA SEDE DA PRM-UBERLANDIA</text:p>
          </table:table-cell>
          <table:table-cell office:value-type="string" table:style-name="ce6">
            <text:p>R$ <text:s text:c="3"/>2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8">
            <text:p>AUTO POSTO MONTREAL LTDA</text:p>
          </table:table-cell>
          <table:table-cell office:value-type="string" table:style-name="ce6">
            <text:p>12.518.217/0001-77</text:p>
          </table:table-cell>
          <table:table-cell office:value-type="string" table:style-name="ce9">
            <text:p>COMPRA DE OLEO DIESEM PARA REABASTECER O GERADOR DE ENERGIA DA SEDE DA PRM-UBERLANDIA</text:p>
          </table:table-cell>
          <table:table-cell office:value-type="string" table:style-name="ce6">
            <text:p>R$ <text:s text:c="3"/>2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7/07/2021 a 06/08/2021</text:p>
          </table:table-cell>
          <table:table-cell office:value-type="string" table:style-name="ce6">
            <text:p>SIM</text:p>
          </table:table-cell>
          <table:table-cell office:value-type="string" table:style-name="ce6">
            <text:p>09/07/2021</text:p>
          </table:table-cell>
          <table:table-cell office:value-type="string" table:style-name="ce8">
            <text:p>CENTRO ELETRÔNICO DE UBERLÂNDIA</text:p>
          </table:table-cell>
          <table:table-cell office:value-type="string" table:style-name="ce6">
            <text:p>86.670.353/0001-14</text:p>
          </table:table-cell>
          <table:table-cell office:value-type="string" table:style-name="ce9">
            <text:p>PAGAMENTO DE DESPESAS DE PEQUENO VULTO COM AQUISIÇÃO DE MATERIAL DE CONSUMO</text:p>
          </table:table-cell>
          <table:table-cell office:value-type="string" table:style-name="ce6">
            <text:p>R$ <text:s text:c="3"/>146,18</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4/06/2021 a 13/07/2021</text:p>
          </table:table-cell>
          <table:table-cell office:value-type="string" table:style-name="ce6">
            <text:p>SIM</text:p>
          </table:table-cell>
          <table:table-cell office:value-type="string" table:style-name="ce6">
            <text:p>18/06/2021</text:p>
          </table:table-cell>
          <table:table-cell office:value-type="string" table:style-name="ce8">
            <text:p>IRMAOS KEHDI COM. E IMP. LTDA</text:p>
          </table:table-cell>
          <table:table-cell office:value-type="string" table:style-name="ce6">
            <text:p>25.628.819/0001-29</text:p>
          </table:table-cell>
          <table:table-cell office:value-type="string" table:style-name="ce9">
            <text:p>PARA ATENDER DESPESAS DE PEQUENO VULTO.</text:p>
          </table:table-cell>
          <table:table-cell office:value-type="string" table:style-name="ce6">
            <text:p>R$ <text:s text:c="4"/>87,97</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28/06/2021 a 28/07/2021</text:p>
          </table:table-cell>
          <table:table-cell office:value-type="string" table:style-name="ce6">
            <text:p>SIM</text:p>
          </table:table-cell>
          <table:table-cell office:value-type="string" table:style-name="ce6">
            <text:p>01/07/2021</text:p>
          </table:table-cell>
          <table:table-cell office:value-type="string" table:style-name="ce8">
            <text:p>CRISTIANO FABRI</text:p>
          </table:table-cell>
          <table:table-cell office:value-type="string" table:style-name="ce6">
            <text:p>14.201.186/0001-51</text:p>
          </table:table-cell>
          <table:table-cell office:value-type="string" table:style-name="ce9">
            <text:p>CONSERTO EM CARÁTER EMERGENCIAL DE UMA BOMBA D'ÁGUA NA SEDE DA PRM UBERLÂNDIA-MG</text:p>
          </table:table-cell>
          <table:table-cell office:value-type="string" table:style-name="ce6">
            <text:p>R$ <text:s text:c="3"/>1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8">
            <text:p>SERRARIA AGOSTINI LTDA</text:p>
          </table:table-cell>
          <table:table-cell office:value-type="string" table:style-name="ce6">
            <text:p>18.556.357/0001-16</text:p>
          </table:table-cell>
          <table:table-cell office:value-type="string" table:style-name="ce9">
            <text:p>SUBSTITUIÇÃO DE PORTA DE MADEIRA DA PRM-SJR-MG E ACESSÓRIOS QUE A ACOMPANHAM.</text:p>
          </table:table-cell>
          <table:table-cell office:value-type="string" table:style-name="ce6">
            <text:p>R$ <text:s/>1.417,79</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8">
            <text:p>SERRARIA AGOSTINI LTDA</text:p>
          </table:table-cell>
          <table:table-cell office:value-type="string" table:style-name="ce6">
            <text:p>18.556.357/0001-16</text:p>
          </table:table-cell>
          <table:table-cell office:value-type="string" table:style-name="ce9">
            <text:p>SUBSTITUIÇÃO DE PORTA DE MADEIRA NA PRM-SJR-MG E SEUS ACESSÓRIOS.</text:p>
          </table:table-cell>
          <table:table-cell office:value-type="string" table:style-name="ce6">
            <text:p>R$ <text:s/>1.417,79</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19/04/2021 a 18/05/2021</text:p>
          </table:table-cell>
          <table:table-cell office:value-type="string" table:style-name="ce6">
            <text:p>SIM</text:p>
          </table:table-cell>
          <table:table-cell office:value-type="string" table:style-name="ce6">
            <text:p>23/04/2021</text:p>
          </table:table-cell>
          <table:table-cell office:value-type="string" table:style-name="ce8">
            <text:p>LUMIGAS COMERCIO E TRANSPORTES LTDA</text:p>
          </table:table-cell>
          <table:table-cell office:value-type="string" table:style-name="ce6">
            <text:p>02.424.764/0001-30</text:p>
          </table:table-cell>
          <table:table-cell office:value-type="string" table:style-name="ce9">
            <text:p>AQUISIÇÃO DE GÁS GLP PARA CONTINUIDADE DO SERVIÇOS DA COPA.</text:p>
          </table:table-cell>
          <table:table-cell office:value-type="string" table:style-name="ce6">
            <text:p>R$ <text:s text:c="3"/>1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5/01/2021 a 24/02/2021</text:p>
          </table:table-cell>
          <table:table-cell office:value-type="string" table:style-name="ce6">
            <text:p>SIM</text:p>
          </table:table-cell>
          <table:table-cell office:value-type="string" table:style-name="ce6">
            <text:p>22/02/2021</text:p>
          </table:table-cell>
          <table:table-cell office:value-type="string" table:style-name="ce8">
            <text:p>ADRIANO MILLER FERREIRA - 21983290858</text:p>
          </table:table-cell>
          <table:table-cell office:value-type="string" table:style-name="ce6">
            <text:p>35.498.363/0001-83</text:p>
          </table:table-cell>
          <table:table-cell office:value-type="string" table:style-name="ce9">
            <text:p>LIMPEZA DO SISTEMA DE AR-CONDICIONADO (02 EQUIPAMENTOS) DO CPD DA PRM-PATOS DE MINAS PARA EVITAR O VAZAMENTO DE ÁGUA.</text:p>
          </table:table-cell>
          <table:table-cell office:value-type="string" table:style-name="ce6">
            <text:p>R$ <text:s text:c="3"/>40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30/07/2021 a 29/08/2021</text:p>
          </table:table-cell>
          <table:table-cell office:value-type="string" table:style-name="ce6">
            <text:p>SIM</text:p>
          </table:table-cell>
          <table:table-cell office:value-type="string" table:style-name="ce6">
            <text:p>31/07/2021</text:p>
          </table:table-cell>
          <table:table-cell office:value-type="string" table:style-name="ce8">
            <text:p>SUPERMERCADO BERNARDÃO LTDA</text:p>
          </table:table-cell>
          <table:table-cell office:value-type="string" table:style-name="ce6">
            <text:p>18.468.199/0005-76</text:p>
          </table:table-cell>
          <table:table-cell office:value-type="string" table:style-name="ce9">
            <text:p>SOLICITAÇÃO PARA SETOR DE COPA DA PRM-PATOS DE MINAS E SEM ESTOQUE NA PRMG.</text:p>
          </table:table-cell>
          <table:table-cell office:value-type="string" table:style-name="ce6">
            <text:p>R$ <text:s text:c="4"/>41,94</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12">
            <text:p>EM UTILIZAÇÃO</text:p>
          </table:table-cell>
          <table:table-cell office:value-type="string" table:style-name="ce12">
            <text:p>N/A</text:p>
          </table:table-cell>
          <table:table-cell office:value-type="string" table:style-name="ce10">
            <text:p>N/A</text:p>
          </table:table-cell>
          <table:table-cell office:value-type="string" table:style-name="ce13">
            <text:p>N/A</text:p>
          </table:table-cell>
          <table:table-cell office:value-type="string" table:style-name="ce11">
            <text:p>N/A</text:p>
          </table:table-cell>
          <table:table-cell office:value-type="string" table:style-name="ce12">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6/03/2021 a 15/04/2021</text:p>
          </table:table-cell>
          <table:table-cell office:value-type="string" table:style-name="ce6">
            <text:p>SIM</text:p>
          </table:table-cell>
          <table:table-cell office:value-type="string" table:style-name="ce6">
            <text:p>17/03/2021</text:p>
          </table:table-cell>
          <table:table-cell office:value-type="string" table:style-name="ce8">
            <text:p>JRC PNEUS LTDA - ME</text:p>
          </table:table-cell>
          <table:table-cell office:value-type="string" table:style-name="ce6">
            <text:p>21.434.656/0001-92</text:p>
          </table:table-cell>
          <table:table-cell office:value-type="string" table:style-name="ce9">
            <text:p>REPARO / COLA DE PNEU DO VEÍCULO OFICIAL TOYOTA/HILUX GMF-6691</text:p>
          </table:table-cell>
          <table:table-cell office:value-type="string" table:style-name="ce6">
            <text:p>R$ <text:s text:c="4"/>8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8">
            <text:p>HIPERMERCADO TIA TECA LTDA</text:p>
          </table:table-cell>
          <table:table-cell office:value-type="string" table:style-name="ce6">
            <text:p>15.019.451/0001-48</text:p>
          </table:table-cell>
          <table:table-cell office:value-type="string" table:style-name="ce9">
            <text:p>AQUISIÇÃO DE AÇÚCAR CRISTAL</text:p>
          </table:table-cell>
          <table:table-cell office:value-type="string" table:style-name="ce6">
            <text:p>R$ <text:s text:c="3"/>161,88</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8">
            <text:p>PONTO DOS FOGÕES E PEÇAS LATDA</text:p>
          </table:table-cell>
          <table:table-cell office:value-type="string" table:style-name="ce6">
            <text:p>22.625.305/0001-21</text:p>
          </table:table-cell>
          <table:table-cell office:value-type="string" table:style-name="ce9">
            <text:p>AQUISIÇÃO DE MANGUEIRA PARA LIGAÇÃO DO BOTIJÃO DE GÁS AO FOGÃO.</text:p>
          </table:table-cell>
          <table:table-cell office:value-type="string" table:style-name="ce6">
            <text:p>R$ <text:s text:c="4"/>38,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04/05/2021</text:p>
          </table:table-cell>
          <table:table-cell office:value-type="string" table:style-name="ce8">
            <text:p>TV SOM LTDA - ME</text:p>
          </table:table-cell>
          <table:table-cell office:value-type="string" table:style-name="ce6">
            <text:p>16.548.703/0001-99</text:p>
          </table:table-cell>
          <table:table-cell office:value-type="string" table:style-name="ce9">
            <text:p>COMPRA DE 03 (TRÊS) TRANSMISSORES PARA ABERTURA DE PORTÃO ELETRÔNICO DE GARAGEM E 03 (TRÊS) BATERIAS A23 12V PARA TRANSMISSORES.</text:p>
          </table:table-cell>
          <table:table-cell office:value-type="string" table:style-name="ce6">
            <text:p>R$ <text:s text:c="3"/>20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21/05/2021</text:p>
          </table:table-cell>
          <table:table-cell office:value-type="string" table:style-name="ce8">
            <text:p>FREDERICO ANSELMO ARAUJO</text:p>
          </table:table-cell>
          <table:table-cell office:value-type="string" table:style-name="ce6">
            <text:p>06.980.286/0001-03</text:p>
          </table:table-cell>
          <table:table-cell office:value-type="string" table:style-name="ce9">
            <text:p>AQUISIÇÃO DE 02 (DOIS) GLP ENVASADO EM BOTIJÃO 013</text:p>
          </table:table-cell>
          <table:table-cell office:value-type="string" table:style-name="ce6">
            <text:p>R$ <text:s text:c="3"/>19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9/06/2021 a 08/07/2021</text:p>
          </table:table-cell>
          <table:table-cell office:value-type="string" table:style-name="ce6">
            <text:p>SIM</text:p>
          </table:table-cell>
          <table:table-cell office:value-type="string" table:style-name="ce6">
            <text:p>15/06/2021</text:p>
          </table:table-cell>
          <table:table-cell office:value-type="string" table:style-name="ce8">
            <text:p>CARVALHO E GARDINGO LTDA</text:p>
          </table:table-cell>
          <table:table-cell office:value-type="string" table:style-name="ce6">
            <text:p>71.118.939/0001-01</text:p>
          </table:table-cell>
          <table:table-cell office:value-type="string" table:style-name="ce9">
            <text:p>AQUISIÇÃO DE GAS DE COZINHA.</text:p>
          </table:table-cell>
          <table:table-cell office:value-type="string" table:style-name="ce6">
            <text:p>R$ <text:s text:c="4"/>93,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9/06/2021 a 08/07/2021</text:p>
          </table:table-cell>
          <table:table-cell office:value-type="string" table:style-name="ce6">
            <text:p>SIM</text:p>
          </table:table-cell>
          <table:table-cell office:value-type="string" table:style-name="ce6">
            <text:p>16/06/2021</text:p>
          </table:table-cell>
          <table:table-cell office:value-type="string" table:style-name="ce8">
            <text:p>DEPÓSITO MUNDO DAS CONSTRUÇÕES</text:p>
          </table:table-cell>
          <table:table-cell office:value-type="string" table:style-name="ce6">
            <text:p>12.320.434/0001-58</text:p>
          </table:table-cell>
          <table:table-cell office:value-type="string" table:style-name="ce9">
            <text:p>AQUISIÇÃO DE FECHADURA PARA PORTÃO DE AÇO. AQUISIÇÃO TUBOS E CONEXÕES PARA CORRIGIR POSSÍVEL VAZAMENTO DE ÁGUA NAS DEPENDÊNCIAS DESTA PRM-IPATINGA</text:p>
          </table:table-cell>
          <table:table-cell office:value-type="string" table:style-name="ce6">
            <text:p>R$ <text:s text:c="3"/>286,00</text:p>
          </table:table-cell>
          <table:table-cell table:number-columns-repeated="16373"/>
        </table:table-row>
        <table:table-row table:style-name="ro8">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14/07/2021 a 13/08/2021</text:p>
          </table:table-cell>
          <table:table-cell office:value-type="string" table:style-name="ce6">
            <text:p>SIM</text:p>
          </table:table-cell>
          <table:table-cell office:value-type="string" table:style-name="ce6">
            <text:p>15/07/2021</text:p>
          </table:table-cell>
          <table:table-cell office:value-type="string" table:style-name="ce8">
            <text:p>FERAGAS LTDA</text:p>
          </table:table-cell>
          <table:table-cell office:value-type="string" table:style-name="ce6">
            <text:p>42.984.989/0001-65</text:p>
          </table:table-cell>
          <table:table-cell office:value-type="string" table:style-name="ce9">
            <text:p>PARA UTILIZAÇÃO NA COPA DA PRM-UBERABA PARA AQUECIMENTO DE ALIMENTOS POR TERCEIRIZADOS, SERVIDORES, ESTAGIÁRIOS, VOLUNTÁRIOS E MEMBROS. ÚLTIMA</text:p>
            <text:p>AQUISIÇÃO FOI FEITA EM MARÇO/2021. ATO DE CONCESSÃO 10/2021. NOTA DE EMPENHO</text:p>
            <text:p>2021NE000107.</text:p>
          </table:table-cell>
          <table:table-cell office:value-type="string" table:style-name="ce6">
            <text:p>R$ <text:s text:c="4"/>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14/07/2021 a 13/08/2021</text:p>
          </table:table-cell>
          <table:table-cell office:value-type="string" table:style-name="ce6">
            <text:p>SIM</text:p>
          </table:table-cell>
          <table:table-cell office:value-type="string" table:style-name="ce6">
            <text:p>15/07/2021</text:p>
          </table:table-cell>
          <table:table-cell office:value-type="string" table:style-name="ce8">
            <text:p>LS GUARATO LTDA</text:p>
          </table:table-cell>
          <table:table-cell office:value-type="string" table:style-name="ce6">
            <text:p>19.867.464/0001-28</text:p>
          </table:table-cell>
          <table:table-cell office:value-type="string" table:style-name="ce9">
            <text:p>PARA UTILIZAÇÃO NA COPA DA PRM-UBERABA. ESTOQUE NO ALMOXARIFADO DA SELOG/PRMG ZERADO. ORIENTAÇÃO DA CA PARA AQUISIÇÃO POR SUPRIMENTO DE FUNDOS</text:p>
          </table:table-cell>
          <table:table-cell office:value-type="string" table:style-name="ce6">
            <text:p>R$ <text:s text:c="4"/>42,60</text:p>
          </table:table-cell>
          <table:table-cell table:number-columns-repeated="16373"/>
        </table:table-row>
        <table:table-row table:style-name="ro6">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0/03/2021</text:p>
          </table:table-cell>
          <table:table-cell office:value-type="string" table:style-name="ce8">
            <text:p>FLAMAGAS LTDA</text:p>
          </table:table-cell>
          <table:table-cell office:value-type="string" table:style-name="ce6">
            <text:p>00.414.683/0001-23</text:p>
          </table:table-cell>
          <table:table-cell office:value-type="string" table:style-name="ce9">
            <text:p>PARA UTILIZAÇÃO NA COPA DA PRM-UBERABA PARA AQUECIMENTO DE ALIMENTOS POR TERCEIRIZADOS, SERVIDORES,ESTAGIÁRIOS, VOLUNTÁRIOS E MEMBROS. ÚLTIMA AQUISIÇÃO FOI FEITA EM OUTUBRO/2020.</text:p>
          </table:table-cell>
          <table:table-cell office:value-type="string" table:style-name="ce6">
            <text:p>R$ <text:s text:c="4"/>80,00</text:p>
          </table:table-cell>
          <table:table-cell table:number-columns-repeated="16373"/>
        </table:table-row>
        <table:table-row table:style-name="ro7">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1/03/2021</text:p>
          </table:table-cell>
          <table:table-cell office:value-type="string" table:style-name="ce8">
            <text:p>RAIMUNDO NONATO RIBEIRO DE SOUZA</text:p>
          </table:table-cell>
          <table:table-cell office:value-type="string" table:style-name="ce6">
            <text:p>27.094.216/0001-10</text:p>
          </table:table-cell>
          <table:table-cell office:value-type="string" table:style-name="ce9">
            <text:p>1) CONSERTO LUMINÁRIA LAVABO DO SAGUÃO DE ENTRADA, POIS MESMO TROCANDO AS LÂMPADAS POR NOVAS, A LUMINÁRIA NÃO ESTÁ FUNCIONANDO E<text:s/></text:p>
            <text:p>2) CONSERTO VÁLVULA DE DESCARGA LAVABO DO SAGUÃO DE ENTRADA PARA SANAR VAZAMENTO NO VASO SANITÁRIO.</text:p>
          </table:table-cell>
          <table:table-cell office:value-type="string" table:style-name="ce6">
            <text:p>R$ <text:s text:c="3"/>20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5/03/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4"/>84,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8/02/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3"/>126,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5/02/2021</text:p>
          </table:table-cell>
          <table:table-cell office:value-type="string" table:style-name="ce10">
            <text:p>UGOLINI CAMPOS EIRELI EPP</text:p>
          </table:table-cell>
          <table:table-cell office:value-type="string" table:style-name="ce13">
            <text:p>01.354.498/0001-53</text:p>
          </table:table-cell>
          <table:table-cell office:value-type="string" table:style-name="ce11">
            <text:p>PARA DESENVOLVIMENTO DAS ATIVIDADES.</text:p>
          </table:table-cell>
          <table:table-cell office:value-type="string" table:style-name="ce6">
            <text:p>R$ <text:s text:c="3"/>112,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6/01/2026</text:p>
          </table:table-cell>
          <table:table-cell office:value-type="string" table:style-name="ce8">
            <text:p>UGOLINI CAMPOS EIRELI EPP</text:p>
          </table:table-cell>
          <table:table-cell office:value-type="string" table:style-name="ce6">
            <text:p>01.354.498/0001-53</text:p>
          </table:table-cell>
          <table:table-cell office:value-type="string" table:style-name="ce9">
            <text:p>PARA DESENVOLVIMENTO DA ATIVIDADE.</text:p>
          </table:table-cell>
          <table:table-cell office:value-type="string" table:style-name="ce6">
            <text:p>R$ <text:s text:c="3"/>231,00</text:p>
          </table:table-cell>
          <table:table-cell table:number-columns-repeated="16373"/>
        </table:table-row>
        <table:table-row table:style-name="ro7">
          <table:table-cell office:value-type="string" table:style-name="ce6">
            <text:p>PR-MT</text:p>
          </table:table-cell>
          <table:table-cell office:value-type="float" office:value="2021" table:style-name="ce6">
            <text:p>2021</text:p>
          </table:table-cell>
          <table:table-cell office:value-type="string" table:style-name="ce7">
            <text:p>ANA CARINA MESQUITA VILELA SABOYA</text:p>
          </table:table-cell>
          <table:table-cell office:value-type="string" table:style-name="ce6">
            <text:p>076.987.944-66</text:p>
          </table:table-cell>
          <table:table-cell office:value-type="string" table:style-name="ce6">
            <text:p>16/04/2021 a 04/06/2021</text:p>
          </table:table-cell>
          <table:table-cell office:value-type="string" table:style-name="ce6">
            <text:p>SIM</text:p>
          </table:table-cell>
          <table:table-cell office:value-type="string" table:style-name="ce6">
            <text:p>30/04/2021</text:p>
          </table:table-cell>
          <table:table-cell office:value-type="string" table:style-name="ce8">
            <text:p>TROPICAL SUPERMERCADOS LTDA</text:p>
          </table:table-cell>
          <table:table-cell office:value-type="string" table:style-name="ce6">
            <text:p>23.014.826/0003-77</text:p>
          </table:table-cell>
          <table:table-cell office:value-type="string" table:style-name="ce9">
            <text:p>AQUISIÇÃO DE PILHAS VOLTADAS PARA ABASTECER OS CONTROLES DE ARES CONDICIONADOS DA PRM-RONDONOPOLIS. A COMPRA ATENDE A CONTRATAÇÃO EM CARÁTER EXCEPCIONAL, DE PEQUENO VALOR E UTILIZAÇÃO IMEDIATA, NÃO PASSÍVEL DE PLANEJAMENTO.</text:p>
          </table:table-cell>
          <table:table-cell office:value-type="string" table:style-name="ce6">
            <text:p>R$ <text:s text:c="4"/>77,96</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1/02/2021</text:p>
          </table:table-cell>
          <table:table-cell office:value-type="string" table:style-name="ce8">
            <text:p>COMERCIO DE EXTINTORES RONDON LTDA ME</text:p>
          </table:table-cell>
          <table:table-cell office:value-type="string" table:style-name="ce6">
            <text:p>06.033.524/0001-65</text:p>
          </table:table-cell>
          <table:table-cell office:value-type="string" table:style-name="ce9">
            <text:p>MANUTENÇÃO DOS EXTINTORES DA PRM-RONDONÓPOLIS:</text:p>
            <text:p>PÓ QUÍMICO - 4 KG<text:s/></text:p>
            <text:p>CO2 - 6 KG<text:s/></text:p>
            <text:p>ÁGUA - 10 LITROS</text:p>
          </table:table-cell>
          <table:table-cell office:value-type="string" table:style-name="ce6">
            <text:p>R$ <text:s text:c="3"/>20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5/03/2021</text:p>
          </table:table-cell>
          <table:table-cell office:value-type="string" table:style-name="ce10">
            <text:p>AGRO FERRAGENS LUIZAO LTDA</text:p>
          </table:table-cell>
          <table:table-cell office:value-type="string" table:style-name="ce7">
            <text:p>24.774.390/0001-15</text:p>
          </table:table-cell>
          <table:table-cell office:value-type="string" table:style-name="ce11">
            <text:p>COMPRA DE CADEADOS PARA OS PORTÕES DA PRM-RONDONÓPOLIS.</text:p>
            <text:p>DESPESA DE PEQUENO VULTO E AUSÊNCIA EM ESTOQUE.</text:p>
          </table:table-cell>
          <table:table-cell office:value-type="string" table:style-name="ce6">
            <text:p>R$ <text:s text:c="4"/>69,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8/03/2021</text:p>
          </table:table-cell>
          <table:table-cell office:value-type="string" table:style-name="ce10">
            <text:p>WEISS &amp; NAKAYAMA LTDA</text:p>
          </table:table-cell>
          <table:table-cell office:value-type="string" table:style-name="ce7">
            <text:p>08.980.889/0003-94</text:p>
          </table:table-cell>
          <table:table-cell office:value-type="string" table:style-name="ce11">
            <text:p>AQUISIÇÃO DE 1 TERMÔMETRO INFRA VERMELHO SEM CONTATO, PARA AFERIÇÃO DE TEMPERATURA NA RECEPÇÃO DA PRM-RONDONÓPOLIS.</text:p>
          </table:table-cell>
          <table:table-cell office:value-type="string" table:style-name="ce6">
            <text:p>R$ <text:s text:c="3"/>249,99</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28/01/2021</text:p>
          </table:table-cell>
          <table:table-cell office:value-type="string" table:style-name="ce10">
            <text:p>LUCIMAR NADAL EIRELI</text:p>
          </table:table-cell>
          <table:table-cell office:value-type="string" table:style-name="ce7">
            <text:p>09.327.580/0001-09</text:p>
          </table:table-cell>
          <table:table-cell office:value-type="string" table:style-name="ce11">
            <text:p>CONFECÇÃO DE CÓPIA DE CHAVES PARA O CLAVICULÁRIO DA PRM-RONDONÓPOLIS.</text:p>
            <text:p>DESPESAS DE PEQUENO VULTO.</text:p>
          </table:table-cell>
          <table:table-cell office:value-type="string" table:style-name="ce6">
            <text:p>R$ <text:s text:c="4"/>4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EFFERSON MARQUES ROSA PASSOS</text:p>
          </table:table-cell>
          <table:table-cell office:value-type="string" table:style-name="ce6">
            <text:p>018.924.371-63</text:p>
          </table:table-cell>
          <table:table-cell office:value-type="string" table:style-name="ce6">
            <text:p>20/07/2021 a 06/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8">
            <text:p>S. DIAS DA SILVA</text:p>
          </table:table-cell>
          <table:table-cell office:value-type="string" table:style-name="ce6">
            <text:p>21.781.277/0001-79</text:p>
          </table:table-cell>
          <table:table-cell office:value-type="string" table:style-name="ce9">
            <text:p>MANUTENÇÃO DO MOTOR DO PORTÃO ELETRÔNICO DA PROCURADORIA DA REPÚBLICA EM BARRA DO GARÇAS-MT</text:p>
          </table:table-cell>
          <table:table-cell office:value-type="string" table:style-name="ce6">
            <text:p>R$ <text:s text:c="3"/>10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8">
            <text:p>TV COR MAGAZINE</text:p>
          </table:table-cell>
          <table:table-cell office:value-type="string" table:style-name="ce6">
            <text:p>15.203.669/0001-58</text:p>
          </table:table-cell>
          <table:table-cell office:value-type="string" table:style-name="ce9">
            <text:p>AQUISIÇÃO DE BATERIA RECARREGÁVEL PARA BASTÃO DE DETECÇÃO DE METAL.</text:p>
          </table:table-cell>
          <table:table-cell office:value-type="string" table:style-name="ce6">
            <text:p>R$ <text:s text:c="4"/>43,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4/02/2021</text:p>
          </table:table-cell>
          <table:table-cell office:value-type="string" table:style-name="ce8">
            <text:p>JD EXTINTORES E ACESSÓRIOS</text:p>
          </table:table-cell>
          <table:table-cell office:value-type="string" table:style-name="ce6">
            <text:p>13.751.750/0001-47</text:p>
          </table:table-cell>
          <table:table-cell office:value-type="string" table:style-name="ce9">
            <text:p>RECARGA DE EXTINTORES VENDIDOS COM FIM DE VIABILIZAR O PLANO DE DESASTRES DA PROCURADORIA DA REPÚBLICA EM BARRA DO GARÇAS-MT.</text:p>
          </table:table-cell>
          <table:table-cell office:value-type="string" table:style-name="ce6">
            <text:p>R$ <text:s text:c="3"/>30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9/02/2021</text:p>
          </table:table-cell>
          <table:table-cell office:value-type="string" table:style-name="ce8">
            <text:p>JOILSON RODRIGUES PORTO</text:p>
          </table:table-cell>
          <table:table-cell office:value-type="string" table:style-name="ce6">
            <text:p>17.864.028/0001-70</text:p>
          </table:table-cell>
          <table:table-cell office:value-type="string" table:style-name="ce9">
            <text:p>SERVIÇO DE JARDINNGEM E LIMPEZA DA ÁREA EXTERNA DA PROCURADORIA DA REPÚBLICA EM BARRA DO GARÇAS</text:p>
          </table:table-cell>
          <table:table-cell office:value-type="string" table:style-name="ce6">
            <text:p>R$ <text:s text:c="3"/>17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3/03/2021</text:p>
          </table:table-cell>
          <table:table-cell office:value-type="string" table:style-name="ce8">
            <text:p>SANGALETTI SANGALETTI E CIA LTDA</text:p>
          </table:table-cell>
          <table:table-cell office:value-type="string" table:style-name="ce6">
            <text:p>26.777.276/0003-36</text:p>
          </table:table-cell>
          <table:table-cell office:value-type="string" table:style-name="ce9">
            <text:p>AQUISIÇÃO NECESSÁRIA DE PRODUTOS COM RELAÇÃO AOS QUAIS NÃO HAVIA ESTOQUE CUJO VALOR FOI DE PEQUENA MONTA.</text:p>
          </table:table-cell>
          <table:table-cell office:value-type="string" table:style-name="ce6">
            <text:p>R$ <text:s text:c="4"/>71,40</text:p>
          </table:table-cell>
          <table:table-cell table:number-columns-repeated="16373"/>
        </table:table-row>
        <table:table-row table:style-name="ro7">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4/03/2021</text:p>
          </table:table-cell>
          <table:table-cell office:value-type="string" table:style-name="ce8">
            <text:p>DATAPLUS INF. E ELETR. LTDA - SNP</text:p>
          </table:table-cell>
          <table:table-cell office:value-type="string" table:style-name="ce6">
            <text:p>36.902.971/0004-17</text:p>
          </table:table-cell>
          <table:table-cell office:value-type="string" table:style-name="ce9">
            <text:p>NECESSIDADE DE TROCA DAS BATERIAS DOS NOBREAKS. <text:s/>COMPRA REALIZADA EM EMPRESA CUJO PREÇO FOI VENCEDOR ENTRE 3 EMPRESAS COTADAS. <text:s text:c="2"/>COMPRA AUTORIZADA PELA SECRETARIA ESTADUAL. VIDE DESPACHO DA SE PR-MT-00008496/2021</text:p>
          </table:table-cell>
          <table:table-cell office:value-type="string" table:style-name="ce6">
            <text:p>R$ <text:s text:c="3"/>297,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9/03/2021</text:p>
          </table:table-cell>
          <table:table-cell office:value-type="string" table:style-name="ce8">
            <text:p>NILSON DOLAVAL SOARES - ME - AQUARELA ADESIVOS</text:p>
          </table:table-cell>
          <table:table-cell office:value-type="string" table:style-name="ce6">
            <text:p>01.889.389/0001-30</text:p>
          </table:table-cell>
          <table:table-cell office:value-type="string" table:style-name="ce9">
            <text:p>AQUISIÇÃO NECESSÁRIA DE SERVIÇO CUJO VALOR FOI DE PEQUENA MONTA.</text:p>
          </table:table-cell>
          <table:table-cell office:value-type="string" table:style-name="ce6">
            <text:p>R$ <text:s text:c="4"/>25,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2/02/2021</text:p>
          </table:table-cell>
          <table:table-cell office:value-type="string" table:style-name="ce8">
            <text:p>SANGALETTI SANGALETTI E CIA LTDA</text:p>
          </table:table-cell>
          <table:table-cell office:value-type="string" table:style-name="ce6">
            <text:p>26.777.276/0003-36</text:p>
          </table:table-cell>
          <table:table-cell office:value-type="string" table:style-name="ce9">
            <text:p>AQUISIÇÃO NECESSÁRIA DE PRODUTOS COM RELAÇÃO AOS QUAIS NÃO HAVIA ESTOQUE CUJO VALOR FOI DE PEQUENA MONTA.</text:p>
          </table:table-cell>
          <table:table-cell office:value-type="string" table:style-name="ce6">
            <text:p>R$ <text:s text:c="4"/>37,92</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8">
            <text:p>HANAUER &amp; BARBOSA LTDA</text:p>
          </table:table-cell>
          <table:table-cell office:value-type="string" table:style-name="ce6">
            <text:p>08.916.969/0001-19</text:p>
          </table:table-cell>
          <table:table-cell office:value-type="string" table:style-name="ce9">
            <text:p>AQUISIÇÃO NECESSÁRIA DE PRODUTOS COM RELAÇÃO AOS QUAIS NÃO HAVIA ESTOQUE E CUJO VALOR É DE PEQUENA MONTA.</text:p>
          </table:table-cell>
          <table:table-cell office:value-type="string" table:style-name="ce6">
            <text:p>R$ <text:s text:c="4"/>68,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8">
            <text:p>HANAUER &amp; BARBOSA LTDA</text:p>
          </table:table-cell>
          <table:table-cell office:value-type="string" table:style-name="ce6">
            <text:p>08.916.969/0001-19</text:p>
          </table:table-cell>
          <table:table-cell office:value-type="string" table:style-name="ce9">
            <text:p>AQUISIÇÃO NECESSÁRIA DE SERVIÇO CUJO VALOR FOI DE PEQUENA MONTA.</text:p>
          </table:table-cell>
          <table:table-cell office:value-type="string" table:style-name="ce6">
            <text:p>R$ <text:s text:c="4"/>5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15/06/2021 a 06/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1/06/2021 a 06/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03/02/2021</text:p>
          </table:table-cell>
          <table:table-cell office:value-type="string" table:style-name="ce8">
            <text:p>CONTATUS COMUNICAÇÃO VISUAL</text:p>
          </table:table-cell>
          <table:table-cell office:value-type="string" table:style-name="ce6">
            <text:p>18.385.607/0001-00</text:p>
          </table:table-cell>
          <table:table-cell office:value-type="string" table:style-name="ce9">
            <text:p>CONFECÇÃO DE UM MAPA COM O ESTADO DO MATO GROSSO, INDICAÇÃO DOS MUNICÍPIOS, DE UNIDADES DE CONSERVAÇÃO, TERRAS INDÍGENAS, QUILOMBOS E DESTAQUE DAS ÁREAS DE ATRIBUIÇÃO DE CADA PROCURADORIA DA REPÚBLICA DO MT.</text:p>
          </table:table-cell>
          <table:table-cell office:value-type="string" table:style-name="ce6">
            <text:p>R$ <text:s text:c="3"/>492,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28/01/2021</text:p>
          </table:table-cell>
          <table:table-cell office:value-type="string" table:style-name="ce8">
            <text:p>HIPER JN</text:p>
          </table:table-cell>
          <table:table-cell office:value-type="string" table:style-name="ce6">
            <text:p>02.359.273/0002-33</text:p>
          </table:table-cell>
          <table:table-cell office:value-type="string" table:style-name="ce9">
            <text:p>FIXAÇÃO DE MAPA EM PVC IMPRESSO COM INFORMAÇÕES RELEVANTES À ATUAÇÃO NA PRM CÁCERES CONFORME PGEA1.20.001.000250/2020-43 - ADMINISTRATIVA (ELETRÔNICO)</text:p>
          </table:table-cell>
          <table:table-cell office:value-type="string" table:style-name="ce6">
            <text:p>R$ <text:s text:c="4"/>47,00</text:p>
          </table:table-cell>
          <table:table-cell table:number-columns-repeated="16373"/>
        </table:table-row>
        <table:table-row table:style-name="ro3">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ANTONIO CARLOS ANDRADE DA SILVA</text:p>
          </table:table-cell>
          <table:table-cell office:value-type="string" table:style-name="ce6">
            <text:p>089.557.974-00</text:p>
          </table:table-cell>
          <table:table-cell office:value-type="string" table:style-name="ce6">
            <text:p>12/03/2021 a 09/06/2021</text:p>
          </table:table-cell>
          <table:table-cell office:value-type="string" table:style-name="ce6">
            <text:p>SIM</text:p>
          </table:table-cell>
          <table:table-cell office:value-type="string" table:style-name="ce6">
            <text:p>10/06/2021</text:p>
          </table:table-cell>
          <table:table-cell office:value-type="string" table:style-name="ce10">
            <text:p>J BATISTA RAMOS DE CARVALHO COMÉRCIO</text:p>
          </table:table-cell>
          <table:table-cell office:value-type="string" table:style-name="ce7">
            <text:p>26.989.715/0020-75</text:p>
          </table:table-cell>
          <table:table-cell office:value-type="string" table:style-name="ce11">
            <text:p>SERVIÇOS DE MANUTENÇÃO DO SISTEMA DE MONITORAMENTO DA PRM-PATOS/PB.</text:p>
          </table:table-cell>
          <table:table-cell office:value-type="string" table:style-name="ce6">
            <text:p>R$ <text:s text:c="3"/>1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4/05/2021</text:p>
          </table:table-cell>
          <table:table-cell office:value-type="string" table:style-name="ce10">
            <text:p>JUCILIO FERREIRA BARBOSA</text:p>
          </table:table-cell>
          <table:table-cell office:value-type="string" table:style-name="ce7">
            <text:p>08.263.396/0001-71</text:p>
          </table:table-cell>
          <table:table-cell office:value-type="string" table:style-name="ce11">
            <text:p>MATERIAL PARA REPAROS NA PRM MONTEIRO MONTEIRO.</text:p>
          </table:table-cell>
          <table:table-cell office:value-type="string" table:style-name="ce6">
            <text:p>R$ <text:s text:c="4"/>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5/05/2021</text:p>
          </table:table-cell>
          <table:table-cell office:value-type="string" table:style-name="ce10">
            <text:p>CELECILENO ALVES BISPO CASA DAS TINTAS</text:p>
          </table:table-cell>
          <table:table-cell office:value-type="string" table:style-name="ce7">
            <text:p>24.222.267/0001-91</text:p>
          </table:table-cell>
          <table:table-cell office:value-type="string" table:style-name="ce11">
            <text:p>MATERIAL PARA REPAROS E MANUTENÇÃO DA PRM MONTEIRO.</text:p>
          </table:table-cell>
          <table:table-cell office:value-type="string" table:style-name="ce6">
            <text:p>R$ <text:s text:c="3"/>362,5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6/05/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FECHADURA PARA LAVABO DOS SERVIDORES.</text:p>
          </table:table-cell>
          <table:table-cell office:value-type="string" table:style-name="ce6">
            <text:p>R$ <text:s text:c="4"/>34,9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8/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SSA ACRÍLICA PARA REPAROS NA PRM MONTEIRO.</text:p>
          </table:table-cell>
          <table:table-cell office:value-type="string" table:style-name="ce6">
            <text:p>R$ <text:s text:c="4"/>18,99</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9/03/2021</text:p>
          </table:table-cell>
          <table:table-cell office:value-type="string" table:style-name="ce10">
            <text:p>CELECILENO ALVES BISPO CASA DAS TINTAS</text:p>
          </table:table-cell>
          <table:table-cell office:value-type="string" table:style-name="ce7">
            <text:p>24.222.267/0001-91</text:p>
          </table:table-cell>
          <table:table-cell office:value-type="string" table:style-name="ce11">
            <text:p>COMPRA DE MATERIAL PARA REPAROS NA PRM MONTEIRO.</text:p>
          </table:table-cell>
          <table:table-cell office:value-type="string" table:style-name="ce6">
            <text:p>R$ <text:s text:c="4"/>27,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10/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TREIAL PARA REPAROS NA PRM MONTEIRO.</text:p>
          </table:table-cell>
          <table:table-cell office:value-type="string" table:style-name="ce6">
            <text:p>R$ <text:s text:c="4"/>49,47</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23/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TERIAL DE REPAROS.</text:p>
          </table:table-cell>
          <table:table-cell office:value-type="string" table:style-name="ce6">
            <text:p>R$ <text:s text:c="5"/>8,44</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1">
            <text:p>A CONTRATAÇÃO NECESSÁRIA EM RAZÃO DA MANUTENÇÃO DOS EQUIPAMENTOS DE SEGURANÇA DA PRM MONTEIRO, TAIS COMO CFVT, CERCA ELÉTRICA E MOTOR DO PORTÃO QUE DÁ ACESSO AO ESTACIONAMENTO DA PROCURADORIA DE MONTEIRO.</text:p>
          </table:table-cell>
          <table:table-cell office:value-type="string" table:style-name="ce6">
            <text:p>R$ <text:s text:c="3"/>50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JR CONSTRUCOES E FERRAGENS</text:p>
          </table:table-cell>
          <table:table-cell office:value-type="string" table:style-name="ce7">
            <text:p>18.585.911/0001-93</text:p>
          </table:table-cell>
          <table:table-cell office:value-type="string" table:style-name="ce11">
            <text:p>COMPRA DE MATERIAL PARA REPAROS DE MANUTENÇÃO PREDIAL NA PRM MONTEIRO.</text:p>
          </table:table-cell>
          <table:table-cell office:value-type="string" table:style-name="ce6">
            <text:p>R$ <text:s text:c="3"/>31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MALVES SUPERMERCADOS LTDA</text:p>
          </table:table-cell>
          <table:table-cell office:value-type="string" table:style-name="ce7">
            <text:p>05.294.386/0002-96</text:p>
          </table:table-cell>
          <table:table-cell office:value-type="string" table:style-name="ce11">
            <text:p>PULVERIZADOR E ALCOOL LÍQUIDO 70 PARA LIMPEZA DAS SUPERFÍCIES DAS MESAS DAS SALAS DA PRM MONTEIRO.</text:p>
          </table:table-cell>
          <table:table-cell office:value-type="string" table:style-name="ce6">
            <text:p>R$ <text:s text:c="4"/>22,48</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L L A COMÉRCIO DE GÁS LTDA</text:p>
          </table:table-cell>
          <table:table-cell office:value-type="string" table:style-name="ce7">
            <text:p>31.651.392/0001-82</text:p>
          </table:table-cell>
          <table:table-cell office:value-type="string" table:style-name="ce11">
            <text:p>EM RAZÃO DA ALTERAÇÃO DA EMPRESA QUE FORNECE ÁGUA MINERAL PARA MONTEIRO, <text:s/>FEZ-SE NECESSÁRIO A AQUISIÇÃO DE NOVOS GARRAFÕES, UMA VEZ QUE OS GARRAFÕES EM USO NA PRM NÃO CORRESPONDIAM A LOGOMARCA INDAIÁ.</text:p>
          </table:table-cell>
          <table:table-cell office:value-type="string" table:style-name="ce6">
            <text:p>R$ <text:s text:c="3"/>20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3/02/2021</text:p>
          </table:table-cell>
          <table:table-cell office:value-type="string" table:style-name="ce10">
            <text:p>L L A COMÉRCIO DE GÁS LTDA</text:p>
          </table:table-cell>
          <table:table-cell office:value-type="string" table:style-name="ce7">
            <text:p>31.651.392/0001-82</text:p>
          </table:table-cell>
          <table:table-cell office:value-type="string" table:style-name="ce11">
            <text:p>AQUISIÇÃO DE 02 GÁS DE COZINHA EM VASILHAME PARA UTILIZAÇÃO NA PRM MONTEIRO.</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B&amp;M COMÉRCIO VAREJISTA DE GAS E ÁGUA LTDA</text:p>
          </table:table-cell>
          <table:table-cell office:value-type="string" table:style-name="ce7">
            <text:p>25.245.600/0001-40</text:p>
          </table:table-cell>
          <table:table-cell office:value-type="string" table:style-name="ce11">
            <text:p>REABASTECIMENTO DO GÁS PARA USO NA PRPB</text:p>
          </table:table-cell>
          <table:table-cell office:value-type="string" table:style-name="ce6">
            <text:p>R$ <text:s text:c="3"/>29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JUCELIO CANDIDO SUCUPIRA-ME</text:p>
          </table:table-cell>
          <table:table-cell office:value-type="string" table:style-name="ce7">
            <text:p>35.506.567/0002-08</text:p>
          </table:table-cell>
          <table:table-cell office:value-type="string" table:style-name="ce11">
            <text:p>COMPRA DE CABO TELEFÔNICO PARA USO DA SETIC</text:p>
          </table:table-cell>
          <table:table-cell office:value-type="string" table:style-name="ce6">
            <text:p>R$ <text:s text:c="4"/>3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5/04/2021</text:p>
          </table:table-cell>
          <table:table-cell office:value-type="string" table:style-name="ce10">
            <text:p>CHAVEIRO INOVAÇÃO</text:p>
          </table:table-cell>
          <table:table-cell office:value-type="string" table:style-name="ce7">
            <text:p>09.230.393/0001-02</text:p>
          </table:table-cell>
          <table:table-cell office:value-type="string" table:style-name="ce11">
            <text:p>CONFECÇÃO DE 2 CHAVES PARA O GABINETE DE DR. GODOY</text:p>
          </table:table-cell>
          <table:table-cell office:value-type="string" table:style-name="ce6">
            <text:p>R$ <text:s text:c="4"/>7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04/06/2021</text:p>
          </table:table-cell>
          <table:table-cell office:value-type="string" table:style-name="ce10">
            <text:p>AVECAMP SPORTS COMERCIO DE MATERIAIS ESPORTIVOS LTDA</text:p>
          </table:table-cell>
          <table:table-cell office:value-type="string" table:style-name="ce7">
            <text:p>13.192.473/0001-80</text:p>
          </table:table-cell>
          <table:table-cell office:value-type="string" table:style-name="ce11">
            <text:p>COMPRA DE PRESILHAS PARA CABOS DAS BANDEIRAS</text:p>
          </table:table-cell>
          <table:table-cell office:value-type="string" table:style-name="ce6">
            <text:p>R$ <text:s text:c="3"/>1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11/05/2021</text:p>
          </table:table-cell>
          <table:table-cell office:value-type="string" table:style-name="ce10">
            <text:p>RECICABOS COMERCIAL LTDA-PE</text:p>
          </table:table-cell>
          <table:table-cell office:value-type="string" table:style-name="ce7">
            <text:p>24.454.886/0001-01</text:p>
          </table:table-cell>
          <table:table-cell office:value-type="string" table:style-name="ce11">
            <text:p>COMPRA DE DETECTOR DE FUMAÇA PARA A PRM CAMPINA GRANDE</text:p>
          </table:table-cell>
          <table:table-cell office:value-type="string" table:style-name="ce6">
            <text:p>R$ <text:s text:c="3"/>489,8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21/05/2021</text:p>
          </table:table-cell>
          <table:table-cell office:value-type="string" table:style-name="ce10">
            <text:p>PORTAL DAS BANDEIRAS</text:p>
          </table:table-cell>
          <table:table-cell office:value-type="string" table:style-name="ce7">
            <text:p>20.213.219/0002-67</text:p>
          </table:table-cell>
          <table:table-cell office:value-type="string" table:style-name="ce11">
            <text:p>CORDA PARA HASTEAMENTO DAS BANDEIRAS</text:p>
          </table:table-cell>
          <table:table-cell office:value-type="string" table:style-name="ce6">
            <text:p>R$ <text:s text:c="3"/>10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3/06/2021 a 20/09/2021</text:p>
          </table:table-cell>
          <table:table-cell office:value-type="string" table:style-name="ce6">
            <text:p>SIM</text:p>
          </table:table-cell>
          <table:table-cell office:value-type="string" table:style-name="ce6">
            <text:p>22/07/2021</text:p>
          </table:table-cell>
          <table:table-cell office:value-type="string" table:style-name="ce10">
            <text:p>NILSON LUIZ DA ROCHA</text:p>
          </table:table-cell>
          <table:table-cell office:value-type="string" table:style-name="ce7">
            <text:p>11.702.822/0001-30</text:p>
          </table:table-cell>
          <table:table-cell office:value-type="string" table:style-name="ce11">
            <text:p>SERVIÇO DE MANUTENÇÃO DE 2 NVR E 1 HD DE 6T PARA USO DA SEGURANÇA</text:p>
          </table:table-cell>
          <table:table-cell office:value-type="string" table:style-name="ce6">
            <text:p>R$ <text:s text:c="3"/>5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3/06/2021 a 20/09/2021</text:p>
          </table:table-cell>
          <table:table-cell office:value-type="string" table:style-name="ce6">
            <text:p>SIM</text:p>
          </table:table-cell>
          <table:table-cell office:value-type="string" table:style-name="ce6">
            <text:p>27/07/2021</text:p>
          </table:table-cell>
          <table:table-cell office:value-type="string" table:style-name="ce10">
            <text:p>COPIADORA PARAIBANA LTDA</text:p>
          </table:table-cell>
          <table:table-cell office:value-type="string" table:style-name="ce7">
            <text:p>08.579.484/0001-87</text:p>
          </table:table-cell>
          <table:table-cell office:value-type="string" table:style-name="ce11">
            <text:p>SERVIÇO DE CÓPIAS DAS PLANTAS DE ARQUITETURA DA SEDE DA PRPB PARA PROCESSO DA SPU</text:p>
          </table:table-cell>
          <table:table-cell office:value-type="string" table:style-name="ce6">
            <text:p>R$ <text:s text:c="3"/>1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30/04/2021 a 28/07/2021</text:p>
          </table:table-cell>
          <table:table-cell office:value-type="string" table:style-name="ce6">
            <text:p>SIM</text:p>
          </table:table-cell>
          <table:table-cell office:value-type="string" table:style-name="ce6">
            <text:p>19/05/2021</text:p>
          </table:table-cell>
          <table:table-cell office:value-type="string" table:style-name="ce10">
            <text:p>DECARLINTO SERVIÇO NOTARIAL</text:p>
          </table:table-cell>
          <table:table-cell office:value-type="string" table:style-name="ce7">
            <text:p>08.271.322/0001-87</text:p>
          </table:table-cell>
          <table:table-cell office:value-type="string" table:style-name="ce11">
            <text:p>RECONHECIMENTO DE FIRMA EM DOCUMENTO DE CARRO OFICIAL</text:p>
          </table:table-cell>
          <table:table-cell office:value-type="string" table:style-name="ce6">
            <text:p>R$ <text:s text:c="4"/>26,82</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13/05/2021 a 10/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3/02/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1">
            <text:p>REPAROS NA CAIXA DE DESCARGA E NA PORTA DO SANITÁRIO MASCULINO LOCALIZADOS NO PISO TÉRREO E REPARO DE UMA TELHA QUEBRADA, AMBOS OS REPAROS REALIZADOS NO ÂMBITO DA PRM-GUARABIRA.</text:p>
          </table:table-cell>
          <table:table-cell office:value-type="string" table:style-name="ce6">
            <text:p>R$ <text:s text:c="4"/>81,4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9/04/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1">
            <text:p>SUBSTITUIÇÃO DO ENGATE DA CAIXA DE DESCARGA ACOPLADA LOCALIZADA NO WC MASCULINO DO PISO TÉRREO</text:p>
          </table:table-cell>
          <table:table-cell office:value-type="string" table:style-name="ce6">
            <text:p>R$ <text:s text:c="5"/>8,50</text:p>
          </table:table-cell>
          <table:table-cell table:number-columns-repeated="16373"/>
        </table:table-row>
        <table:table-row table:style-name="ro7">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19/02/2021</text:p>
          </table:table-cell>
          <table:table-cell office:value-type="string" table:style-name="ce10">
            <text:p>REI DOS DISCOS ELETRÔNICA</text:p>
          </table:table-cell>
          <table:table-cell office:value-type="string" table:style-name="ce7">
            <text:p>09.184.128/0001-27</text:p>
          </table:table-cell>
          <table:table-cell office:value-type="string" table:style-name="ce11">
            <text:p>FOI CONSTATADO NO DIA 19/02/2021 QUE A FONTE DE ALIMENTAÇÃO DO SISTEMA DE CFTV DA PROCURADORIA ESTAVA AVARIADA, POIS O CFTV ESTAVA INOPERANTE, PORTANTO, FEZ-SE NECESSÁRIA, A SUBSTITUIÇÃO DESTA FONTE DE MANEIRA IMEDIATA.</text:p>
          </table:table-cell>
          <table:table-cell office:value-type="string" table:style-name="ce6">
            <text:p>R$ <text:s text:c="4"/>68,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2/2021</text:p>
          </table:table-cell>
          <table:table-cell office:value-type="string" table:style-name="ce10">
            <text:p>REVENDEDORA DE GAS DO BRASIL LTDA</text:p>
          </table:table-cell>
          <table:table-cell office:value-type="string" table:style-name="ce7">
            <text:p>03.092.570/0008-13</text:p>
          </table:table-cell>
          <table:table-cell office:value-type="string" table:style-name="ce11">
            <text:p>NÃO HA DISPONIBILIDADE NO ESTOQUE DA SELOG</text:p>
          </table:table-cell>
          <table:table-cell office:value-type="string" table:style-name="ce6">
            <text:p>R$ <text:s text:c="3"/>16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3/2021</text:p>
          </table:table-cell>
          <table:table-cell office:value-type="string" table:style-name="ce10">
            <text:p>CASA DAS BATERIAS</text:p>
          </table:table-cell>
          <table:table-cell office:value-type="string" table:style-name="ce7">
            <text:p>07.075.386/0002-20</text:p>
          </table:table-cell>
          <table:table-cell office:value-type="string" table:style-name="ce11">
            <text:p>NÃO HAVIA DISPONIBILIDADE NO ESTOQUE DA SELOG</text:p>
          </table:table-cell>
          <table:table-cell office:value-type="string" table:style-name="ce6">
            <text:p>R$ <text:s text:c="3"/>12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4/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1">
            <text:p>NÃO HAVIA DISPONIBILIDADE NO ESTOQUE DA SELOG</text:p>
          </table:table-cell>
          <table:table-cell office:value-type="string" table:style-name="ce6">
            <text:p>R$ <text:s text:c="3"/>116,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CARAJAS MATERIAIS DE CONSTRUÇÃO</text:p>
          </table:table-cell>
          <table:table-cell office:value-type="string" table:style-name="ce7">
            <text:p>03.656.804/0010-22</text:p>
          </table:table-cell>
          <table:table-cell office:value-type="string" table:style-name="ce11">
            <text:p>NÃO HA DISPONIBILIDADE NO ESTOQUE DA SELOG.</text:p>
          </table:table-cell>
          <table:table-cell office:value-type="string" table:style-name="ce6">
            <text:p>R$ <text:s text:c="4"/>26,2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1">
            <text:p>NÃO HA DISPONIBILIDADE NO ESTOQUE DA SELOG.</text:p>
          </table:table-cell>
          <table:table-cell office:value-type="string" table:style-name="ce6">
            <text:p>R$ <text:s text:c="3"/>116,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25/01/2021</text:p>
          </table:table-cell>
          <table:table-cell office:value-type="string" table:style-name="ce10">
            <text:p>ARAUJO TINTAS</text:p>
          </table:table-cell>
          <table:table-cell office:value-type="string" table:style-name="ce7">
            <text:p>01.116.460/0001-42</text:p>
          </table:table-cell>
          <table:table-cell office:value-type="string" table:style-name="ce11">
            <text:p>NÃO HA DISPONIBILIDADE NO ESTOQUE DA SELOG</text:p>
          </table:table-cell>
          <table:table-cell office:value-type="string" table:style-name="ce6">
            <text:p>R$ <text:s text:c="3"/>149,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04/06/2021</text:p>
          </table:table-cell>
          <table:table-cell office:value-type="string" table:style-name="ce10">
            <text:p>FUGIMAQ</text:p>
          </table:table-cell>
          <table:table-cell office:value-type="string" table:style-name="ce7">
            <text:p>09.534.723/0001-45</text:p>
          </table:table-cell>
          <table:table-cell office:value-type="string" table:style-name="ce11">
            <text:p>NÃO HAVIA DISPONIBILIDADE NO ESTOQUE DA SELGO DA PR/PB</text:p>
          </table:table-cell>
          <table:table-cell office:value-type="string" table:style-name="ce6">
            <text:p>R$ <text:s text:c="3"/>2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18/06/2021</text:p>
          </table:table-cell>
          <table:table-cell office:value-type="string" table:style-name="ce10">
            <text:p>CASA DAS BATERIAS</text:p>
          </table:table-cell>
          <table:table-cell office:value-type="string" table:style-name="ce7">
            <text:p>07.075.386/0002-20</text:p>
          </table:table-cell>
          <table:table-cell office:value-type="string" table:style-name="ce11">
            <text:p>NÃO HAVIA DISPONIBILIDADE NO ESTOQUE DA SELGO DA PR/PB.</text:p>
          </table:table-cell>
          <table:table-cell office:value-type="string" table:style-name="ce6">
            <text:p>R$ <text:s text:c="3"/>44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26/05/2021</text:p>
          </table:table-cell>
          <table:table-cell office:value-type="string" table:style-name="ce10">
            <text:p>SERGIO DE MENEZES DANTAS</text:p>
          </table:table-cell>
          <table:table-cell office:value-type="string" table:style-name="ce7">
            <text:p>04.480.020/0001-68</text:p>
          </table:table-cell>
          <table:table-cell office:value-type="string" table:style-name="ce11">
            <text:p>NÃO HAVIA DISPONIBILIDADE NO ESTOQUE DA SELOG DA PR/PB.</text:p>
          </table:table-cell>
          <table:table-cell office:value-type="string" table:style-name="ce6">
            <text:p>R$ <text:s text:c="4"/>8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4/06/2021 a 21/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30/04/2021 a 28/07/2021</text:p>
          </table:table-cell>
          <table:table-cell office:value-type="string" table:style-name="ce6">
            <text:p>SIM</text:p>
          </table:table-cell>
          <table:table-cell office:value-type="string" table:style-name="ce6">
            <text:p>17/05/2021</text:p>
          </table:table-cell>
          <table:table-cell office:value-type="string" table:style-name="ce10">
            <text:p>JAELSON PEDRO DA SILVA</text:p>
          </table:table-cell>
          <table:table-cell office:value-type="string" table:style-name="ce7">
            <text:p>056.540.724-47</text:p>
          </table:table-cell>
          <table:table-cell office:value-type="string" table:style-name="ce11">
            <text:p>SERVIÇO DE SERRALHEIRO, COM ATUAÇÃO NA RECUPERAÇÃO DO PORTÃO DE ENTRADA DE PEDESTRES, DO PRÉDIO DA PROCURADORIA DA REPÚBLICA EM MONTEIRO/PB.</text:p>
          </table:table-cell>
          <table:table-cell office:value-type="string" table:style-name="ce6">
            <text:p>R$ <text:s text:c="3"/>178,5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02/03/2021</text:p>
          </table:table-cell>
          <table:table-cell office:value-type="string" table:style-name="ce10">
            <text:p>OLIVEIRA E TOME LTDA</text:p>
          </table:table-cell>
          <table:table-cell office:value-type="string" table:style-name="ce7">
            <text:p>11.892.163/0001-42</text:p>
          </table:table-cell>
          <table:table-cell office:value-type="string" table:style-name="ce11">
            <text:p>DESPESA COM MATERIAL DE CONSUMO PARA A PRM-SOUSA.</text:p>
          </table:table-cell>
          <table:table-cell office:value-type="string" table:style-name="ce6">
            <text:p>R$ <text:s text:c="4"/>14,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2/03/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CONSERTOS DOS PORTÕES FRONTAIS DA PRM-SOUSA, COLOCAÇÃO DE TAMPA NO POÇO ARTESIANO E CONSERTO DE 5 PORTAS INTERNAS DO PRÉDIO.</text:p>
          </table:table-cell>
          <table:table-cell office:value-type="string" table:style-name="ce6">
            <text:p>R$ <text:s text:c="3"/>63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6/04/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SERVIÇO DE MANUTENÇÃO DE MOTOR DE PORTÃO.</text:p>
          </table:table-cell>
          <table:table-cell office:value-type="string" table:style-name="ce6">
            <text:p>R$ <text:s text:c="4"/>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L&amp;S PRESENTES PAPELARIAS E ARMARINHOS LTDA</text:p>
          </table:table-cell>
          <table:table-cell office:value-type="string" table:style-name="ce7">
            <text:p>12.604.130/0001-12</text:p>
          </table:table-cell>
          <table:table-cell office:value-type="string" table:style-name="ce11">
            <text:p>COMPRA DE BATERIA FLEX 12V.</text:p>
          </table:table-cell>
          <table:table-cell office:value-type="string" table:style-name="ce6">
            <text:p>R$ <text:s text:c="4"/>3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ONOFRE MATERIAIS DE CONTRUÇÃO</text:p>
          </table:table-cell>
          <table:table-cell office:value-type="string" table:style-name="ce7">
            <text:p>24.293.755/0001-90</text:p>
          </table:table-cell>
          <table:table-cell office:value-type="string" table:style-name="ce11">
            <text:p>MATERIAIS DE CONSUMO PARA PEQUENOS CONSERTOS NA ESTRUTURA FÍSICA.</text:p>
          </table:table-cell>
          <table:table-cell office:value-type="string" table:style-name="ce6">
            <text:p>R$ <text:s text:c="3"/>53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5/02/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REVISÃO DE CERCA ELÉTRICA COM TROCA DE ASTE.</text:p>
          </table:table-cell>
          <table:table-cell office:value-type="string" table:style-name="ce6">
            <text:p>R$ <text:s text:c="3"/>10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16/06/2021 a 03/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20/01/2021 a 1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05/03/2021</text:p>
          </table:table-cell>
          <table:table-cell office:value-type="string" table:style-name="ce10">
            <text:p>GREEN GRÁFICA RÁPIDA EIRELLI</text:p>
          </table:table-cell>
          <table:table-cell office:value-type="string" table:style-name="ce7">
            <text:p>19.193.778/0001-92</text:p>
          </table:table-cell>
          <table:table-cell office:value-type="string" table:style-name="ce11">
            <text:p>DIGITALIZAR DOCUMENTO NO TAMANHO A0.</text:p>
          </table:table-cell>
          <table:table-cell office:value-type="string" table:style-name="ce6">
            <text:p>R$ <text:s text:c="5"/>7,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AMPLA MATERIAL DE CONSTRUÇÃO LTDA</text:p>
          </table:table-cell>
          <table:table-cell office:value-type="string" table:style-name="ce7">
            <text:p>10.944.409/0001-10</text:p>
          </table:table-cell>
          <table:table-cell office:value-type="string" table:style-name="ce11">
            <text:p>ATENDER SOLICITAÇÃO DA SESOT; E PEQUENOS REPAROS A SEREM FEITOS PELA CONTRATADA ENERGIZA.</text:p>
          </table:table-cell>
          <table:table-cell office:value-type="string" table:style-name="ce6">
            <text:p>R$ <text:s text:c="4"/>37,6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J. MONTE CENTER</text:p>
          </table:table-cell>
          <table:table-cell office:value-type="string" table:style-name="ce7">
            <text:p>05.162.079/0007-66</text:p>
          </table:table-cell>
          <table:table-cell office:value-type="string" table:style-name="ce11">
            <text:p>SOLICITADO PELA CONTRATA ENERGIZA PARA PEQUENOS REPAROS.</text:p>
          </table:table-cell>
          <table:table-cell office:value-type="string" table:style-name="ce6">
            <text:p>R$ <text:s text:c="4"/>31,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20/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19/02/2021</text:p>
          </table:table-cell>
          <table:table-cell office:value-type="string" table:style-name="ce10">
            <text:p>ROCHA SUPERMERCADO LTDA</text:p>
          </table:table-cell>
          <table:table-cell office:value-type="string" table:style-name="ce7">
            <text:p>07.541.702/0001-21</text:p>
          </table:table-cell>
          <table:table-cell office:value-type="string" table:style-name="ce11">
            <text:p>AQUISIÇÃO DE CAFÉ ACUCAR ÁLCOOL EM GEL ÁLCOOL LÍQUIDO PARA MANUTENÇÃO DA PRM.</text:p>
          </table:table-cell>
          <table:table-cell office:value-type="string" table:style-name="ce6">
            <text:p>R$ <text:s text:c="3"/>220,99</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24/02/2021</text:p>
          </table:table-cell>
          <table:table-cell office:value-type="string" table:style-name="ce10">
            <text:p>CORRENTE GÁS LIQUIGAS LTDA</text:p>
          </table:table-cell>
          <table:table-cell office:value-type="string" table:style-name="ce7">
            <text:p>05.625.668/0001-48</text:p>
          </table:table-cell>
          <table:table-cell office:value-type="string" table:style-name="ce11">
            <text:p>ABASTECIMENTO DO GÁS DE COZINHA DA PRM.</text:p>
          </table:table-cell>
          <table:table-cell office:value-type="string" table:style-name="ce6">
            <text:p>R$ <text:s text:c="3"/>10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28/04/2021</text:p>
          </table:table-cell>
          <table:table-cell office:value-type="string" table:style-name="ce10">
            <text:p>ROCHA SUPERMERCADO LTDA</text:p>
          </table:table-cell>
          <table:table-cell office:value-type="string" table:style-name="ce7">
            <text:p>07.541.702/0001-21</text:p>
          </table:table-cell>
          <table:table-cell office:value-type="string" table:style-name="ce11">
            <text:p>ALCOOL LIQUIDO PARA HIGIENIZAÇÃO DOS MÓVEIS.</text:p>
          </table:table-cell>
          <table:table-cell office:value-type="string" table:style-name="ce6">
            <text:p>R$ <text:s text:c="4"/>78,84</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9/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SIM</text:p>
          </table:table-cell>
          <table:table-cell office:value-type="string" table:style-name="ce6">
            <text:p>25/01/2021</text:p>
          </table:table-cell>
          <table:table-cell office:value-type="string" table:style-name="ce10">
            <text:p>PAULO SÉRGIO DA SILVA</text:p>
          </table:table-cell>
          <table:table-cell office:value-type="string" table:style-name="ce7">
            <text:p>600.932.653-28</text:p>
          </table:table-cell>
          <table:table-cell office:value-type="string" table:style-name="ce11">
            <text:p>NECESSIDADE DE SERVIÇO EMERGENCIAL DE CONSERTO DA TUBULAÇÃO EXTERNA (SUBSOLO DA GARAGEM DE CARROS OFICIAIS) DE DISTRIBUIÇÃO DE ÁGUA PARA O PRÉDIO DA PRM-FLORIANO/PI, QUE SE ROMPEU E APRESENTAVA GRANDE VAZAMENTO.</text:p>
          </table:table-cell>
          <table:table-cell office:value-type="string" table:style-name="ce6">
            <text:p>R$ <text:s text:c="3"/>143,00</text:p>
          </table:table-cell>
          <table:table-cell table:number-columns-repeated="16373"/>
        </table:table-row>
        <table:table-row table:style-name="ro10">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SIM</text:p>
          </table:table-cell>
          <table:table-cell office:value-type="string" table:style-name="ce6">
            <text:p>29/01/2021</text:p>
          </table:table-cell>
          <table:table-cell office:value-type="string" table:style-name="ce10">
            <text:p>HÉLIO DE BRITO ALVES</text:p>
          </table:table-cell>
          <table:table-cell office:value-type="string" table:style-name="ce7">
            <text:p>514.515.733-91</text:p>
          </table:table-cell>
          <table:table-cell office:value-type="string" table:style-name="ce11">
            <text:p>NECESSIDADE URGENTE DE CONSERTO DO AR-CONDICIONADO SITUADO NA SALA DA CENTRAL DE PROCESSAMENTO DE DADOS (CPD), QUE NÃO ESTAVA RESFRIANDO NA DEVIDA TEMPERATURA. EM VIRTUDE DE NÃO HAVER CONTRATO PARA ESTE FIM, UTILIZADO O SUPRIMENTO DE FUNDOS, TENDO EM VISTA A NECESSIDADE DE FUNCIONAMENTO DO APARELHO PARA RESFRIAMENTO DOS EQUIPAMENTOS DO CPD E O RISCO DE ESSES QUEIMAREM POR ESQUENTAMENTO/ELEVAÇÃO DA TEMPERATURA, ALÉM DE SOBRECARREGAR O OUTRO APARELHO DE AR-CONDICIONADO QUE FUNCIONARA SOZINHO DURANTE O PERÍODO.</text:p>
          </table:table-cell>
          <table:table-cell office:value-type="string" table:style-name="ce6">
            <text:p>R$ <text:s text:c="3"/>298,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7/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1">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SIM</text:p>
          </table:table-cell>
          <table:table-cell office:value-type="string" table:style-name="ce6">
            <text:p>03/06/2021</text:p>
          </table:table-cell>
          <table:table-cell office:value-type="string" table:style-name="ce10">
            <text:p>MAGNO AURÉLIO MENDES DA SILVA</text:p>
          </table:table-cell>
          <table:table-cell office:value-type="string" table:style-name="ce7">
            <text:p>696.816.513-91</text:p>
          </table:table-cell>
          <table:table-cell office:value-type="string" table:style-name="ce11">
            <text:p>NECESSIDADE DE SERVIÇO EMERGENCIAL DE DIAGNÓSTICO SEGUIDO DE CONSERTO DO SISTEMA ELÉTRICO INTERNO DA PRM-FLORIANO/PI QUE ESTAVA OCASIONANDO O NÃO FUNCIONAMENTO DA BOMBA DE ÁGUA DO SISTEMA HIDRÁULICO INTERNO, O QUE REPRESENTAVA RISCO DE DESABASTECIMENTO DE ÁGUA NA PROCURADORIA, BEM COMO AUMENTO DO VALOR DA FATURA DE ÁGUA. O PAGAMENTO ATUAL REPRESENTA 50% (CINQUENTA POR CENTO) DO VALOR TOTAL DA PRESTAÇÃO DE SERVIÇOS (CONFORME VALOR CONTIDO NA SOLICITAÇÃO DA COORDENAÇÃO DA UNIDADE (PRM-FLR-PI-0003288/2021 ¿ ÍNTEGRA <text:s/>COMPLEMENTAR), DESTINANDO-SE O PRÓXIMO SUPRIMENTO DE FUNDOS CONCEDIDO A ESTA UNIDADE AO PAGAMENTO DO RESTANTE DO VALOR DEVIDO AO PRESTADOR DO SERVIÇO.</text:p>
          </table:table-cell>
          <table:table-cell office:value-type="string" table:style-name="ce6">
            <text:p>R$ <text:s text:c="3"/>358,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SIM</text:p>
          </table:table-cell>
          <table:table-cell office:value-type="string" table:style-name="ce6">
            <text:p>09/06/2021</text:p>
          </table:table-cell>
          <table:table-cell office:value-type="string" table:style-name="ce10">
            <text:p>CARLOS ALVES DE MOURA &amp; CIA LTDA-ME</text:p>
          </table:table-cell>
          <table:table-cell office:value-type="string" table:style-name="ce7">
            <text:p>11.977.354/0001-07</text:p>
          </table:table-cell>
          <table:table-cell office:value-type="string" table:style-name="ce11">
            <text:p>DESPESA COM COMPRA DE NOVO BOTIJÃO DE GÁS, DECORRENTE DO ESVAZIAMENTO DO BOTIJÃO <text:s/>ANTERIOR.</text:p>
          </table:table-cell>
          <table:table-cell office:value-type="string" table:style-name="ce6">
            <text:p>R$ <text:s text:c="4"/>95,00</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08/03/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1">
            <text:p>FALTA DE CAFÉ E AÇÚCAR NO ESTOQUE DA UNIDADE E AUSÊNCIA DE PREVISÃO DE FORNECIMENTO DESSES ITENS PELO ALMOXARIFADO DA PR/PI, O QUAL DEPENDE DE VIAGEM ADMINISTRATIVA A SER REALIZADA PARA AS UNIDADES DO INTERIOR DO ESTADO.</text:p>
          </table:table-cell>
          <table:table-cell office:value-type="string" table:style-name="ce6">
            <text:p>R$ <text:s text:c="3"/>115,94</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11/03/2021</text:p>
          </table:table-cell>
          <table:table-cell office:value-type="string" table:style-name="ce10">
            <text:p>LUIZ GONZAGA DE SANTANA - ME (GONZAGA GERADORES)</text:p>
          </table:table-cell>
          <table:table-cell office:value-type="string" table:style-name="ce7">
            <text:p>18.317.079/0001-44</text:p>
          </table:table-cell>
          <table:table-cell office:value-type="string" table:style-name="ce11">
            <text:p>ESGOTAMENTO DA BATERIA DO GRUPO GERADOR INSTALADO NA UNIDADE E A NECESSIDADE DE SUA SUBSTITUIÇÃO POR OUTRA, QUE FOI ADQUIRIDA DA MESMA EMPRESA RESPONSÁVEL PELA ÚLTIMA MANUTENÇÃO CORRETIVA DO EQUIPAMENTO, OCASIÃO QUE FOI TAMBÉM APROVEITADA PARA REALIZAR A INSTALAÇÃO DA NOVA BATERIA.</text:p>
          </table:table-cell>
          <table:table-cell office:value-type="string" table:style-name="ce6">
            <text:p>R$ <text:s text:c="3"/>350,00</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5/03/2021</text:p>
          </table:table-cell>
          <table:table-cell office:value-type="string" table:style-name="ce10">
            <text:p>LAYLA RAFAEL DA SILVA DA LUZ - ME (CASA DO ELETRICISTA)</text:p>
          </table:table-cell>
          <table:table-cell office:value-type="string" table:style-name="ce7">
            <text:p>21.899.821/0001-81</text:p>
          </table:table-cell>
          <table:table-cell office:value-type="string" table:style-name="ce11">
            <text:p>NECESSIDADE DE MANUTENÇÃO DA REDE ELÉTRICA DA UNIDADE, QUE ESTAVA APRESENTANDO CONSTANTES OSCILAÇÕES E OCASIONANDO A QUEIMA FREQUENTE DE LÂMPADAS. PARA SOLUCIONAR O PROBLEMA, ERA NECESSÁRIA A AQUISIÇÃO DE DOIS DPS E FIOS ELÉTRICOS PARA REALIZAR OS ATERRAMENTOS INDIVIDUAIS DOS DPS INSTALADOS NO QUADRO DE DISTRIBUIÇÃO DA UNIDADE, NO TOTAL QUATRO.</text:p>
          </table:table-cell>
          <table:table-cell office:value-type="string" table:style-name="ce6">
            <text:p>R$ <text:s text:c="3"/>630,00</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6/03/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1">
            <text:p>NECESSIDADE DE MANUTENÇÃO DA REDE ELÉTRICA DA UNIDADE, QUE ESTAVA APRESENTANDO CONSTANTES OSCILAÇÕES E OCASIONANDO A QUEIMA FREQUENTE DE LÂMPADAS. PARA SOLUCIONAR O PROBLEMA, ERA NECESSÁRIO SUBSTITUIR DOIS DPS QUEIMADOS E FAZER ATERRAMENTOS INDIVIDUAIS PARA CADA DPS INSTALADO, QUATRO NO TOTAL.</text:p>
          </table:table-cell>
          <table:table-cell office:value-type="string" table:style-name="ce6">
            <text:p>R$ <text:s text:c="3"/>4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2/06/2021</text:p>
          </table:table-cell>
          <table:table-cell office:value-type="string" table:style-name="ce10">
            <text:p>ADEILSON MOURA BARBOSA - EPP (SUPERMERCADO BARBOSA)</text:p>
          </table:table-cell>
          <table:table-cell office:value-type="string" table:style-name="ce7">
            <text:p>07.756.312/0001-79</text:p>
          </table:table-cell>
          <table:table-cell office:value-type="string" table:style-name="ce11">
            <text:p>GARANTIR A CONTINUIDADE DOS SERVIÇOS DE COPA E COZINHA DA PRM/PICOS.</text:p>
          </table:table-cell>
          <table:table-cell office:value-type="string" table:style-name="ce6">
            <text:p>R$ <text:s text:c="4"/>95,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5/07/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1">
            <text:p>GÊNEROS ALIMENTÍCIOS EMPREGADOS NOS SERVIÇOS DE COPA E COZINHA DA PRM/PICOS.</text:p>
          </table:table-cell>
          <table:table-cell office:value-type="string" table:style-name="ce6">
            <text:p>R$ <text:s text:c="4"/>78,02</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6/07/2021</text:p>
          </table:table-cell>
          <table:table-cell office:value-type="string" table:style-name="ce10">
            <text:p>JOÃO RODRIGUES ALVES MERCADORIA - ME (MALVA CONSTRUÇÕES LTDA)</text:p>
          </table:table-cell>
          <table:table-cell office:value-type="string" table:style-name="ce7">
            <text:p>02.551.074/0001-41</text:p>
          </table:table-cell>
          <table:table-cell office:value-type="string" table:style-name="ce11">
            <text:p>MATERIAIS EMPREGADOS NA EXECUÇÃO DE PEQUENOS SERVIÇOS DE MANUTENÇÃO PREDIAL DA PRM/PICOS, ABRANGENDO SERVIÇOS NAS INSTALAÇÕES ELÉTRICA E HIDRÁULICA DO PRÉDIO.</text:p>
          </table:table-cell>
          <table:table-cell office:value-type="string" table:style-name="ce6">
            <text:p>R$ <text:s text:c="3"/>168,65</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9/07/2021</text:p>
          </table:table-cell>
          <table:table-cell office:value-type="string" table:style-name="ce10">
            <text:p>DISTRIBUIDORA NOGUEIRA DE MEDICAMENTOS LTDA - DISNOMED</text:p>
          </table:table-cell>
          <table:table-cell office:value-type="string" table:style-name="ce7">
            <text:p>03.315.618/0001-39</text:p>
          </table:table-cell>
          <table:table-cell office:value-type="string" table:style-name="ce11">
            <text:p>REPOSIÇÃO DE MÁSCARAS DESCARTÁVEIS, ÁLCOOL LÍQUIDO E EM GEL, DESTINADOS À PROTEÇÃO, CONTRA O COVID-19, DOS SERVIDORES E FUNCIONÁRIOS TERCEIRIZADOS QUE ESTÃO TRABALHANDO PRESENCIALMENTE NA SEDE DA PRM/PICOS.</text:p>
          </table:table-cell>
          <table:table-cell office:value-type="string" table:style-name="ce6">
            <text:p>R$ <text:s text:c="3"/>315,00</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14/05/2021</text:p>
          </table:table-cell>
          <table:table-cell office:value-type="string" table:style-name="ce10">
            <text:p>CLAUDINEI BORGES LEAL (MICROPOINT INFORMÁTICA)</text:p>
          </table:table-cell>
          <table:table-cell office:value-type="string" table:style-name="ce7">
            <text:p>04.540.560/0001-90</text:p>
          </table:table-cell>
          <table:table-cell office:value-type="string" table:style-name="ce11">
            <text:p>O CABO HDMI E O FILTRO DE LINHA FORAM UTILIZADOS PARA CONCLUIR A INSTALAÇÃO DO SISTEMA DE CFTV DA PRM/PICOS, E O PEN-DRIVE SERÁ USADO PELA COORDENADORIA DA UNIDADE PARA ARMAZENAR DOCUMENTOS E ARQUIVOS DIGITALIZADOS DE NATUREZA ADMINISTRATIVA.</text:p>
          </table:table-cell>
          <table:table-cell office:value-type="string" table:style-name="ce6">
            <text:p>R$ <text:s text:c="3"/>119,80</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28/05/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1">
            <text:p>NECESSIDADE DE REALIZAÇÃO DE PEQUENOS SERVIÇOS DE MANUTENÇÃO PREDIAL DA PRM/PICOS, ABRANGENDO O CONSERTO E HIGIENIZAÇÃO DO CONDICIONADOR DE AR DA RECEPÇÃO, O CONSERTO DO PORTÃO AUTOMÁTICO DA GARAGEM E A INSTALAÇÃO DO PONTO ELÉTRICO DO PÓRTICO DETECTOR DE METAIS.</text:p>
          </table:table-cell>
          <table:table-cell office:value-type="string" table:style-name="ce6">
            <text:p>R$ <text:s text:c="3"/>210,00</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4/02/2021 a 07/05/2021</text:p>
          </table:table-cell>
          <table:table-cell office:value-type="string" table:style-name="ce6">
            <text:p>SIM</text:p>
          </table:table-cell>
          <table:table-cell office:value-type="string" table:style-name="ce6">
            <text:p>25/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1">
            <text:p>AQUISIÇÃO DE TELHAS PARA REALIZAÇÃO DE SERVIÇO EMERGENCIAL DE MANUTENÇÃO DE TELHADO DAS SALAS ONDE FUNCIONAM O SAC E O SETOR ADM DA PRM SRN-PI, EM RAZÃO DA OCORRÊNCIA DE VAZAMENTOS OCASIONADOS APÓS FORTES CHUVAS OCORRIDAS NA REGIÃO.</text:p>
          </table:table-cell>
          <table:table-cell office:value-type="string" table:style-name="ce6">
            <text:p>R$ <text:s text:c="3"/>237,50</text:p>
          </table:table-cell>
          <table:table-cell table:number-columns-repeated="16373"/>
        </table:table-row>
        <table:table-row table:style-name="ro4">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ANDRÉ RICARDO DE SOUSA SANTOS</text:p>
          </table:table-cell>
          <table:table-cell office:value-type="string" table:style-name="ce7">
            <text:p>612.302.203-21</text:p>
          </table:table-cell>
          <table:table-cell office:value-type="string" table:style-name="ce11">
            <text:p>SERVIÇO DE RETELHAMENTO E CONSERTO DE VAZAMENTOS NAS SALAS ONDE FUNCIONAM O ATENDIMENTO AO CIDADÃO E SETOR ADMINISTRATIVO DA PRM SÃO RAIMUNDO NONATO-PI.</text:p>
          </table:table-cell>
          <table:table-cell office:value-type="string" table:style-name="ce6">
            <text:p>R$ <text:s text:c="3"/>247,19</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2/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1">
            <text:p>AQUISIÇÃO DE VASO SANITÁRIO ACOPLADO, PARA SUBSTITUIÇÃO DE OUTRO VASO QUE ESTAVA EM UTILIZAÇÃO NO BANHEIRO, SUÍTE, DO GABINETE DA PRM. TAL APARELHO SUBSTITUÍDO APRESENTOU RACHADURAS E ESTAVA COM SUA QUALIDADE COMPROMETIDA.</text:p>
          </table:table-cell>
          <table:table-cell office:value-type="string" table:style-name="ce6">
            <text:p>R$ <text:s text:c="3"/>400,00</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15/03/2021</text:p>
          </table:table-cell>
          <table:table-cell office:value-type="string" table:style-name="ce10">
            <text:p>RAIMUNDO NONATO DE LIMA</text:p>
          </table:table-cell>
          <table:table-cell office:value-type="string" table:style-name="ce7">
            <text:p>29.103.220/0001-22</text:p>
          </table:table-cell>
          <table:table-cell office:value-type="string" table:style-name="ce11">
            <text:p>SUBSTITUIÇÃO DE SPLIT INSTALADO NO CPD E INSTALAÇÃO DE SPLIT EM SUBSTITUIÇÃO DO APARELHO DO CPD, EM RAZÃO DE PROBLEMAS DE NÃO REFRIGERAÇÃO E DANOS NA PLACA ELETRÔNICA.</text:p>
          </table:table-cell>
          <table:table-cell office:value-type="string" table:style-name="ce6">
            <text:p>R$ <text:s text:c="3"/>18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MANOEL RAIMUNDO PEREIRA DOS SANTOS</text:p>
          </table:table-cell>
          <table:table-cell office:value-type="string" table:style-name="ce7">
            <text:p>300.441.623-91</text:p>
          </table:table-cell>
          <table:table-cell office:value-type="string" table:style-name="ce11">
            <text:p>PAGAMENTO DE SERVIÇO DE SUBSTITUIÇÃO DE VASO SANITÁRIO.</text:p>
          </table:table-cell>
          <table:table-cell office:value-type="string" table:style-name="ce6">
            <text:p>R$ <text:s text:c="4"/>56,17</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31/05/2021 a 1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1/03/2021</text:p>
          </table:table-cell>
          <table:table-cell office:value-type="string" table:style-name="ce10">
            <text:p>NILZA DE SOUZA - IMPÉRIO DAS CHAVES</text:p>
          </table:table-cell>
          <table:table-cell office:value-type="string" table:style-name="ce7">
            <text:p>20.889.882/0001-03</text:p>
          </table:table-cell>
          <table:table-cell office:value-type="string" table:style-name="ce11">
            <text:p>REFERENTE AO SERVIÇO DE MANUTENÇÃO CORRETIVA NA PORTA PRINCIPAL DA ANTIGA SEDE A QUAL ESTAVA EMPERRADA SENDO NECESSÁRIO O REPARO DE MANEIRA EXPEDITA PARA A ENTREGA DO IMÓVEL AO PROPRIETÁRIO EM RAZÃO DE MUDANÇA - PGEAS 1.25.000.003055/2020-07 E 1.25.009.000190/2020-11</text:p>
          </table:table-cell>
          <table:table-cell office:value-type="string" table:style-name="ce6">
            <text:p>R$ <text:s text:c="4"/>70,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2/03/2021</text:p>
          </table:table-cell>
          <table:table-cell office:value-type="string" table:style-name="ce10">
            <text:p>H. C. MATERIAIS ELETRICOS LTDA</text:p>
          </table:table-cell>
          <table:table-cell office:value-type="string" table:style-name="ce7">
            <text:p>32.889.100/0001-07</text:p>
          </table:table-cell>
          <table:table-cell office:value-type="string" table:style-name="ce11">
            <text:p>REFERENTE AQUISIÇÃO 4 PLUGS UTILIZADOS NA INSTALAÇÃO DOS EQUIPAMENTOS DE TI NO CPD DO NOVO IMÓVEL SEDE DA UNIDADE EM RAZÃO DA MUDANÇA - PGEAS 1.25.000.003055/2020-07 E 1.25.009.000190/2020-11.</text:p>
          </table:table-cell>
          <table:table-cell office:value-type="string" table:style-name="ce6">
            <text:p>R$ <text:s text:c="4"/>34,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4/03/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1">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7,45</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1/2021</text:p>
          </table:table-cell>
          <table:table-cell office:value-type="string" table:style-name="ce10">
            <text:p>F O GIAROLA E CIA LTDA</text:p>
          </table:table-cell>
          <table:table-cell office:value-type="string" table:style-name="ce7">
            <text:p>04.459.281/0001-04</text:p>
          </table:table-cell>
          <table:table-cell office:value-type="string" table:style-name="ce11">
            <text:p>REFERENTE AQUISIÇÃO UM COOLER 6CM 12V (UTILIZADO PELA TI LOCAL EM REPARO) E SEIS PILHAS AAA ALCALINA (UTILIZADAS EM TROCAS EM CONTROLE REMOTOS DE APARELHOS DE AR CONDICIONADO).</text:p>
          </table:table-cell>
          <table:table-cell office:value-type="string" table:style-name="ce6">
            <text:p>R$ <text:s text:c="4"/>30,00</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2/2021</text:p>
          </table:table-cell>
          <table:table-cell office:value-type="string" table:style-name="ce10">
            <text:p>TW COM. DE SUPRIMENTOS PARA IMPRESSORA</text:p>
          </table:table-cell>
          <table:table-cell office:value-type="string" table:style-name="ce7">
            <text:p>25.109.650/0001-09</text:p>
          </table:table-cell>
          <table:table-cell office:value-type="string" table:style-name="ce11">
            <text:p>REFERENTE AQUISIÇÃO DE UMA FAIXA EM LONA 160 X 60 CM (COM OS DIZERES MUDAMOS PARA A RUA GUADIANA, Nº 3506) PARA INFORMAR AO PÚBLICO EXTERNO A MUDANÇA DE SEDE DA PRM/UMUAMA) - PGEAS 1.25.000.003055/2020-07 E 1.25.009.000190/2020-11.</text:p>
          </table:table-cell>
          <table:table-cell office:value-type="string" table:style-name="ce6">
            <text:p>R$ <text:s text:c="4"/>5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9/06/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31/03/2021 a 25/06/2021</text:p>
          </table:table-cell>
          <table:table-cell office:value-type="string" table:style-name="ce6">
            <text:p>SIM</text:p>
          </table:table-cell>
          <table:table-cell office:value-type="string" table:style-name="ce6">
            <text:p>24/06/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1">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3,96</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3/02/2021 a 26/03/2021</text:p>
          </table:table-cell>
          <table:table-cell office:value-type="string" table:style-name="ce6">
            <text:p>SIM</text:p>
          </table:table-cell>
          <table:table-cell office:value-type="string" table:style-name="ce6">
            <text:p>24/02/2021</text:p>
          </table:table-cell>
          <table:table-cell office:value-type="string" table:style-name="ce10">
            <text:p>NELSEN &amp; CIA. LTDA.</text:p>
          </table:table-cell>
          <table:table-cell office:value-type="string" table:style-name="ce7">
            <text:p>77.577.336/0001-46</text:p>
          </table:table-cell>
          <table:table-cell office:value-type="string" table:style-name="ce11">
            <text:p>REALIZAÇÃO DO SERVIÇO DE PLASTIFICAÇÃO DE 11 DOCUMENTOS.</text:p>
          </table:table-cell>
          <table:table-cell office:value-type="string" table:style-name="ce6">
            <text:p>R$ <text:s text:c="4"/>1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4/05/2021 a 23/07/2021</text:p>
          </table:table-cell>
          <table:table-cell office:value-type="string" table:style-name="ce6">
            <text:p>SIM</text:p>
          </table:table-cell>
          <table:table-cell office:value-type="string" table:style-name="ce6">
            <text:p>23/06/2021</text:p>
          </table:table-cell>
          <table:table-cell office:value-type="string" table:style-name="ce10">
            <text:p>CABOPEC CABOS DE AÇO E PEÇAS LTDA</text:p>
          </table:table-cell>
          <table:table-cell office:value-type="string" table:style-name="ce7">
            <text:p>81.463.630/0002-85</text:p>
          </table:table-cell>
          <table:table-cell office:value-type="string" table:style-name="ce11">
            <text:p>AQUISICAÇÃO DE 10 MTS CABO DE AÇO PARA MANUTENÇÃO DO PORTÃO POR SOLICITAÇÃO DA DIVISÃO DE ENGENHARIA.</text:p>
          </table:table-cell>
          <table:table-cell office:value-type="string" table:style-name="ce6">
            <text:p>R$ <text:s text:c="4"/>98,9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05/08/2021 a 26/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11/01/2021 a 26/03/2021</text:p>
          </table:table-cell>
          <table:table-cell office:value-type="string" table:style-name="ce6">
            <text:p>SIM</text:p>
          </table:table-cell>
          <table:table-cell office:value-type="string" table:style-name="ce6">
            <text:p>22/01/2021</text:p>
          </table:table-cell>
          <table:table-cell office:value-type="string" table:style-name="ce10">
            <text:p>R. CASTRO COMERCIO DE MATERIAIS ELETRICOS LTDA.</text:p>
          </table:table-cell>
          <table:table-cell office:value-type="string" table:style-name="ce7">
            <text:p>04.940.257/0001-84</text:p>
          </table:table-cell>
          <table:table-cell office:value-type="string" table:style-name="ce11">
            <text:p>AQUISIÇÃO DE BATERIA PARA ALARME DE INCÊNDIO DA PRM/CASCAVEL. A REFERIDA AQUISIÇÃO FOI EFETUADA EM CARÁTER DE URGÊNCIA TENDO EM VISTA QUE O SISTEMA DE ALARME DE INCÊNDIO PODERIA APRESENTAR FALHAS EM POR CONTA DE FALTA DE ENERGIA ELETRICA DA REDE EXTERNA.</text:p>
          </table:table-cell>
          <table:table-cell office:value-type="string" table:style-name="ce6">
            <text:p>R$ <text:s text:c="3"/>138,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07/05/2021 a 23/07/2021</text:p>
          </table:table-cell>
          <table:table-cell office:value-type="string" table:style-name="ce6">
            <text:p>SIM</text:p>
          </table:table-cell>
          <table:table-cell office:value-type="string" table:style-name="ce6">
            <text:p>07/05/2021</text:p>
          </table:table-cell>
          <table:table-cell office:value-type="string" table:style-name="ce10">
            <text:p>PARESTECK COMERCIAL ELETRONICA LTDA. - EPP</text:p>
          </table:table-cell>
          <table:table-cell office:value-type="string" table:style-name="ce7">
            <text:p>07.587.049/0001-31</text:p>
          </table:table-cell>
          <table:table-cell office:value-type="string" table:style-name="ce11">
            <text:p>AQUISICAO DE BATERIAS PARA PRM DE FOZ DO IGUACU</text:p>
          </table:table-cell>
          <table:table-cell office:value-type="string" table:style-name="ce6">
            <text:p>R$ <text:s text:c="3"/>132,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4/07/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3/02/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12 UNIDADES DE PILHAS AAA 1,5 PARA SUPRIR AS DEMANDAS DA UNIDADE.</text:p>
          </table:table-cell>
          <table:table-cell office:value-type="string" table:style-name="ce6">
            <text:p>R$ <text:s text:c="4"/>45,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5/03/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8 UNIDADES DE PILHAS AA PARA SUPRIR AS DEMANDAS DA UNIDADE.</text:p>
          </table:table-cell>
          <table:table-cell office:value-type="string" table:style-name="ce6">
            <text:p>R$ <text:s text:c="4"/>4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ASES CELL CELULARES EIRELI - EPP</text:p>
          </table:table-cell>
          <table:table-cell office:value-type="string" table:style-name="ce7">
            <text:p>24.975.984/0001-94</text:p>
          </table:table-cell>
          <table:table-cell office:value-type="string" table:style-name="ce11">
            <text:p>AQUISIÇÃO DE CAPA PROTETORA PARA O CELULAR FUNCIONAL DE PLANTÃO DESTA PRM, CONFORME SOLICITAÇÃO DA COORDENADORIA DE ADMINISTRAÇÃO</text:p>
          </table:table-cell>
          <table:table-cell office:value-type="string" table:style-name="ce6">
            <text:p>R$ <text:s text:c="4"/>25,00</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20/01/2021</text:p>
          </table:table-cell>
          <table:table-cell office:value-type="string" table:style-name="ce10">
            <text:p>PERSONAL GARDEN - PLANTAS LTDA</text:p>
          </table:table-cell>
          <table:table-cell office:value-type="string" table:style-name="ce7">
            <text:p>05.813.834/0001-30</text:p>
          </table:table-cell>
          <table:table-cell office:value-type="string" table:style-name="ce11">
            <text:p>NF 000000650 - REF. AQUISIÇÃO DE 4 SACHÊS DE INSETICIDA PARA JARDINAGEM (ICON GARDEN), PARA ATENDER NECESSIDADE EMERGENCIAL (COMBATE INFESTAÇÃO DE INSETOS), CONFORME SOLICITAÇÃO DA COORDENADORIA DE ADMINISTRAÇÃO DESTA PRM</text:p>
          </table:table-cell>
          <table:table-cell office:value-type="string" table:style-name="ce6">
            <text:p>R$ <text:s text:c="4"/>28,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24/06/2021 a 27/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6/08/2021 a 26/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8/02/2021 a 26/04/2021</text:p>
          </table:table-cell>
          <table:table-cell office:value-type="string" table:style-name="ce6">
            <text:p>SIM</text:p>
          </table:table-cell>
          <table:table-cell office:value-type="string" table:style-name="ce6">
            <text:p>24/03/2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1">
            <text:p>NECESSIDADE DE SUBSTITUIR PILHAS DE CONTROLES REMOTOS DE APARELHOS DE AR CONDICIONADO INSTALADOS EM GABINETES DE PROCURADORES DA REPÚBLICA DA PRM FOZ DO IGUAÇU E; NECESSIDADE DE SUBSITUIR SENSOR DE PRESENÇA INSTALADO NA GARAGEM DO PRÉDIO DA PRM FOZ.</text:p>
          </table:table-cell>
          <table:table-cell office:value-type="string" table:style-name="ce6">
            <text:p>R$ <text:s text:c="4"/>61,95</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ÁGUA FOZ COMÉRCIO DE MATERIAIS DE CONSTRUÇÃO LTDA</text:p>
          </table:table-cell>
          <table:table-cell office:value-type="string" table:style-name="ce7">
            <text:p>03.500.425/0001-58</text:p>
          </table:table-cell>
          <table:table-cell office:value-type="string" table:style-name="ce11">
            <text:p>NECESSIDADE DE SUBSTITUIÇÃO DE UMA DAS TORNEIRAS DO PURIFICADOR DE ÁGUA, PATRIMÔNIO 25.016-912, EM UTILIZAÇÃO NO PRÉDIO DA PRM FOZ DO IGUAÇU.</text:p>
          </table:table-cell>
          <table:table-cell office:value-type="string" table:style-name="ce6">
            <text:p>R$ <text:s text:c="5"/>6,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CHAVES BRASIL LTDA - ME</text:p>
          </table:table-cell>
          <table:table-cell office:value-type="string" table:style-name="ce7">
            <text:p>81.132.656/0001-60</text:p>
          </table:table-cell>
          <table:table-cell office:value-type="string" table:style-name="ce11">
            <text:p>NECESSIDADE DE SUBSTITUIÇÃO DA FECHADURA DA CENTRAL DE ALARME DE INCÊNDIO DO PRÉDIO.</text:p>
          </table:table-cell>
          <table:table-cell office:value-type="string" table:style-name="ce6">
            <text:p>R$ <text:s text:c="4"/>22,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5/2021</text:p>
          </table:table-cell>
          <table:table-cell office:value-type="string" table:style-name="ce10">
            <text:p>HORTOLAN E CIA LTDA - ME</text:p>
          </table:table-cell>
          <table:table-cell office:value-type="string" table:style-name="ce7">
            <text:p>82.202.847/0001-13</text:p>
          </table:table-cell>
          <table:table-cell office:value-type="string" table:style-name="ce11">
            <text:p>NECESSIDADE DE CONSERTO EMERGENCIAL DA BOMBA DO SISTEMA DE COMBATE A INCÊNDIO DO PRÉDIO DA PRM FOZ DO IGUAÇU.</text:p>
          </table:table-cell>
          <table:table-cell office:value-type="string" table:style-name="ce6">
            <text:p>R$ <text:s text:c="3"/>20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SGUARIO DISTRIBUIDORA DE ELETRÔNICOS LTDA</text:p>
          </table:table-cell>
          <table:table-cell office:value-type="string" table:style-name="ce7">
            <text:p>08.998.662/0001-04</text:p>
          </table:table-cell>
          <table:table-cell office:value-type="string" table:style-name="ce11">
            <text:p>NECESSIDADE DE SUBSTITUIR DUAS BATERIAS DEFEITUOSAS DA CENTRAL DE ALARME DE INCÊNDIO DO PRÉDIO.</text:p>
          </table:table-cell>
          <table:table-cell office:value-type="string" table:style-name="ce6">
            <text:p>R$ <text:s text:c="3"/>145,8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TOTAL FOZ - COMÉRCIO DE AR CONDICIONADOS LTDA</text:p>
          </table:table-cell>
          <table:table-cell office:value-type="string" table:style-name="ce7">
            <text:p>04.287.832/0001-91</text:p>
          </table:table-cell>
          <table:table-cell office:value-type="string" table:style-name="ce11">
            <text:p>NECESSIDADE DE CONSERTO EMERGENCIAL NO PRINCIPAL APARELHO DE AR CONDICIONADO INSTALADO NA RECEPÇÃO DO PRÉDIO DA PRM FOZ DO IGUAÇU. O EQUIPAMENTO ESTAVA "JOGANDO" ÁGUA PRA FORA QUANDO ERA LIGADO.</text:p>
          </table:table-cell>
          <table:table-cell office:value-type="string" table:style-name="ce6">
            <text:p>R$ <text:s text:c="3"/>15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28/06/2021</text:p>
          </table:table-cell>
          <table:table-cell office:value-type="string" table:style-name="ce10">
            <text:p>L.G.D BICUDO E BICUDO LTDA</text:p>
          </table:table-cell>
          <table:table-cell office:value-type="string" table:style-name="ce7">
            <text:p>04.917.884/0001-02</text:p>
          </table:table-cell>
          <table:table-cell office:value-type="string" table:style-name="ce11">
            <text:p>NECESSIDADE DE SUBSTITUIÇÃO DO PNEU E DA CÂMARA DE AR DO PNEU DO CARRINHO DE CARGA UTILIZADO UTILIZADO NA PRM FOZ IGUAÇU.</text:p>
          </table:table-cell>
          <table:table-cell office:value-type="string" table:style-name="ce6">
            <text:p>R$ <text:s text:c="4"/>53,1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17/06/2021 a 23/07/2021</text:p>
          </table:table-cell>
          <table:table-cell office:value-type="string" table:style-name="ce6">
            <text:p>SIM</text:p>
          </table:table-cell>
          <table:table-cell office:value-type="string" table:style-name="ce6">
            <text:p>18/06/2021</text:p>
          </table:table-cell>
          <table:table-cell office:value-type="string" table:style-name="ce10">
            <text:p>CONDOR SUPERMERCADO</text:p>
          </table:table-cell>
          <table:table-cell office:value-type="string" table:style-name="ce7">
            <text:p>76.189.406/0018-74</text:p>
          </table:table-cell>
          <table:table-cell office:value-type="string" table:style-name="ce11">
            <text:p>AQUISIÇÃO DE MATERIAL DE LIMPEZA PARA HIGIENIZAÇÃO DA UNIDADE, TENDO EM VISTA A EMPRESA RESPONSÁVEL NÃO MANDAR OS PRODUTOS.</text:p>
          </table:table-cell>
          <table:table-cell office:value-type="string" table:style-name="ce6">
            <text:p>R$ <text:s text:c="4"/>35,56</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17/06/2021 a 23/07/2021</text:p>
          </table:table-cell>
          <table:table-cell office:value-type="string" table:style-name="ce6">
            <text:p>SIM</text:p>
          </table:table-cell>
          <table:table-cell office:value-type="string" table:style-name="ce6">
            <text:p>20/07/2021</text:p>
          </table:table-cell>
          <table:table-cell office:value-type="string" table:style-name="ce10">
            <text:p>CONDOR SUPERMERCADO</text:p>
          </table:table-cell>
          <table:table-cell office:value-type="string" table:style-name="ce7">
            <text:p>76.189.406/0018-74</text:p>
          </table:table-cell>
          <table:table-cell office:value-type="string" table:style-name="ce11">
            <text:p>AQUISIÇÃO DE 12 PILHAS AA PARA USO NOS COFRES.</text:p>
            <text:p>AQUISIÇÃO DE 12 PILHAS PARA 05 CONTROLE DE AR CONDICIONADO E 02 PARA USO NO AFERIDOR DE TEMPERATURA CORPORAL.</text:p>
          </table:table-cell>
          <table:table-cell office:value-type="string" table:style-name="ce6">
            <text:p>R$ <text:s text:c="4"/>71,6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3/02/2021 a 26/03/2021</text:p>
          </table:table-cell>
          <table:table-cell office:value-type="string" table:style-name="ce6">
            <text:p>SIM</text:p>
          </table:table-cell>
          <table:table-cell office:value-type="string" table:style-name="ce6">
            <text:p>25/02/2021</text:p>
          </table:table-cell>
          <table:table-cell office:value-type="string" table:style-name="ce10">
            <text:p>VARASCHIN MAT. CONSTRUÇÃO LTDA.</text:p>
          </table:table-cell>
          <table:table-cell office:value-type="string" table:style-name="ce7">
            <text:p>85.076.719/0002-40</text:p>
          </table:table-cell>
          <table:table-cell office:value-type="string" table:style-name="ce11">
            <text:p>FECHAMENTO DO PORTÃO DO TERRENO DA PROCURADORIA DA REPÚBLICA NO ESTADO DO PARANÁ, NO BAIRRO DO CABRAL, EM CURITIBA.</text:p>
          </table:table-cell>
          <table:table-cell office:value-type="string" table:style-name="ce6">
            <text:p>R$ <text:s text:c="4"/>63,45</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09/06/2021</text:p>
          </table:table-cell>
          <table:table-cell office:value-type="string" table:style-name="ce10">
            <text:p>MÁXIMA EQUIPAMENTOS HIDRÁULICOS LTDA - ME</text:p>
          </table:table-cell>
          <table:table-cell office:value-type="string" table:style-name="ce7">
            <text:p>20.087.258/0001-84</text:p>
          </table:table-cell>
          <table:table-cell office:value-type="string" table:style-name="ce11">
            <text:p>LOCAÇÃO DE UMA PALETEIRA PARA MOVIMENTAÇÃO DE COFRES NA SEDE DESTA PRPR.</text:p>
          </table:table-cell>
          <table:table-cell office:value-type="string" table:style-name="ce6">
            <text:p>R$ <text:s text:c="3"/>2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12/04/2021</text:p>
          </table:table-cell>
          <table:table-cell office:value-type="string" table:style-name="ce10">
            <text:p>COMERCIAL RADIO TV UNIVERSAL LTDA.</text:p>
          </table:table-cell>
          <table:table-cell office:value-type="string" table:style-name="ce7">
            <text:p>76.532.639/0001-80</text:p>
          </table:table-cell>
          <table:table-cell office:value-type="string" table:style-name="ce11">
            <text:p>ATENDER SOLICITAÇÃO DA DISOT.</text:p>
          </table:table-cell>
          <table:table-cell office:value-type="string" table:style-name="ce6">
            <text:p>R$ <text:s text:c="3"/>382,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12/01/2021 a 26/03/2021</text:p>
          </table:table-cell>
          <table:table-cell office:value-type="string" table:style-name="ce6">
            <text:p>SIM</text:p>
          </table:table-cell>
          <table:table-cell office:value-type="string" table:style-name="ce6">
            <text:p>31/01/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UMA UNIÃO DE 1/2 POLEGADA E DUAS PORCAS USINADAS DE 1/2 POLEGADA.</text:p>
          </table:table-cell>
          <table:table-cell office:value-type="string" table:style-name="ce6">
            <text:p>R$ <text:s text:c="4"/>28,61</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22/06/2021 a 27/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18/01/2021 a 26/03/2021</text:p>
          </table:table-cell>
          <table:table-cell office:value-type="string" table:style-name="ce6">
            <text:p>SIM</text:p>
          </table:table-cell>
          <table:table-cell office:value-type="string" table:style-name="ce6">
            <text:p>26/01/2021</text:p>
          </table:table-cell>
          <table:table-cell office:value-type="string" table:style-name="ce10">
            <text:p>ICTUS PRODUTOS PARA SAÚDE - EIRELI EPP</text:p>
          </table:table-cell>
          <table:table-cell office:value-type="string" table:style-name="ce7">
            <text:p>00.141.527/0001-36</text:p>
          </table:table-cell>
          <table:table-cell office:value-type="string" table:style-name="ce11">
            <text:p>JUSTIFICA-SE A NECESSIDADE DE AQUISIÇÃO DE DUAS MÁSCARAS EM ACRÍLICO, PARA FINS DE PROTEÇÃO CONTRA COVID AOS SERVIDORES QUE ACOMPANHARÃO A REFORMA NA PRM-GUARAPUAVA.</text:p>
          </table:table-cell>
          <table:table-cell office:value-type="string" table:style-name="ce6">
            <text:p>R$ <text:s text:c="4"/>5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28/06/2021 a 27/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06/04/2021 a 25/06/2021</text:p>
          </table:table-cell>
          <table:table-cell office:value-type="string" table:style-name="ce6">
            <text:p>SIM</text:p>
          </table:table-cell>
          <table:table-cell office:value-type="string" table:style-name="ce6">
            <text:p>07/05/2021</text:p>
          </table:table-cell>
          <table:table-cell office:value-type="string" table:style-name="ce10">
            <text:p>SUPORTE ELETRONICA LTDA</text:p>
          </table:table-cell>
          <table:table-cell office:value-type="string" table:style-name="ce7">
            <text:p>02.848.912/0001-43</text:p>
          </table:table-cell>
          <table:table-cell office:value-type="string" table:style-name="ce11">
            <text:p>AQUISIÇÃO DE 08 PILHAS AAA, POIS O ESTOQUE DO ALMOXARIFADO ESTÁ ZERADO.</text:p>
          </table:table-cell>
          <table:table-cell office:value-type="string" table:style-name="ce6">
            <text:p>R$ <text:s text:c="4"/>28,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12/01/2021 a 26/03/2021</text:p>
          </table:table-cell>
          <table:table-cell office:value-type="string" table:style-name="ce6">
            <text:p>SIM</text:p>
          </table:table-cell>
          <table:table-cell office:value-type="string" table:style-name="ce6">
            <text:p>11/02/2021</text:p>
          </table:table-cell>
          <table:table-cell office:value-type="string" table:style-name="ce10">
            <text:p>CAMPINHA, VARGAS &amp; CIA LTDA</text:p>
          </table:table-cell>
          <table:table-cell office:value-type="string" table:style-name="ce7">
            <text:p>35.185.748/0001-90</text:p>
          </table:table-cell>
          <table:table-cell office:value-type="string" table:style-name="ce11">
            <text:p>EM RAZÃO DA INSTALAÇÃO DO CONTROLADOR DE ACESSO NA SALA DO CPD, FOI NECESSÁRIO BLOQUEAR A MAÇANETA.</text:p>
          </table:table-cell>
          <table:table-cell office:value-type="string" table:style-name="ce6">
            <text:p>R$ <text:s text:c="4"/>5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29/06/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16/06/2021 a 13/09/2021</text:p>
          </table:table-cell>
          <table:table-cell office:value-type="string" table:style-name="ce6">
            <text:p>SIM</text:p>
          </table:table-cell>
          <table:table-cell office:value-type="string" table:style-name="ce6">
            <text:p>2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1">
            <text:p>AQUISIÇÃO DE CAPA DE PROTEÇÃO PARA OS VEÍCULOS OFICIAIS DA PRM</text:p>
          </table:table-cell>
          <table:table-cell office:value-type="string" table:style-name="ce6">
            <text:p>R$ <text:s text:c="3"/>119,6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AUTO POSTO MONTECASEROS LTDA</text:p>
          </table:table-cell>
          <table:table-cell office:value-type="string" table:style-name="ce7">
            <text:p>02.870.444/0001-03</text:p>
          </table:table-cell>
          <table:table-cell office:value-type="string" table:style-name="ce11">
            <text:p>LAVAGEM DE VEÍCULOS OFICIAIS</text:p>
          </table:table-cell>
          <table:table-cell office:value-type="string" table:style-name="ce6">
            <text:p>R$ <text:s text:c="3"/>206,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1">
            <text:p>RECARGA DE EXTINTORES</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1">
            <text:p>AQUISIÇAO DE PALHETA LIMPADORA DE PARABRISA PARA VEÍCULO OFICIAL</text:p>
          </table:table-cell>
          <table:table-cell office:value-type="string" table:style-name="ce6">
            <text:p>R$ <text:s text:c="4"/>59,8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27/05/2021</text:p>
          </table:table-cell>
          <table:table-cell office:value-type="string" table:style-name="ce10">
            <text:p>OTICA BRASÍLIA LTDA</text:p>
          </table:table-cell>
          <table:table-cell office:value-type="string" table:style-name="ce7">
            <text:p>28.823.722/0001-65</text:p>
          </table:table-cell>
          <table:table-cell office:value-type="string" table:style-name="ce11">
            <text:p>AQUISIÇÃO DE PLACA PARA HOMENAGEM PÓSTUMA À ADVOGADA</text:p>
          </table:table-cell>
          <table:table-cell office:value-type="string" table:style-name="ce6">
            <text:p>R$ <text:s text:c="3"/>16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05/02/2021</text:p>
          </table:table-cell>
          <table:table-cell office:value-type="string" table:style-name="ce10">
            <text:p>ELETRÔNICA TEFFE LTDA</text:p>
          </table:table-cell>
          <table:table-cell office:value-type="string" table:style-name="ce7">
            <text:p>29.143.088/0001-82</text:p>
          </table:table-cell>
          <table:table-cell office:value-type="string" table:style-name="ce11">
            <text:p>AQUISIÇÃO DE CAIXA DE SOM PARA COMPUTADOR PARA REALIZAÇÃO DE VIDEOCONFERÊNCIA</text:p>
          </table:table-cell>
          <table:table-cell office:value-type="string" table:style-name="ce6">
            <text:p>R$ <text:s text:c="4"/>69,8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21/04/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1">
            <text:p>RECARGA DE EXTINTORES DE INCÊNDIO, CONFORME AUTORIZAÇÃO ANEXA, EM RAZÃO DA PRM NÃO CONSEGUIDO PROPOSTA VÁLIDA.</text:p>
          </table:table-cell>
          <table:table-cell office:value-type="string" table:style-name="ce6">
            <text:p>R$ <text:s text:c="3"/>495,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COLOCAÇÃO DE RALO NA ÁREA EXTERNA DA SEDE</text:p>
          </table:table-cell>
          <table:table-cell office:value-type="string" table:style-name="ce6">
            <text:p>R$ <text:s text:c="4"/>11,49</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PARA A APLICAÇÃO NAS PORTAS E JANELAS DA SEDE DA PRM RESENDE</text:p>
          </table:table-cell>
          <table:table-cell office:value-type="string" table:style-name="ce6">
            <text:p>R$ <text:s text:c="4"/>36,79</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3/02/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SERVIÇO DE CAPINA E RETIRADA DO LIXO VERDE NAS DEPENDÊNCIAS EXTERNAS DA SEDE PRM</text:p>
          </table:table-cell>
          <table:table-cell office:value-type="string" table:style-name="ce6">
            <text:p>R$ <text:s text:c="3"/>17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8/02/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NOVO SIFÃO PARA REPOR O QUE HAVIA QUEBRADO.</text:p>
          </table:table-cell>
          <table:table-cell office:value-type="string" table:style-name="ce6">
            <text:p>R$ <text:s text:c="4"/>10,2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3/2021</text:p>
          </table:table-cell>
          <table:table-cell office:value-type="string" table:style-name="ce10">
            <text:p>SEBASTIAO R T DE ALMEIDA COMER</text:p>
          </table:table-cell>
          <table:table-cell office:value-type="string" table:style-name="ce7">
            <text:p>19.264.185/0001-70</text:p>
          </table:table-cell>
          <table:table-cell office:value-type="string" table:style-name="ce11">
            <text:p>DIAFRAGMA PARA REPARO NA CAIXA DE DESCARGA DO BANHEIRO MASCULINO</text:p>
          </table:table-cell>
          <table:table-cell office:value-type="string" table:style-name="ce6">
            <text:p>R$ <text:s text:c="4"/>28,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4/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PARA LIMPEZA DA ÁREA EXTERNA E RETIRADA DO LIXO VERDE DA PRM RESENDE</text:p>
          </table:table-cell>
          <table:table-cell office:value-type="string" table:style-name="ce6">
            <text:p>R$ <text:s text:c="3"/>17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0/01/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PARA COLAR OS PÉS DA MESA QUE SE ENCONTRA NO GABINETE DO 2º OFÍCIO DA PRM RESENDE</text:p>
          </table:table-cell>
          <table:table-cell office:value-type="string" table:style-name="ce6">
            <text:p>R$ <text:s text:c="5"/>8,15</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6/02/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SUBSTITUIR A FITA ANTI DERRAPANTE NA ESCADARIA DE GRANITO QUE INICIA NA GARAGEM E SEGUE AO 2º ANDAR DO PRÉDIO</text:p>
          </table:table-cell>
          <table:table-cell office:value-type="string" table:style-name="ce6">
            <text:p>R$ <text:s text:c="4"/>59,24</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9/01/2021</text:p>
          </table:table-cell>
          <table:table-cell office:value-type="string" table:style-name="ce10">
            <text:p>VIEIRA E DINIZ MINIMERCADO LTDA-ME</text:p>
          </table:table-cell>
          <table:table-cell office:value-type="string" table:style-name="ce7">
            <text:p>17.572.599/0001-30</text:p>
          </table:table-cell>
          <table:table-cell office:value-type="string" table:style-name="ce11">
            <text:p>FOI NECESSÁRIO ADQUIRIR O DESENTUPIDOR, PARA COLOCAR NAS 2 PIAS DAS COPAS DA PRM RESENDE, BEM COMO EFETUAR A LIMPEZA DA CAIXA DE GORDURA</text:p>
          </table:table-cell>
          <table:table-cell office:value-type="string" table:style-name="ce6">
            <text:p>R$ <text:s text:c="4"/>14,9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09/06/2021 a 06/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 COM RESSALVA</text:p>
          </table:table-cell>
          <table:table-cell office:value-type="string" table:style-name="ce6">
            <text:p>09/02/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1">
            <text:p>SOLICITAÇÃO DE PILHAS PARA OS TERMOMETROS QUE MEDEM A TEMPERATURA DE TODAS AS PESSOAS QUE ACESSAM O PREDIO DA PRRJ EM RAZAO DA COVID19 E EM RAZAO DE NAO POSSUIRMOS EESSSE MATERIAL EM NOSSO ALMOXARIFADO.</text:p>
          </table:table-cell>
          <table:table-cell office:value-type="string" table:style-name="ce6">
            <text:p>R$ <text:s text:c="3"/>278,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 COM RESSALVA</text:p>
          </table:table-cell>
          <table:table-cell office:value-type="string" table:style-name="ce6">
            <text:p>26/04/2021</text:p>
          </table:table-cell>
          <table:table-cell office:value-type="string" table:style-name="ce10">
            <text:p>SENDAS DISTRIBUIDORA SA</text:p>
          </table:table-cell>
          <table:table-cell office:value-type="string" table:style-name="ce7">
            <text:p>06.057.223/0326-18</text:p>
          </table:table-cell>
          <table:table-cell office:value-type="string" table:style-name="ce11">
            <text:p>AQUISIÇÃO PARA ATENDER AOS TERMOMETROS DE TEMPERATURA CORPORAL, EM RAZÃO DA COVID. NÃO POSSUIMOS ESTE PRODUTO EM ESTOQUE.</text:p>
          </table:table-cell>
          <table:table-cell office:value-type="string" table:style-name="ce6">
            <text:p>R$ <text:s text:c="4"/>25,8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 COM RESSALVA</text:p>
          </table:table-cell>
          <table:table-cell office:value-type="string" table:style-name="ce6">
            <text:p>28/01/2021</text:p>
          </table:table-cell>
          <table:table-cell office:value-type="string" table:style-name="ce10">
            <text:p>PEL PLANET PAPELARIA BAZAR SUPRI DE COMPUTAÇÃO LTDA</text:p>
          </table:table-cell>
          <table:table-cell office:value-type="string" table:style-name="ce7">
            <text:p>01.625.166/0001-66</text:p>
          </table:table-cell>
          <table:table-cell office:value-type="string" table:style-name="ce11">
            <text:p>MATERIAL PARA ATENDER A BIBLIOTECA. NÃO POSSUIMOS EM NOSSO ALMOXARIFADO.</text:p>
          </table:table-cell>
          <table:table-cell office:value-type="string" table:style-name="ce6">
            <text:p>R$ <text:s text:c="3"/>17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05/08/2021 a 04/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DIMEL DISTRIBUIDORA DE MATERIAL ELETRICO LTDA.</text:p>
          </table:table-cell>
          <table:table-cell office:value-type="string" table:style-name="ce7">
            <text:p>28.512.291/0001-16</text:p>
          </table:table-cell>
          <table:table-cell office:value-type="string" table:style-name="ce11">
            <text:p>CAMPAINHA</text:p>
          </table:table-cell>
          <table:table-cell office:value-type="string" table:style-name="ce6">
            <text:p>R$ <text:s text:c="4"/>46,49</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1/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ASA E VIDEO RIO DE JANEIRO SA</text:p>
          </table:table-cell>
          <table:table-cell office:value-type="string" table:style-name="ce7">
            <text:p>11.114.284/0119-55</text:p>
          </table:table-cell>
          <table:table-cell office:value-type="string" table:style-name="ce11">
            <text:p>10 LAMPADAS DE LED <text:s/>BOLINHA</text:p>
          </table:table-cell>
          <table:table-cell office:value-type="string" table:style-name="ce6">
            <text:p>R$ <text:s text:c="4"/>71,94</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2 GALOES DE AGUA MINERAL</text:p>
          </table:table-cell>
          <table:table-cell office:value-type="string" table:style-name="ce6">
            <text:p>R$ <text:s text:c="3"/>108,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ESTORIL DE NITEROI MATERIAIS DE CONSTRUÇAO LTDA ME</text:p>
          </table:table-cell>
          <table:table-cell office:value-type="string" table:style-name="ce7">
            <text:p>00.091.673/0001-02</text:p>
          </table:table-cell>
          <table:table-cell office:value-type="string" table:style-name="ce11">
            <text:p>10 LAMPADAS DE LED TUBULAR</text:p>
          </table:table-cell>
          <table:table-cell office:value-type="string" table:style-name="ce6">
            <text:p>R$ <text:s text:c="3"/>200,00</text:p>
          </table:table-cell>
          <table:table-cell table:number-columns-repeated="16373"/>
        </table:table-row>
        <table:table-row table:style-name="ro6">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8/04/2021</text:p>
          </table:table-cell>
          <table:table-cell office:value-type="string" table:style-name="ce10">
            <text:p>BOOKCENTER INFORMATICA E SERVIÇOS EIRELI</text:p>
          </table:table-cell>
          <table:table-cell office:value-type="string" table:style-name="ce7">
            <text:p>05.867.052/0001-83</text:p>
          </table:table-cell>
          <table:table-cell office:value-type="string" table:style-name="ce11">
            <text:p>TROCA DE UMA FONTE COMPRADA EM 27/11/2020, PARA O DR. EDUARDO ANDRE LOPES PINTO, (NO VALOR DE R$160,00, NF 137, CANCELADA) POR OUTRA NO VALOR DE R$270,00. FOI PAGO A DIFERENÇA DE R$110,00.</text:p>
          </table:table-cell>
          <table:table-cell office:value-type="string" table:style-name="ce6">
            <text:p>R$ <text:s text:c="3"/>11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1/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2/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CONFIGURAÇÃO DE 3 CONTROLES REMOTOS</text:p>
          </table:table-cell>
          <table:table-cell office:value-type="string" table:style-name="ce6">
            <text:p>R$ <text:s text:c="3"/>12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3/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3 CONTROLES REMOTOS PARA PORTÕES DE ACESSO DA PRM NITEROI</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6/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PAULO ROBERTO DA SILVA VIDAL</text:p>
          </table:table-cell>
          <table:table-cell office:value-type="string" table:style-name="ce6">
            <text:p>032.150.187-05</text:p>
          </table:table-cell>
          <table:table-cell office:value-type="string" table:style-name="ce6">
            <text:p>14/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07/05/2021 a 0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0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AQUISIÇÃO DE LAMPADA COMPACTA PARA SUBSTITUIÇÃO NA COZINHA E BANHEIRO DA UNIDADE, E AQUISIÇÃO DE LAMPADA DE EMBUTIR PARA SUBSTITUIÇÃO EXTERNA.</text:p>
          </table:table-cell>
          <table:table-cell office:value-type="string" table:style-name="ce6">
            <text:p>R$ <text:s text:c="4"/>77,75</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1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SUBSTITUIR BATERIA DE CONTROLE DE PORTÃO ELETRONICO E CAMPAINHA A DISTÂNCIA DA PRM ITAPERUNA - BATERIA 12V</text:p>
          </table:table-cell>
          <table:table-cell office:value-type="string" table:style-name="ce6">
            <text:p>R$ <text:s text:c="4"/>15,3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2/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1">
            <text:p>ALCOÓL GEL PARA HIGIENIZAÇÃO DOS PÚBLICOS INTERNOS E EXTERNOS.</text:p>
          </table:table-cell>
          <table:table-cell office:value-type="string" table:style-name="ce6">
            <text:p>R$ <text:s text:c="3"/>437,4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3/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SIFÃO PARA BANHEIRO DO 3 ANDAR.</text:p>
          </table:table-cell>
          <table:table-cell office:value-type="string" table:style-name="ce6">
            <text:p>R$ <text:s text:c="4"/>19,9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PILHAS PARA BASTÃO DE RONDA E CONTROLES REMOTOS DE AR CONDICIONADO</text:p>
          </table:table-cell>
          <table:table-cell office:value-type="string" table:style-name="ce6">
            <text:p>R$ <text:s text:c="4"/>70,3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ÓLEO HIDRÁULICO PARA O ELEVADOR DE VEÍCULOS.</text:p>
          </table:table-cell>
          <table:table-cell office:value-type="string" table:style-name="ce6">
            <text:p>R$ <text:s text:c="3"/>46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7/04/2021</text:p>
          </table:table-cell>
          <table:table-cell office:value-type="string" table:style-name="ce10">
            <text:p>J.O.J PEREIRA ELETRÔNICA-ME</text:p>
          </table:table-cell>
          <table:table-cell office:value-type="string" table:style-name="ce7">
            <text:p>04.628.066/0001-81</text:p>
          </table:table-cell>
          <table:table-cell office:value-type="string" table:style-name="ce11">
            <text:p>CONSERTO DOS MICRO-ONDAS PANASONIC 30.020.574 (COPA DO 3 ANDAR)STAVA DESLIGANDO DURANTE O USO, E 30.021.533 PAROU DE FUNCIONAR.</text:p>
          </table:table-cell>
          <table:table-cell office:value-type="string" table:style-name="ce6">
            <text:p>R$ <text:s text:c="3"/>346,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8/02/2021</text:p>
          </table:table-cell>
          <table:table-cell office:value-type="string" table:style-name="ce10">
            <text:p>EITERER'S STAR COMERCIO E SERVIÇOS LTDA-ME</text:p>
          </table:table-cell>
          <table:table-cell office:value-type="string" table:style-name="ce7">
            <text:p>17.073.397/0001-44</text:p>
          </table:table-cell>
          <table:table-cell office:value-type="string" table:style-name="ce11">
            <text:p>CONSERTO DE VENTILADOR - BEM PERMANENTE SEM RECURSO PARA AQUISIÇÃO.</text:p>
          </table:table-cell>
          <table:table-cell office:value-type="string" table:style-name="ce6">
            <text:p>R$ <text:s text:c="4"/>72,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1/02/2021</text:p>
          </table:table-cell>
          <table:table-cell office:value-type="string" table:style-name="ce10">
            <text:p>TA KELL SERVIÇOS GRAFICOS EM GERAL EIRELI ME</text:p>
          </table:table-cell>
          <table:table-cell office:value-type="string" table:style-name="ce7">
            <text:p>25.032.042/0001-35</text:p>
          </table:table-cell>
          <table:table-cell office:value-type="string" table:style-name="ce11">
            <text:p>PLACA DE IDENTIFICAÇÃO DE GABINETE DA PROCURADORA LUANA VARGAS MACEDO</text:p>
          </table:table-cell>
          <table:table-cell office:value-type="string" table:style-name="ce6">
            <text:p>R$ <text:s text:c="4"/>8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2/03/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1">
            <text:p>SERVIÇO DE MOLDURA PARA QUADRO PARA O GABINETE DO 3º OFÍCIO.</text:p>
          </table:table-cell>
          <table:table-cell office:value-type="string" table:style-name="ce6">
            <text:p>R$ <text:s text:c="4"/>29,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3/01/2021</text:p>
          </table:table-cell>
          <table:table-cell office:value-type="string" table:style-name="ce10">
            <text:p>UTILICASA VILAR DOS TELES ME</text:p>
          </table:table-cell>
          <table:table-cell office:value-type="string" table:style-name="ce7">
            <text:p>19.142.867/0001-00</text:p>
          </table:table-cell>
          <table:table-cell office:value-type="string" table:style-name="ce11">
            <text:p>MATERIAIS PARA A COPA E PILHAS PARA O APARELHO DE MEDIR TEMPERATURA E CONTROLES DE AR CONDICIONADO.</text:p>
          </table:table-cell>
          <table:table-cell office:value-type="string" table:style-name="ce6">
            <text:p>R$ <text:s text:c="3"/>333,85</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6/03/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SERVIÇO DE VULCANIZAÇÃO E ALINHAMENTO DO VEÍCULO PALIO WEEKEND LLB1862</text:p>
          </table:table-cell>
          <table:table-cell office:value-type="string" table:style-name="ce6">
            <text:p>R$ <text:s text:c="4"/>75,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8/02/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ONFECÇÃO DE CÓPIAS DE CHAVES PARA A SALA DE SEGURANÇA INSTITUCIONAL E SALA DOS VIGILANTES.</text:p>
          </table:table-cell>
          <table:table-cell office:value-type="string" table:style-name="ce6">
            <text:p>R$ <text:s text:c="4"/>77,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12/01/2021 a 09/04/2021</text:p>
          </table:table-cell>
          <table:table-cell office:value-type="string" table:style-name="ce6">
            <text:p>SIM</text:p>
          </table:table-cell>
          <table:table-cell office:value-type="string" table:style-name="ce6">
            <text:p>09/02/2021</text:p>
          </table:table-cell>
          <table:table-cell office:value-type="string" table:style-name="ce10">
            <text:p>A M DA FONSECA - ME</text:p>
          </table:table-cell>
          <table:table-cell office:value-type="string" table:style-name="ce7">
            <text:p>12.530.294/0001-42</text:p>
          </table:table-cell>
          <table:table-cell office:value-type="string" table:style-name="ce11">
            <text:p>CONSERTAR VAZAMENTO DE ÁGUA NO TERRENO COM A SUBSTITUIÇÃO DE ENCANAMENTO 15 METROS DE CANO</text:p>
          </table:table-cell>
          <table:table-cell office:value-type="string" table:style-name="ce6">
            <text:p>R$ <text:s text:c="3"/>757,5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07/06/2021</text:p>
          </table:table-cell>
          <table:table-cell office:value-type="string" table:style-name="ce10">
            <text:p>CENTPAR CENTRAL DE PARAFUSOS LTDA.</text:p>
          </table:table-cell>
          <table:table-cell office:value-type="string" table:style-name="ce7">
            <text:p>40.774.374/0001-89</text:p>
          </table:table-cell>
          <table:table-cell office:value-type="string" table:style-name="ce11">
            <text:p>SERVIÇOS CFTV MOSSORÓ</text:p>
          </table:table-cell>
          <table:table-cell office:value-type="string" table:style-name="ce6">
            <text:p>R$ <text:s text:c="4"/>13,8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07/06/2021</text:p>
          </table:table-cell>
          <table:table-cell office:value-type="string" table:style-name="ce10">
            <text:p>MOBTEL MOBILIDADE EM TELECOMUNICAÇÃO EIRELE ME</text:p>
          </table:table-cell>
          <table:table-cell office:value-type="string" table:style-name="ce7">
            <text:p>20.755.737/0001-21</text:p>
          </table:table-cell>
          <table:table-cell office:value-type="string" table:style-name="ce11">
            <text:p>CFTV MOSSORÓ</text:p>
          </table:table-cell>
          <table:table-cell office:value-type="string" table:style-name="ce6">
            <text:p>R$ <text:s text:c="3"/>412,80</text:p>
          </table:table-cell>
          <table:table-cell table:number-columns-repeated="16373"/>
        </table:table-row>
        <table:table-row table:style-name="ro4">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10/06/2021</text:p>
          </table:table-cell>
          <table:table-cell office:value-type="string" table:style-name="ce10">
            <text:p>F FERNANDES DE SOUZA &amp; CIA</text:p>
          </table:table-cell>
          <table:table-cell office:value-type="string" table:style-name="ce7">
            <text:p>08.345.621/0005-42</text:p>
          </table:table-cell>
          <table:table-cell office:value-type="string" table:style-name="ce11">
            <text:p>COMPRAS DE MATERIAL ELÉTRICO E DE CONSTRUÇÃO PARA ATENDER DE FORMA EMERGENCIAL INSTALAÇÕES DO SISTEMA DE CFTV DA PRM-MOSSORÓ</text:p>
          </table:table-cell>
          <table:table-cell office:value-type="string" table:style-name="ce6">
            <text:p>R$ <text:s text:c="4"/>69,26</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13/04/2021</text:p>
          </table:table-cell>
          <table:table-cell office:value-type="string" table:style-name="ce10">
            <text:p>MARIA IDALIA COSTA COLETTO - ME</text:p>
          </table:table-cell>
          <table:table-cell office:value-type="string" table:style-name="ce7">
            <text:p>38.060.757/0001-43</text:p>
          </table:table-cell>
          <table:table-cell office:value-type="string" table:style-name="ce11">
            <text:p>PEDIDO DE CABO PRA DESTRAVAMENTO DOS RÁDIOS DE SEGURANÇA DA PRRN</text:p>
          </table:table-cell>
          <table:table-cell office:value-type="string" table:style-name="ce6">
            <text:p>R$ <text:s text:c="3"/>400,0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21/06/2021</text:p>
          </table:table-cell>
          <table:table-cell office:value-type="string" table:style-name="ce10">
            <text:p>MIRANDA COMPUTAÇÃO E COMERCIO LTDA</text:p>
          </table:table-cell>
          <table:table-cell office:value-type="string" table:style-name="ce7">
            <text:p>11.982.113/0002-37</text:p>
          </table:table-cell>
          <table:table-cell office:value-type="string" table:style-name="ce11">
            <text:p>ATENDER DEMANDAS URGENTES DA SESOT</text:p>
          </table:table-cell>
          <table:table-cell office:value-type="string" table:style-name="ce6">
            <text:p>R$ <text:s text:c="4"/>83,2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25/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URG~ENCIA DE INSTALAÇÃO EQUIPAMENTOS AUDITÓRIO</text:p>
          </table:table-cell>
          <table:table-cell office:value-type="string" table:style-name="ce6">
            <text:p>R$ <text:s text:c="4"/>30,0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11/01/2021 a 09/04/2021</text:p>
          </table:table-cell>
          <table:table-cell office:value-type="string" table:style-name="ce6">
            <text:p>SIM</text:p>
          </table:table-cell>
          <table:table-cell office:value-type="string" table:style-name="ce6">
            <text:p>10/02/2021</text:p>
          </table:table-cell>
          <table:table-cell office:value-type="string" table:style-name="ce10">
            <text:p>CENTPAR CENTRAL DE PARAFUSOS LTDA.</text:p>
          </table:table-cell>
          <table:table-cell office:value-type="string" table:style-name="ce7">
            <text:p>40.774.374/0001-89</text:p>
          </table:table-cell>
          <table:table-cell office:value-type="string" table:style-name="ce11">
            <text:p>COMPRA EMERGENCIAL PARA ATENDER FIXAÇÃO DE PROJETOR</text:p>
          </table:table-cell>
          <table:table-cell office:value-type="string" table:style-name="ce6">
            <text:p>R$ <text:s text:c="4"/>40,0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5/07/2021 a 03/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6/06/2021</text:p>
          </table:table-cell>
          <table:table-cell office:value-type="string" table:style-name="ce10">
            <text:p>LEROY MERLIN CIA BRASILEIRA DE BRICOLAGEM</text:p>
          </table:table-cell>
          <table:table-cell office:value-type="string" table:style-name="ce7">
            <text:p>01.438.784/0010-98</text:p>
          </table:table-cell>
          <table:table-cell office:value-type="string" table:style-name="ce11">
            <text:p>MATERAIS NECESSÁRIOS AO DESEMPENHO DE FUNÇÃO E À REALIZAÇÃO DE SERVIÇO</text:p>
          </table:table-cell>
          <table:table-cell office:value-type="string" table:style-name="ce6">
            <text:p>R$ <text:s text:c="3"/>736,82</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7/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NÃO HÁ O MATERIAL EM ALMOXARIFADO</text:p>
          </table:table-cell>
          <table:table-cell office:value-type="string" table:style-name="ce6">
            <text:p>R$ <text:s text:c="4"/>27,6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8/05/2021</text:p>
          </table:table-cell>
          <table:table-cell office:value-type="string" table:style-name="ce10">
            <text:p>RENEE PEREIRA DA COSTA 00851082432</text:p>
          </table:table-cell>
          <table:table-cell office:value-type="string" table:style-name="ce7">
            <text:p>13.435.440/0001-13</text:p>
          </table:table-cell>
          <table:table-cell office:value-type="string" table:style-name="ce11">
            <text:p>PORTA EMPERRADA.</text:p>
          </table:table-cell>
          <table:table-cell office:value-type="string" table:style-name="ce6">
            <text:p>R$ <text:s text:c="3"/>208,0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31/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MANTERIAL SEM ESTOQUE</text:p>
          </table:table-cell>
          <table:table-cell office:value-type="string" table:style-name="ce6">
            <text:p>R$ <text:s text:c="4"/>25,9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12/04/2021 a 0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4/03/2021</text:p>
          </table:table-cell>
          <table:table-cell office:value-type="string" table:style-name="ce10">
            <text:p>BRUNO CESAR BOFF EIRELI</text:p>
          </table:table-cell>
          <table:table-cell office:value-type="string" table:style-name="ce7">
            <text:p>03.253.059/0001-80</text:p>
          </table:table-cell>
          <table:table-cell office:value-type="string" table:style-name="ce11">
            <text:p>COMPRA DE VARAL DE CHÃO PARA ATENDER A DEMANDA DA COPA DESTA PROCURADORIA.</text:p>
          </table:table-cell>
          <table:table-cell office:value-type="string" table:style-name="ce6">
            <text:p>R$ <text:s text:c="3"/>132,05</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8/03/2021</text:p>
          </table:table-cell>
          <table:table-cell office:value-type="string" table:style-name="ce10">
            <text:p>SOU MAIS SAUDE MEDICOS EIRELI</text:p>
          </table:table-cell>
          <table:table-cell office:value-type="string" table:style-name="ce7">
            <text:p>34.380.863/0001-53</text:p>
          </table:table-cell>
          <table:table-cell office:value-type="string" table:style-name="ce11">
            <text:p>COMPRA DE MÁSCARA ATÓXICA HIPOALERGÊNICA PARA PROTEÇÃO CONTRA O VIRUS, DEVIDO A PANDEMIA. O USO SERÁ PARA OS SERVIDORES EM SERVIÇO NA UNIDADE.</text:p>
          </table:table-cell>
          <table:table-cell office:value-type="string" table:style-name="ce6">
            <text:p>R$ <text:s text:c="4"/>60,00</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17/03/2021</text:p>
          </table:table-cell>
          <table:table-cell office:value-type="string" table:style-name="ce10">
            <text:p>ALMIRANEI COMUNICAÇÃO VISUAL</text:p>
          </table:table-cell>
          <table:table-cell office:value-type="string" table:style-name="ce7">
            <text:p>07.714.068/0001-81</text:p>
          </table:table-cell>
          <table:table-cell office:value-type="string" table:style-name="ce11">
            <text:p>COMPRA E INSTALAÇÃO DE BARREIRA DE ACRÍLICO NA RECEPÇÃO E SALA DE ATENDIMENTO AO CIDADÃO COM O OBJETIVO DE CONTER A DISSEMINAÇÃO DO COVID19.</text:p>
          </table:table-cell>
          <table:table-cell office:value-type="string" table:style-name="ce6">
            <text:p>R$ <text:s/>1.2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7/05/2021 a 25/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CLEOMAR LUIZ SAUSEN</text:p>
          </table:table-cell>
          <table:table-cell office:value-type="string" table:style-name="ce6">
            <text:p>981.023.709-04</text:p>
          </table:table-cell>
          <table:table-cell office:value-type="string" table:style-name="ce6">
            <text:p>05/08/2021 a 03/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11/05/2021 a 09/08/2021</text:p>
          </table:table-cell>
          <table:table-cell office:value-type="string" table:style-name="ce6">
            <text:p>SIM</text:p>
          </table:table-cell>
          <table:table-cell office:value-type="string" table:style-name="ce6">
            <text:p>21/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AUTORIZADO PELO SECRETÁRIO ESTADUAL</text:p>
          </table:table-cell>
          <table:table-cell office:value-type="string" table:style-name="ce6">
            <text:p>R$ <text:s text:c="3"/>66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20/07/2021 a 18/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6/04/2021</text:p>
          </table:table-cell>
          <table:table-cell office:value-type="string" table:style-name="ce10">
            <text:p>CAIXA ECONÔMICA FEDERAL</text:p>
          </table:table-cell>
          <table:table-cell office:value-type="string" table:style-name="ce7">
            <text:p>00.360.305/0632-97</text:p>
          </table:table-cell>
          <table:table-cell office:value-type="string" table:style-name="ce11">
            <text:p>PAGAMENTO DE TARIFA DE SERVIÇO COM NCESSIDADE IMEDIATA E PEQUENO VALOR.</text:p>
          </table:table-cell>
          <table:table-cell office:value-type="string" table:style-name="ce6">
            <text:p>R$ <text:s text:c="3"/>10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7/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NECESSIDADE URGENTE E PEQUENO VALOR</text:p>
          </table:table-cell>
          <table:table-cell office:value-type="string" table:style-name="ce6">
            <text:p>R$ <text:s text:c="3"/>12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8/03/2021</text:p>
          </table:table-cell>
          <table:table-cell office:value-type="string" table:style-name="ce10">
            <text:p>ESPAÇO DO SABER SERVIÇOS DE FOTOCÓPIAS LTDA</text:p>
          </table:table-cell>
          <table:table-cell office:value-type="string" table:style-name="ce7">
            <text:p>10.553.929/0001-00</text:p>
          </table:table-cell>
          <table:table-cell office:value-type="string" table:style-name="ce11">
            <text:p>DESPESA EVENTUAL DE PEQUENO VULTO.</text:p>
          </table:table-cell>
          <table:table-cell office:value-type="string" table:style-name="ce6">
            <text:p>R$ <text:s text:c="3"/>12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7/03/2021</text:p>
          </table:table-cell>
          <table:table-cell office:value-type="string" table:style-name="ce10">
            <text:p>MARIFOSSA SANEAMENTO EIRELI - ME</text:p>
          </table:table-cell>
          <table:table-cell office:value-type="string" table:style-name="ce7">
            <text:p>03.665.323/0001-92</text:p>
          </table:table-cell>
          <table:table-cell office:value-type="string" table:style-name="ce11">
            <text:p>SERVIÇO DE PEQUENO VULTO.</text:p>
          </table:table-cell>
          <table:table-cell office:value-type="string" table:style-name="ce6">
            <text:p>R$ <text:s text:c="3"/>675,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9/03/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SERVIÇO DE PEQUENO VULTO E URGENTE.</text:p>
          </table:table-cell>
          <table:table-cell office:value-type="string" table:style-name="ce6">
            <text:p>R$ <text:s text:c="3"/>25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23/04/2021</text:p>
          </table:table-cell>
          <table:table-cell office:value-type="string" table:style-name="ce10">
            <text:p>RONDONIA IND COM PRODUTOS QUIMICOS LTDA</text:p>
          </table:table-cell>
          <table:table-cell office:value-type="string" table:style-name="ce7">
            <text:p>15.857.873/0001-92</text:p>
          </table:table-cell>
          <table:table-cell office:value-type="string" table:style-name="ce11">
            <text:p>PRODUTO DE PEQUENO VULTO E DE NECESSIDADE URGENTE.</text:p>
          </table:table-cell>
          <table:table-cell office:value-type="string" table:style-name="ce6">
            <text:p>R$ <text:s text:c="3"/>265,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1/03/2021</text:p>
          </table:table-cell>
          <table:table-cell office:value-type="string" table:style-name="ce10">
            <text:p>ELETRUS COMERCIO DE MATERIAIS DE CONSTRUÇÃO EIRELI</text:p>
          </table:table-cell>
          <table:table-cell office:value-type="string" table:style-name="ce7">
            <text:p>33.311.039/0001-89</text:p>
          </table:table-cell>
          <table:table-cell office:value-type="string" table:style-name="ce11">
            <text:p>PARA ATENDER NECESSIDADES APONTADAS PELO DEMANDANTE NO PR-RO-00004431/2021.</text:p>
          </table:table-cell>
          <table:table-cell office:value-type="string" table:style-name="ce6">
            <text:p>R$ <text:s text:c="3"/>36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5/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1">
            <text:p>PARA ATENDER NECESSIDADES APONTADAS PELO DEMANDANTE NO PR-RO-00016962/2021.</text:p>
          </table:table-cell>
          <table:table-cell office:value-type="string" table:style-name="ce6">
            <text:p>R$ <text:s text:c="4"/>97,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7/05/2021</text:p>
          </table:table-cell>
          <table:table-cell office:value-type="string" table:style-name="ce10">
            <text:p>SOCIBRA DISTRIBUÍDORA LTDA</text:p>
          </table:table-cell>
          <table:table-cell office:value-type="string" table:style-name="ce7">
            <text:p>84.613.439/0001-80</text:p>
          </table:table-cell>
          <table:table-cell office:value-type="string" table:style-name="ce11">
            <text:p>PARA ATENDER NECESSIDADES APONTADAS PELO DEMANDANTE NO PR-RO-00013971/2021.</text:p>
          </table:table-cell>
          <table:table-cell office:value-type="string" table:style-name="ce6">
            <text:p>R$ <text:s text:c="4"/>48,56</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0/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1">
            <text:p>PARA ATENDER NECESSIDADES APONTADAS PELO DEMANDANTE NO PR-RO-00016953/2021.</text:p>
          </table:table-cell>
          <table:table-cell office:value-type="string" table:style-name="ce6">
            <text:p>R$ <text:s text:c="3"/>128,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1/05/2021</text:p>
          </table:table-cell>
          <table:table-cell office:value-type="string" table:style-name="ce10">
            <text:p>PARANAVAÍ PRÉ-MOLDADOS &amp; REVESTIMENTOS</text:p>
          </table:table-cell>
          <table:table-cell office:value-type="string" table:style-name="ce7">
            <text:p>02.984.305/0001-00</text:p>
          </table:table-cell>
          <table:table-cell office:value-type="string" table:style-name="ce11">
            <text:p>PARA ATENDER NECESSIDADES APONTADAS PELO DEMANDANTE NO PR-RO-00016962/2021.</text:p>
          </table:table-cell>
          <table:table-cell office:value-type="string" table:style-name="ce6">
            <text:p>R$ <text:s text:c="3"/>10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4/05/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ARA ATENDER NECESSIDADES APONTADAS PELO DEMANDANTE NO PR-RO-00013750/2021.</text:p>
          </table:table-cell>
          <table:table-cell office:value-type="string" table:style-name="ce6">
            <text:p>R$ <text:s text:c="3"/>548,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25/02/2021</text:p>
          </table:table-cell>
          <table:table-cell office:value-type="string" table:style-name="ce10">
            <text:p>AGROBOI</text:p>
          </table:table-cell>
          <table:table-cell office:value-type="string" table:style-name="ce7">
            <text:p>04.119.970/0003-23</text:p>
          </table:table-cell>
          <table:table-cell office:value-type="string" table:style-name="ce11">
            <text:p>A FIM DE ATENDER NECESSIDADES INFORMADAS NO PR-RO-00003540/2021.</text:p>
          </table:table-cell>
          <table:table-cell office:value-type="string" table:style-name="ce6">
            <text:p>R$ <text:s text:c="3"/>237,03</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01/07/2021 a 29/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09/08/2021 a 20/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AUTO POSTO POINT CAR</text:p>
          </table:table-cell>
          <table:table-cell office:value-type="string" table:style-name="ce7">
            <text:p>05.943.030/0001-55</text:p>
          </table:table-cell>
          <table:table-cell office:value-type="string" table:style-name="ce11">
            <text:p>ASSEIO DA FROTA</text:p>
          </table:table-cell>
          <table:table-cell office:value-type="string" table:style-name="ce6">
            <text:p>R$ <text:s text:c="3"/>280,00</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00,00</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 VEICULAR</text:p>
          </table:table-cell>
          <table:table-cell office:value-type="string" table:style-name="ce6">
            <text:p>R$ <text:s text:c="4"/>82,50</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7/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00,00</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24/04/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32,5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CLAUDIA FERNANDA MANFRON MORO</text:p>
          </table:table-cell>
          <table:table-cell office:value-type="string" table:style-name="ce6">
            <text:p>816.956.400-04</text:p>
          </table:table-cell>
          <table:table-cell office:value-type="string" table:style-name="ce6">
            <text:p>23/07/2021 a 2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DIOGENES CARVALHO DE OLIVEIRA</text:p>
          </table:table-cell>
          <table:table-cell office:value-type="string" table:style-name="ce6">
            <text:p>010.316.584-32</text:p>
          </table:table-cell>
          <table:table-cell office:value-type="string" table:style-name="ce6">
            <text:p>30/06/2021 a 28/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RS</text:p>
          </table:table-cell>
          <table:table-cell office:value-type="float" office:value="2021" table:style-name="ce6">
            <text:p>2021</text:p>
          </table:table-cell>
          <table:table-cell office:value-type="string" table:style-name="ce7">
            <text:p>RENATO MENNA DUARTE</text:p>
          </table:table-cell>
          <table:table-cell office:value-type="string" table:style-name="ce6">
            <text:p>597.054.500-72</text:p>
          </table:table-cell>
          <table:table-cell office:value-type="string" table:style-name="ce6">
            <text:p>08/01/2021 a 08/04/2021</text:p>
          </table:table-cell>
          <table:table-cell office:value-type="string" table:style-name="ce6">
            <text:p>SIM</text:p>
          </table:table-cell>
          <table:table-cell office:value-type="string" table:style-name="ce6">
            <text:p>15/01/2021</text:p>
          </table:table-cell>
          <table:table-cell office:value-type="string" table:style-name="ce10">
            <text:p>VBS COM E SERV DE SONORIZAÇÃO, ILUMINAÇÃO E IMAGEM EIRELI</text:p>
          </table:table-cell>
          <table:table-cell office:value-type="string" table:style-name="ce7">
            <text:p>12.290.868/0001-52</text:p>
          </table:table-cell>
          <table:table-cell office:value-type="string" table:style-name="ce11">
            <text:p>SUBSTITUIR PEÇA QUE FAZ A LIGAÇÃO DA IMAGEM DAS CFTV NO MONITOR DOS VIGILANTES. EQUIPAMENTO PERMITE QUE OS VIGILANTES CONSIGAM MONITURAR AS IMAGENS DAS CÃMERAS DE VIGILÃNCIA DA PRM.</text:p>
          </table:table-cell>
          <table:table-cell office:value-type="string" table:style-name="ce6">
            <text:p>R$ <text:s text:c="3"/>319,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WAGNER FERREIRA VALLES</text:p>
          </table:table-cell>
          <table:table-cell office:value-type="string" table:style-name="ce6">
            <text:p>809.583.380-00</text:p>
          </table:table-cell>
          <table:table-cell office:value-type="string" table:style-name="ce6">
            <text:p>11/05/2021 a 09/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ADRIANA FERNANDES GOES</text:p>
          </table:table-cell>
          <table:table-cell office:value-type="string" table:style-name="ce6">
            <text:p>563.067.251-72</text:p>
          </table:table-cell>
          <table:table-cell office:value-type="string" table:style-name="ce6">
            <text:p>16/07/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ANDRE AUGUSTO PEREIRA CUNHA</text:p>
          </table:table-cell>
          <table:table-cell office:value-type="string" table:style-name="ce6">
            <text:p>768.542.561-00</text:p>
          </table:table-cell>
          <table:table-cell office:value-type="string" table:style-name="ce6">
            <text:p>23/02/2021 a 19/05/2021</text:p>
          </table:table-cell>
          <table:table-cell office:value-type="string" table:style-name="ce6">
            <text:p>SIM</text:p>
          </table:table-cell>
          <table:table-cell office:value-type="string" table:style-name="ce6">
            <text:p>11/05/2021</text:p>
          </table:table-cell>
          <table:table-cell office:value-type="string" table:style-name="ce10">
            <text:p>COOPER - COOP. DE PROD. ABASTECIMENTO DO VALE DO ITAJAI</text:p>
          </table:table-cell>
          <table:table-cell office:value-type="string" table:style-name="ce7">
            <text:p>82.647.165/0020-87</text:p>
          </table:table-cell>
          <table:table-cell office:value-type="string" table:style-name="ce11">
            <text:p>NECESSIDADES DA PRM - CAFÉ, FILTRO DE CAFE E PILHA PARA CONTROLES DE AR CONDICIONADO</text:p>
          </table:table-cell>
          <table:table-cell office:value-type="string" table:style-name="ce6">
            <text:p>R$ <text:s text:c="3"/>121,69</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2/2021</text:p>
          </table:table-cell>
          <table:table-cell office:value-type="string" table:style-name="ce10">
            <text:p>LOJAS DE DEPARTAMENTOS MILIUM LTDA</text:p>
          </table:table-cell>
          <table:table-cell office:value-type="string" table:style-name="ce7">
            <text:p>83.240.333/0003-87</text:p>
          </table:table-cell>
          <table:table-cell office:value-type="string" table:style-name="ce11">
            <text:p>SEM O COPO, O LIQUIDIFICADOR NÃO TEM FUNÇÃO. TOALHAS PARA DECORAR AS MESINHAS ANTIGAS.</text:p>
          </table:table-cell>
          <table:table-cell office:value-type="string" table:style-name="ce6">
            <text:p>R$ <text:s text:c="4"/>71,7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3/2021</text:p>
          </table:table-cell>
          <table:table-cell office:value-type="string" table:style-name="ce10">
            <text:p>MI COMÉRCIO E MANUTENÇÃO DE REFRIGERAÇÃO LTDA EPP</text:p>
          </table:table-cell>
          <table:table-cell office:value-type="string" table:style-name="ce7">
            <text:p>24.661.978/0001-62</text:p>
          </table:table-cell>
          <table:table-cell office:value-type="string" table:style-name="ce11">
            <text:p>NECESSÁRIA PARA O BOM FUNCIONAMENTO DA GELADEIRA. SUBSTITUIÇÃO.</text:p>
          </table:table-cell>
          <table:table-cell office:value-type="string" table:style-name="ce6">
            <text:p>R$ <text:s text:c="4"/>1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4/02/2021</text:p>
          </table:table-cell>
          <table:table-cell office:value-type="string" table:style-name="ce10">
            <text:p>ZEUS DO BRASIL - FILIAL BLUMENAU - RUA ITAJAÍ</text:p>
          </table:table-cell>
          <table:table-cell office:value-type="string" table:style-name="ce7">
            <text:p>82.699.588/0012-30</text:p>
          </table:table-cell>
          <table:table-cell office:value-type="string" table:style-name="ce11">
            <text:p>AQUISIÇÃO DE EQUIPAMENTOS DE PREVENÇÃO A ACIDENTES PARA USO NA PRM BLUMENAU</text:p>
          </table:table-cell>
          <table:table-cell office:value-type="string" table:style-name="ce6">
            <text:p>R$ <text:s text:c="3"/>226,37</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MATERIAL DE PINTURA E ACABAMENTO, PARA REPARO NA PRM BLUMENAU.</text:p>
          </table:table-cell>
          <table:table-cell office:value-type="string" table:style-name="ce6">
            <text:p>R$ <text:s text:c="4"/>36,1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1">
            <text:p>AQUISIÇÃO DE 1 PAINEL LED EMBUTIR, 18W, 4100K, PARA SUBSTITUIÇÃO NA PRM BLUMENAU</text:p>
          </table:table-cell>
          <table:table-cell office:value-type="string" table:style-name="ce6">
            <text:p>R$ <text:s text:c="4"/>3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 PARA CONSERVAÇÃO DE ESTOFADOS DOS GABINETES DOS PROCURADORES LOTADOS NA PRM BLUMENAU</text:p>
          </table:table-cell>
          <table:table-cell office:value-type="string" table:style-name="ce6">
            <text:p>R$ <text:s text:c="4"/>29,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MS FERRAGENS - RS COM E REP DE FERRAGENS LTDA</text:p>
          </table:table-cell>
          <table:table-cell office:value-type="string" table:style-name="ce7">
            <text:p>06.906.460/0001-60</text:p>
          </table:table-cell>
          <table:table-cell office:value-type="string" table:style-name="ce11">
            <text:p>AQUISIÇÃO DE PARAFUSOS FIXADORES DE TRINCOS, PARA USO NA PRM BLUMENAU</text:p>
          </table:table-cell>
          <table:table-cell office:value-type="string" table:style-name="ce6">
            <text:p>R$ <text:s text:c="4"/>1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S PARA USO NA PRM BLUMENAU</text:p>
          </table:table-cell>
          <table:table-cell office:value-type="string" table:style-name="ce6">
            <text:p>R$ <text:s text:c="3"/>146,6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CLORO 10%, PARA APLICAÇÃO EM ERVAS DANINHAS DEFRONTE À PRM BLUMENAU.</text:p>
          </table:table-cell>
          <table:table-cell office:value-type="string" table:style-name="ce6">
            <text:p>R$ <text:s text:c="4"/>29,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SIFÕES E RALOS PARA MANUTENÇÃO GERAL DA PRM BLUMENAU.</text:p>
          </table:table-cell>
          <table:table-cell office:value-type="string" table:style-name="ce6">
            <text:p>R$ <text:s text:c="4"/>64,04</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DE PRODUTOS DE JARDINAGEM PARA A PRM BLUMENAU</text:p>
          </table:table-cell>
          <table:table-cell office:value-type="string" table:style-name="ce6">
            <text:p>R$ <text:s text:c="4"/>93,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BARNI ACABAMENTO E MATERIAL PARA CONSTRUÇÃO</text:p>
          </table:table-cell>
          <table:table-cell office:value-type="string" table:style-name="ce7">
            <text:p>74.156.381/0001-39</text:p>
          </table:table-cell>
          <table:table-cell office:value-type="string" table:style-name="ce11">
            <text:p>AQUISIÇÃO DE PRODUTOS E MATERIAIS PARA USO NA PRM BLUMENAU</text:p>
          </table:table-cell>
          <table:table-cell office:value-type="string" table:style-name="ce6">
            <text:p>R$ <text:s text:c="4"/>51,24</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AGROPET DESCHAMPS</text:p>
          </table:table-cell>
          <table:table-cell office:value-type="string" table:style-name="ce7">
            <text:p>06.038.641/0001-11</text:p>
          </table:table-cell>
          <table:table-cell office:value-type="string" table:style-name="ce11">
            <text:p>AQUISIÇÃO DE ADUBO PARA APLICAÇÃO GRAMADO PRM BLUMENAU</text:p>
          </table:table-cell>
          <table:table-cell office:value-type="string" table:style-name="ce6">
            <text:p>R$ <text:s text:c="4"/>88,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E CIA LTDA - LJ09</text:p>
          </table:table-cell>
          <table:table-cell office:value-type="string" table:style-name="ce7">
            <text:p>83.648.477/0018-53</text:p>
          </table:table-cell>
          <table:table-cell office:value-type="string" table:style-name="ce11">
            <text:p>AQUISIÇÃO DE PRODUTOS DE HIGIENE E LIMPEZA PARA USO DA PRM BLUMENAU</text:p>
          </table:table-cell>
          <table:table-cell office:value-type="string" table:style-name="ce6">
            <text:p>R$ <text:s text:c="4"/>65,5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 CREMER S/A</text:p>
          </table:table-cell>
          <table:table-cell office:value-type="string" table:style-name="ce7">
            <text:p>82.641.325/0006-22</text:p>
          </table:table-cell>
          <table:table-cell office:value-type="string" table:style-name="ce11">
            <text:p>MASCARA DESCARTÁVEL TRIPLA COM ELÁSTICO CREMER</text:p>
          </table:table-cell>
          <table:table-cell office:value-type="string" table:style-name="ce6">
            <text:p>R$ <text:s text:c="4"/>99,95</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GANCHO TIPO CABIDE, PEQUENO PORTE, PARA PENDURAR PANOS DE PRATO DA PRM BLUMENAU</text:p>
          </table:table-cell>
          <table:table-cell office:value-type="string" table:style-name="ce6">
            <text:p>R$ <text:s text:c="4"/>22,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COREMMA LTDA - RUA SÃO PAULO - BLUMENAU</text:p>
          </table:table-cell>
          <table:table-cell office:value-type="string" table:style-name="ce7">
            <text:p>83.109.504/0001-71</text:p>
          </table:table-cell>
          <table:table-cell office:value-type="string" table:style-name="ce11">
            <text:p>AQUISIÇÃO DE DOIS TUBOS DE ADESIVO SELANTE EM POLIURETANO, PARA USO GERAL NA PRM BLUMENAU</text:p>
          </table:table-cell>
          <table:table-cell office:value-type="string" table:style-name="ce6">
            <text:p>R$ <text:s text:c="4"/>43,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DIVERSOS PARA MANUTENÇÃO DA PRM BLUMENAU: FITA VEDA-ROSCA; FITA ISOLANTE E CHAVE GRIFO.</text:p>
          </table:table-cell>
          <table:table-cell office:value-type="string" table:style-name="ce6">
            <text:p>R$ <text:s text:c="4"/>93,8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FIO NYLON UTILIZAÇÃO MANUTENÇÃO PRM BLUMENAU</text:p>
          </table:table-cell>
          <table:table-cell office:value-type="string" table:style-name="ce6">
            <text:p>R$ <text:s text:c="4"/>29,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PROESI COMPONENTES ELETRÔNICOS LTDA</text:p>
          </table:table-cell>
          <table:table-cell office:value-type="string" table:style-name="ce7">
            <text:p>10.428.528/0001-10</text:p>
          </table:table-cell>
          <table:table-cell office:value-type="string" table:style-name="ce11">
            <text:p>AQUISIÇÃO DE ALICATE DE INSERÇÃO/CRIMPAGEM PARA CABO RJ45, PARA USO DO SETOR DE INFORMÁTICA DA PRM BLUMENAU.</text:p>
          </table:table-cell>
          <table:table-cell office:value-type="string" table:style-name="ce6">
            <text:p>R$ <text:s text:c="4"/>28,3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MATERIAIS DIVERSOS PARA MANUTENÇÃO DA PRM BLUMENAU.</text:p>
          </table:table-cell>
          <table:table-cell office:value-type="string" table:style-name="ce6">
            <text:p>R$ <text:s text:c="4"/>91,52</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1 CAPA DE CHUVA PARA ZELADOR UTILIZAR DURANTE O EXPEDIENTE, CASO NECESSÁRIO, NA PRM BLUMENAU</text:p>
          </table:table-cell>
          <table:table-cell office:value-type="string" table:style-name="ce6">
            <text:p>R$ <text:s text:c="4"/>44,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DIVERSOS REPAROS PARA CONSERTO DA BOMBA DÁGUA PRM BLUMENAU</text:p>
          </table:table-cell>
          <table:table-cell office:value-type="string" table:style-name="ce6">
            <text:p>R$ <text:s text:c="4"/>47,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PARA REPARO DA BOMBA DÁGUA PRM BLUMENAU</text:p>
          </table:table-cell>
          <table:table-cell office:value-type="string" table:style-name="ce6">
            <text:p>R$ <text:s text:c="4"/>43,5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PRODUTO PARA MANUTENÇÃO NA PRM BLUMENAU</text:p>
          </table:table-cell>
          <table:table-cell office:value-type="string" table:style-name="ce6">
            <text:p>R$ <text:s text:c="4"/>29,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PRODUTOS PARA MANUTENÇÃO NA PRM BLUMENAU</text:p>
          </table:table-cell>
          <table:table-cell office:value-type="string" table:style-name="ce6">
            <text:p>R$ <text:s text:c="4"/>71,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LOES MATERIAL E CONSTR E ART CIMENTO LTDA</text:p>
          </table:table-cell>
          <table:table-cell office:value-type="string" table:style-name="ce7">
            <text:p>85.174.571/0001-03</text:p>
          </table:table-cell>
          <table:table-cell office:value-type="string" table:style-name="ce11">
            <text:p>AQUISIÇÃO DE PRODUTO PARA MANUTENÇÃO NA PRM BLUMENAU</text:p>
          </table:table-cell>
          <table:table-cell office:value-type="string" table:style-name="ce6">
            <text:p>R$ <text:s text:c="4"/>33,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1/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S PARA REPARO AQUECEDOR DE ÁGUA DA COPA DA PRM BLUMENAU</text:p>
          </table:table-cell>
          <table:table-cell office:value-type="string" table:style-name="ce6">
            <text:p>R$ <text:s text:c="3"/>14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1/06/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EÇAS E MATERIAIS PARA USO/MANUTENÇÃO DA PRM BLUMENAU</text:p>
          </table:table-cell>
          <table:table-cell office:value-type="string" table:style-name="ce6">
            <text:p>R$ <text:s text:c="4"/>4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BLUPEL COMÉRCIO DE COMPONENTES ELETRÔNICOS LTDA</text:p>
          </table:table-cell>
          <table:table-cell office:value-type="string" table:style-name="ce7">
            <text:p>83.845.818/0001-32</text:p>
          </table:table-cell>
          <table:table-cell office:value-type="string" table:style-name="ce11">
            <text:p>AQUISIÇÃO DE 5 CONECTORES RJ45, FÊMEA, TIPO KEYSTONE, PARA REPAROS NA PRM BLUMENAU</text:p>
          </table:table-cell>
          <table:table-cell office:value-type="string" table:style-name="ce6">
            <text:p>R$ <text:s text:c="4"/>67,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S DESTINADOS À MANUTENÇÃO DA PRM BLUMENAU</text:p>
          </table:table-cell>
          <table:table-cell office:value-type="string" table:style-name="ce6">
            <text:p>R$ <text:s text:c="4"/>45,99</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PRODUTOS DIVERSOS PARA MANUTENÇÃO DA PRM BLUMENAU</text:p>
          </table:table-cell>
          <table:table-cell office:value-type="string" table:style-name="ce6">
            <text:p>R$ <text:s text:c="4"/>6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REPAROS E MATERIAIS PARA MANUTENÇÃO DA PRM BLUMENAU</text:p>
          </table:table-cell>
          <table:table-cell office:value-type="string" table:style-name="ce6">
            <text:p>R$ <text:s text:c="4"/>4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BLUGAS ELETRO TECNICA LTDA</text:p>
          </table:table-cell>
          <table:table-cell office:value-type="string" table:style-name="ce7">
            <text:p>78.824.646/0001-80</text:p>
          </table:table-cell>
          <table:table-cell office:value-type="string" table:style-name="ce11">
            <text:p>AQUISIÇÃO DE PEÇAS PARA REPARO FORNO MICROONDAS PRM BLUMENAU</text:p>
          </table:table-cell>
          <table:table-cell office:value-type="string" table:style-name="ce6">
            <text:p>R$ <text:s text:c="3"/>16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MATERIAL PARA REPARO NA PRM BLUMENAU</text:p>
          </table:table-cell>
          <table:table-cell office:value-type="string" table:style-name="ce6">
            <text:p>R$ <text:s text:c="4"/>14,2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 DE REPARO PARA AQUECEDOR DE ÁGUA DA PRM BLUMENAU</text:p>
          </table:table-cell>
          <table:table-cell office:value-type="string" table:style-name="ce6">
            <text:p>R$ <text:s text:c="4"/>5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8/06/2021</text:p>
          </table:table-cell>
          <table:table-cell office:value-type="string" table:style-name="ce10">
            <text:p>REFRIGERAÇÃO RECONFRIO LTDA</text:p>
          </table:table-cell>
          <table:table-cell office:value-type="string" table:style-name="ce7">
            <text:p>82.629.841/0001-27</text:p>
          </table:table-cell>
          <table:table-cell office:value-type="string" table:style-name="ce11">
            <text:p>AQUISIÇÃO DE MATERIAL PARA USO/MANUTENÇÃO DA PRM BLUMENAU</text:p>
          </table:table-cell>
          <table:table-cell office:value-type="string" table:style-name="ce6">
            <text:p>R$ <text:s text:c="4"/>62,1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0/05/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1">
            <text:p>AQUISIÇÃO DE MATERIAIS ELÉTRICOS PARA MANUTENÇÃO PRM BLUMENAU</text:p>
          </table:table-cell>
          <table:table-cell office:value-type="string" table:style-name="ce6">
            <text:p>R$ <text:s text:c="3"/>11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0/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REFLETOR LED PRETO, PARA SUBSTITUIÇÃO DE PEÇA AVARIADA NA PRM BLUMENAU</text:p>
          </table:table-cell>
          <table:table-cell office:value-type="string" table:style-name="ce6">
            <text:p>R$ <text:s text:c="3"/>302,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3/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S DE REPARO PARA O AQUECEDOR ELÉTRICO DA PRM BLUMENAU</text:p>
          </table:table-cell>
          <table:table-cell office:value-type="string" table:style-name="ce6">
            <text:p>R$ <text:s text:c="3"/>11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4/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PRODUTOS PARA MANUTENÇÃO/SUBSTITUIÇÃO PRM BLUMENAU</text:p>
          </table:table-cell>
          <table:table-cell office:value-type="string" table:style-name="ce6">
            <text:p>R$ <text:s text:c="4"/>26,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4/05/2021</text:p>
          </table:table-cell>
          <table:table-cell office:value-type="string" table:style-name="ce10">
            <text:p>MILIUM LOJAS DE DEPARTAMENTO LTDA - RUA BENJAMIN CONSTANT - BLUMENAU</text:p>
          </table:table-cell>
          <table:table-cell office:value-type="string" table:style-name="ce7">
            <text:p>83.240.333/0060-75</text:p>
          </table:table-cell>
          <table:table-cell office:value-type="string" table:style-name="ce11">
            <text:p>AQUISIÇÃO DE LÍQUIDO POLIDOR, PARA USO NA PRM BLUMENAU</text:p>
          </table:table-cell>
          <table:table-cell office:value-type="string" table:style-name="ce6">
            <text:p>R$ <text:s text:c="4"/>3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6/05/2021</text:p>
          </table:table-cell>
          <table:table-cell office:value-type="string" table:style-name="ce10">
            <text:p>FRIOMÁQUINAS REFRIGERAÇÃO LTDA</text:p>
          </table:table-cell>
          <table:table-cell office:value-type="string" table:style-name="ce7">
            <text:p>04.392.670/0001-51</text:p>
          </table:table-cell>
          <table:table-cell office:value-type="string" table:style-name="ce11">
            <text:p>AQUISIÇÃO DE COPO LIQUIDIFICADOR DA PRM BLUMENAU</text:p>
          </table:table-cell>
          <table:table-cell office:value-type="string" table:style-name="ce6">
            <text:p>R$ <text:s text:c="4"/>49,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6/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1 CAIXA DE PASSAGEM, PARA USO EM CÂMERA FILMAGEM EXTERNA DA PRM BLUMENAU</text:p>
          </table:table-cell>
          <table:table-cell office:value-type="string" table:style-name="ce6">
            <text:p>R$ <text:s text:c="4"/>21,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HELINTON LUIS COSTA</text:p>
          </table:table-cell>
          <table:table-cell office:value-type="string" table:style-name="ce6">
            <text:p>421.519.029-00</text:p>
          </table:table-cell>
          <table:table-cell office:value-type="string" table:style-name="ce6">
            <text:p>26/07/2021 a 2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COMERCIAL CELEIRO LTDA</text:p>
          </table:table-cell>
          <table:table-cell office:value-type="string" table:style-name="ce7">
            <text:p>83.314.757/0006-91</text:p>
          </table:table-cell>
          <table:table-cell office:value-type="string" table:style-name="ce11">
            <text:p>SUBSTITUIÇÃO DE BATERIA DE EQUIPAMENTO ELETRÔNICO</text:p>
          </table:table-cell>
          <table:table-cell office:value-type="string" table:style-name="ce6">
            <text:p>R$ <text:s text:c="4"/>43,98</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LIMA COMERCIO VAREJISTA DE PRODUTOS DE HIGIENE E LIMPEZA LTDA - ME</text:p>
          </table:table-cell>
          <table:table-cell office:value-type="string" table:style-name="ce7">
            <text:p>20.079.962/0001-95</text:p>
          </table:table-cell>
          <table:table-cell office:value-type="string" table:style-name="ce11">
            <text:p>MASCARA DE PROTEÇÃO CONTRA COVID19</text:p>
          </table:table-cell>
          <table:table-cell office:value-type="string" table:style-name="ce6">
            <text:p>R$ <text:s text:c="3"/>117,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4/2021</text:p>
          </table:table-cell>
          <table:table-cell office:value-type="string" table:style-name="ce10">
            <text:p>DALLA VALLE REAL - COMERCIO DE UTENSILIOS DOMESTICOS LTDA</text:p>
          </table:table-cell>
          <table:table-cell office:value-type="string" table:style-name="ce7">
            <text:p>05.487.048/0006-02</text:p>
          </table:table-cell>
          <table:table-cell office:value-type="string" table:style-name="ce11">
            <text:p>AQUISIÇÃO DE PILHAS DO TAMANHO AA E AAA, BEM COMO CANETA ESFEROGRÁFICA</text:p>
          </table:table-cell>
          <table:table-cell office:value-type="string" table:style-name="ce6">
            <text:p>R$ <text:s text:c="4"/>47,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M COMERCIO E DISTRIBUIDORA DE UTILIDADES</text:p>
          </table:table-cell>
          <table:table-cell office:value-type="string" table:style-name="ce7">
            <text:p>10.328.159/0005-17</text:p>
          </table:table-cell>
          <table:table-cell office:value-type="string" table:style-name="ce11">
            <text:p>PARA OS EQUIPAMENTOS ELETRONICOS DA PRM CHAPECÓ</text:p>
          </table:table-cell>
          <table:table-cell office:value-type="string" table:style-name="ce6">
            <text:p>R$ <text:s text:c="4"/>40,8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6/05/2021 a 2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4/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MATERIAL COMPRADO PARA MANUTENÇÃO DO PORTÃO ELETRÔNICO DE ACESSO À GARAGEM DO PRIMEIRO ANDAR - G1.</text:p>
          </table:table-cell>
          <table:table-cell office:value-type="string" table:style-name="ce6">
            <text:p>R$ <text:s text:c="4"/>94,86</text:p>
          </table:table-cell>
          <table:table-cell table:number-columns-repeated="16373"/>
        </table:table-row>
        <table:table-row table:style-name="ro7">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5/07/2021</text:p>
          </table:table-cell>
          <table:table-cell office:value-type="string" table:style-name="ce10">
            <text:p>FRIGELAR COMERCIO E INDUSTRIA LTDA</text:p>
          </table:table-cell>
          <table:table-cell office:value-type="string" table:style-name="ce7">
            <text:p>92.660.406/0048-82</text:p>
          </table:table-cell>
          <table:table-cell office:value-type="string" table:style-name="ce11">
            <text:p>O MOTIVO DA COMPRA FOI A DETERIORIZAÇÃO DOS MATERIAIS PRESENTES E CONSIDERANDO A MANUTENÇÃO PREVENTIVA NO ESTADO, FOI SOLICITADO PELO ENG. FABIO DE FLP A AQUISIÇÃO PARA POSTERIOR TROCA QUANDO A EMPRESA CONTRATADA PASSAR POR ESTA PRM.</text:p>
          </table:table-cell>
          <table:table-cell office:value-type="string" table:style-name="ce6">
            <text:p>R$ <text:s text:c="3"/>328,0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5/07/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1">
            <text:p>CONSIDERANDO A PORTARIA 292/2021 DE RETORNO PRESENCIAL, INFORMO QUE FOI ADQUIRIDO CAFÉ, FILTRO E AÇÚCAR PARA ATENDER O SERVIDORES QUE RETORNARAM.</text:p>
          </table:table-cell>
          <table:table-cell office:value-type="string" table:style-name="ce6">
            <text:p>R$ <text:s text:c="4"/>67,05</text:p>
          </table:table-cell>
          <table:table-cell table:number-columns-repeated="16373"/>
        </table:table-row>
        <table:table-row table:style-name="ro8">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8/06/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CONSIDERANDO A DETERIORIZAÇÃO DAS FECHADURAS BIOMÉTRICAS PELO NÃO USO DE PILHAS ALCALINAS, FOI ADQUIRIDO PILHAS ALCALINAS PARA TROCA DE TODAS AS PILHAS NESTES EQUIPAMENTOS. FOI ADQUIRIDO TAMBÉM UMA BATERIA PARA O TESTADOR DE CABO DE REDES PARA MANUTENÇÃO DAS CÂMERAS DE SEGURANÇA.</text:p>
          </table:table-cell>
          <table:table-cell office:value-type="string" table:style-name="ce6">
            <text:p>R$ <text:s text:c="3"/>168,37</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11/06/2021</text:p>
          </table:table-cell>
          <table:table-cell office:value-type="string" table:style-name="ce10">
            <text:p>ANDERSON DOS SANTOS ELETRÔNICA - ELETRÔNICA AMARILDO</text:p>
          </table:table-cell>
          <table:table-cell office:value-type="string" table:style-name="ce7">
            <text:p>35.630.998/0001-92</text:p>
          </table:table-cell>
          <table:table-cell office:value-type="string" table:style-name="ce11">
            <text:p>DUAS CÂMERAS DA PRM ESTÃO FORA DE OPERAÇÃO DEVIDO A PROBLEMAS NOS CONECTORES DE REDE.</text:p>
          </table:table-cell>
          <table:table-cell office:value-type="string" table:style-name="ce6">
            <text:p>R$ <text:s text:c="4"/>67,2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5/05/2021</text:p>
          </table:table-cell>
          <table:table-cell office:value-type="string" table:style-name="ce10">
            <text:p>CASAS DA CHAVES ZULIAN LTDA</text:p>
          </table:table-cell>
          <table:table-cell office:value-type="string" table:style-name="ce7">
            <text:p>26.989.715/0029-03</text:p>
          </table:table-cell>
          <table:table-cell office:value-type="string" table:style-name="ce11">
            <text:p>CONSERTO DA FECHADURA DA PORTA DE ENTRADA/RECEPÇÃO DA PROCURADORIA.</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7/05/2021</text:p>
          </table:table-cell>
          <table:table-cell office:value-type="string" table:style-name="ce10">
            <text:p>CIA LATINO AMERICANA DE MEDICAMENTOS - FARMÁCIA POPULAR</text:p>
          </table:table-cell>
          <table:table-cell office:value-type="string" table:style-name="ce7">
            <text:p>84.683.481/0014-91</text:p>
          </table:table-cell>
          <table:table-cell office:value-type="string" table:style-name="ce11">
            <text:p>AQUISIÇÃO DE TERMÔMETRO PARA LEITURA CORPORAL. PREVENTIVO COVID-19. TERMÔMETROS DA UNIDADE COM PROBLEMAS.</text:p>
          </table:table-cell>
          <table:table-cell office:value-type="string" table:style-name="ce6">
            <text:p>R$ <text:s text:c="3"/>199,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7/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PILHAS PARA CONTROLES DOS PORTÕES ELETRÔNICOS.</text:p>
          </table:table-cell>
          <table:table-cell office:value-type="string" table:style-name="ce6">
            <text:p>R$ <text:s text:c="4"/>16,2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30/04/2021</text:p>
          </table:table-cell>
          <table:table-cell office:value-type="string" table:style-name="ce10">
            <text:p>FRIGELAR COMERCIO E INDUSTRIA LTDA</text:p>
          </table:table-cell>
          <table:table-cell office:value-type="string" table:style-name="ce7">
            <text:p>92.660.406/0048-82</text:p>
          </table:table-cell>
          <table:table-cell office:value-type="string" table:style-name="ce11">
            <text:p>NECESSIDADE DA TROCA DOS ISOLAMENTOS DA TUBULAÇÃO DOS AR-CONDICIONADOS PRESENTES NO TERRAÇO DA PRM DE ITAJAÍ-SC.</text:p>
          </table:table-cell>
          <table:table-cell office:value-type="string" table:style-name="ce6">
            <text:p>R$ <text:s text:c="3"/>533,33</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ELETRO TECNICA LAPARO LTDA</text:p>
          </table:table-cell>
          <table:table-cell office:value-type="string" table:style-name="ce7">
            <text:p>82.691.825/0001-64</text:p>
          </table:table-cell>
          <table:table-cell office:value-type="string" table:style-name="ce11">
            <text:p>PEÇAS DE REPOSIÇÃO PARA ROÇADEIRA ELÉTRICA</text:p>
          </table:table-cell>
          <table:table-cell office:value-type="string" table:style-name="ce6">
            <text:p>R$ <text:s text:c="4"/>3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LOJAS TAMAYO LTDA</text:p>
          </table:table-cell>
          <table:table-cell office:value-type="string" table:style-name="ce7">
            <text:p>76.842.285/0001-70</text:p>
          </table:table-cell>
          <table:table-cell office:value-type="string" table:style-name="ce11">
            <text:p>LÂMPADAS PARA REPOSIÇÃO DAS QUE QUEIMARAM.</text:p>
          </table:table-cell>
          <table:table-cell office:value-type="string" table:style-name="ce6">
            <text:p>R$ <text:s text:c="3"/>151,2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REPOSIÇÃO DE LÂMPADAS, LUMINÁRIAS, PILHAS, CANOS FLEXÍVEIS, SENSORES, COLA PARA CANOS.</text:p>
          </table:table-cell>
          <table:table-cell office:value-type="string" table:style-name="ce6">
            <text:p>R$ <text:s text:c="3"/>624,66</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IMPERADOR GÁS E ÁGUA</text:p>
          </table:table-cell>
          <table:table-cell office:value-type="string" table:style-name="ce7">
            <text:p>12.162.741/0001-58</text:p>
          </table:table-cell>
          <table:table-cell office:value-type="string" table:style-name="ce11">
            <text:p>BOMBONAS DE ÁGUA PARA ATENDER SERVIDORES TERCEIRIZADOS</text:p>
          </table:table-cell>
          <table:table-cell office:value-type="string" table:style-name="ce6">
            <text:p>R$ <text:s text:c="4"/>8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1">
            <text:p>REMÉDIO PARA MATAR BARATAS E PARA REDUZIR O MATO QUE CRESCE NA ENTRADA</text:p>
          </table:table-cell>
          <table:table-cell office:value-type="string" table:style-name="ce6">
            <text:p>R$ <text:s text:c="4"/>3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AQUISIÇÃO DE MATERIAIS DE CONSUMO PARA COPA, EXTRAORDINARIAMENTE, CONFORME OFÍCIO CIRCULAR 31/2021/CA/PRSC. REGISTRO QUE A SELOG/PRSC NÃO MANTÉM EM ESTOQUE OS PRODUTOS ADQUIRIDOS.</text:p>
          </table:table-cell>
          <table:table-cell office:value-type="string" table:style-name="ce6">
            <text:p>R$ <text:s text:c="3"/>163,5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0/06/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3/07/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4/07/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4"/>92,26</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29/06/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3"/>141,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UTILIZAÇÃO NA PRM-CRICIÚMA/SC.</text:p>
          </table:table-cell>
          <table:table-cell office:value-type="string" table:style-name="ce6">
            <text:p>R$ <text:s text:c="4"/>27,54</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PIZZONI E PIVA EQUIPAMENTOS LTDA ME</text:p>
          </table:table-cell>
          <table:table-cell office:value-type="string" table:style-name="ce7">
            <text:p>13.591.006/0001-22</text:p>
          </table:table-cell>
          <table:table-cell office:value-type="string" table:style-name="ce11">
            <text:p>AQUISIÇÃO DE CARREGADOR DE CELULAR PARA TELEFONE DISPONIBILIZADO PARA PRM-CRICIÚMA.</text:p>
          </table:table-cell>
          <table:table-cell office:value-type="string" table:style-name="ce6">
            <text:p>R$ <text:s text:c="4"/>35,0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6/04/2021</text:p>
          </table:table-cell>
          <table:table-cell office:value-type="string" table:style-name="ce10">
            <text:p>ADRIANO BORGES MEDEIROS ME</text:p>
          </table:table-cell>
          <table:table-cell office:value-type="string" table:style-name="ce7">
            <text:p>04.266.141/0002-92</text:p>
          </table:table-cell>
          <table:table-cell office:value-type="string" table:style-name="ce11">
            <text:p>A IMPRESSORA MULTIFUNCIONAL FOI ALOCADA NA BIBLIOTECA PARA ATENDER OS TRES GABINETES.A CÓPIA DAS CHAVES FOI PARA DEIXAR DISPONÍVEL UMA CHAVE PARA CADA GABINETE EM CASO DE NECESSIDADE DE UTILIZAÇÃO DA IMPRESSORA.</text:p>
          </table:table-cell>
          <table:table-cell office:value-type="string" table:style-name="ce6">
            <text:p>R$ <text:s text:c="4"/>2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1">
            <text:p>AQUISIÇÃO DE PÓ E COADOR DE CAFÉ PARA PRM-CRICIÚMA/SC.</text:p>
          </table:table-cell>
          <table:table-cell office:value-type="string" table:style-name="ce6">
            <text:p>R$ <text:s text:c="4"/>78,36</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MARCOS FERNANDES MATERIAIS DE CONSTRUÇÃO LTDA</text:p>
          </table:table-cell>
          <table:table-cell office:value-type="string" table:style-name="ce7">
            <text:p>19.654.843/0001-30</text:p>
          </table:table-cell>
          <table:table-cell office:value-type="string" table:style-name="ce11">
            <text:p>AQUISIÇÃO DE CAIXA DE CORREIO PARA USO NA PRM-CRICIÚMA/SC.</text:p>
          </table:table-cell>
          <table:table-cell office:value-type="string" table:style-name="ce6">
            <text:p>R$ <text:s text:c="4"/>3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AGASERV COMERCIO E ASSISTENCIA TÉCNICA EIRELI</text:p>
          </table:table-cell>
          <table:table-cell office:value-type="string" table:style-name="ce7">
            <text:p>77.853.083/0001-96</text:p>
          </table:table-cell>
          <table:table-cell office:value-type="string" table:style-name="ce11">
            <text:p>AQUISIÇÃO MANGUEIRA DE SAÍDA D'ÁGUA PARA MÁQUINA DE LAVAR ROUPAS DA PRM-CRICIÚMA/SC.</text:p>
          </table:table-cell>
          <table:table-cell office:value-type="string" table:style-name="ce6">
            <text:p>R$ <text:s text:c="4"/>3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8/02/2021</text:p>
          </table:table-cell>
          <table:table-cell office:value-type="string" table:style-name="ce10">
            <text:p>JOSÉ LÁZARO OLIVEIRA DEUCHER -ME</text:p>
          </table:table-cell>
          <table:table-cell office:value-type="string" table:style-name="ce7">
            <text:p>27.940.276/0001-06</text:p>
          </table:table-cell>
          <table:table-cell office:value-type="string" table:style-name="ce11">
            <text:p>AQUISIÇÃO DE UMA CHAVE PARA SERVIDORA QUE CHEGOU NA PRM-CRICIÚMA REMOVIDA DE OUTRA PRM.</text:p>
          </table:table-cell>
          <table:table-cell office:value-type="string" table:style-name="ce6">
            <text:p>R$ <text:s text:c="5"/>7,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05/05/2021</text:p>
          </table:table-cell>
          <table:table-cell office:value-type="string" table:style-name="ce10">
            <text:p>ELEVADORES CASTELO LTDA</text:p>
          </table:table-cell>
          <table:table-cell office:value-type="string" table:style-name="ce7">
            <text:p>76.340.132/0001-24</text:p>
          </table:table-cell>
          <table:table-cell office:value-type="string" table:style-name="ce11">
            <text:p>AQUISIÇÃO DE BOTÃO DE CHAMADO DO ELEVADOR QUE PRECISOU SER SUBSTITÍDO.</text:p>
          </table:table-cell>
          <table:table-cell office:value-type="string" table:style-name="ce6">
            <text:p>R$ <text:s text:c="3"/>13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5/07/2021</text:p>
          </table:table-cell>
          <table:table-cell office:value-type="string" table:style-name="ce10">
            <text:p>ELETRO JOSSANDRA COMERCIO DE PEÇAS E SERVIÇOS LTDA</text:p>
          </table:table-cell>
          <table:table-cell office:value-type="string" table:style-name="ce7">
            <text:p>95.755.948/0001-63</text:p>
          </table:table-cell>
          <table:table-cell office:value-type="string" table:style-name="ce11">
            <text:p>AQUISIÇÃO DE CAPACITOR E FUSÍVEL PARA TROCA NO MICROONDAS QUE PAROU DE FUNCIONAR.</text:p>
          </table:table-cell>
          <table:table-cell office:value-type="string" table:style-name="ce6">
            <text:p>R$ <text:s text:c="4"/>6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6/06/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1">
            <text:p>AQUISIÇÃO DE SUPRIMENTOS PARA UTILIZAÇÃO NA PRM-CRICIÚMA/SC.</text:p>
          </table:table-cell>
          <table:table-cell office:value-type="string" table:style-name="ce6">
            <text:p>R$ <text:s text:c="3"/>100,04</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7/06/2021</text:p>
          </table:table-cell>
          <table:table-cell office:value-type="string" table:style-name="ce10">
            <text:p>MEGA VOLTS COMERCIO DE MATERIAIS ELETRICOS</text:p>
          </table:table-cell>
          <table:table-cell office:value-type="string" table:style-name="ce7">
            <text:p>14.871.892/0001-00</text:p>
          </table:table-cell>
          <table:table-cell office:value-type="string" table:style-name="ce11">
            <text:p>AQUISIÇÃO DE LAMPADA PARA REPOSIÇÃO NO ESTACIONAMENTO DA PRM-CRICIÚMA/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8/05/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SUBSTITUIÇÃO NOS EQUIPAMENTOS ELETRÔNICOS DA PRM-CRICIÚMA/SC (CONTROLES DOS APARELHOS DE AR CONDICIONADO E TERMÔMETRO DIGITAL)</text:p>
          </table:table-cell>
          <table:table-cell office:value-type="string" table:style-name="ce6">
            <text:p>R$ <text:s text:c="4"/>15,1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8/05/2021</text:p>
          </table:table-cell>
          <table:table-cell office:value-type="string" table:style-name="ce10">
            <text:p>MEGA VOLTS COMERCIO DE MATERIAIS ELETRICOS</text:p>
          </table:table-cell>
          <table:table-cell office:value-type="string" table:style-name="ce7">
            <text:p>14.871.892/0001-00</text:p>
          </table:table-cell>
          <table:table-cell office:value-type="string" table:style-name="ce11">
            <text:p>AQUISIÇÃO DE LÂMPADA DE LED PARA SUSBTITUIÇÃO DA QUE QUEIMOU E ILUMINA ÁREA DO ESTACIONAMENTO DA PRM-CRICIÚMA/SC.</text:p>
          </table:table-cell>
          <table:table-cell office:value-type="string" table:style-name="ce6">
            <text:p>R$ <text:s text:c="4"/>2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21/07/2021</text:p>
          </table:table-cell>
          <table:table-cell office:value-type="string" table:style-name="ce10">
            <text:p>AÇO FRIO COMERCIO DE REFRIGERAÇÃO EIRELI</text:p>
          </table:table-cell>
          <table:table-cell office:value-type="string" table:style-name="ce7">
            <text:p>02.381.600/0001-72</text:p>
          </table:table-cell>
          <table:table-cell office:value-type="string" table:style-name="ce11">
            <text:p>SUBSTITUIÇÃO DA TORNEIRA DO BEBEDOURO EM USO NA PRM-CRICIÚMA/SC.</text:p>
          </table:table-cell>
          <table:table-cell office:value-type="string" table:style-name="ce6">
            <text:p>R$ <text:s text:c="4"/>2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21/07/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UTILIZAÇÃO NOS EQUIPAMENTOS ELETRÔNICOS NA PRM-CRICIÚMA/SC.</text:p>
          </table:table-cell>
          <table:table-cell office:value-type="string" table:style-name="ce6">
            <text:p>R$ <text:s text:c="4"/>41,3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8/07/2021 a 2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1/02/2021</text:p>
          </table:table-cell>
          <table:table-cell office:value-type="string" table:style-name="ce10">
            <text:p>COMERCIAL VITORIA DE ARMARINHOS LTDA.</text:p>
          </table:table-cell>
          <table:table-cell office:value-type="string" table:style-name="ce7">
            <text:p>83.471.292/0001-78</text:p>
          </table:table-cell>
          <table:table-cell office:value-type="string" table:style-name="ce11">
            <text:p>IMPERMEABILIZAÇÃO NO ÁTICO T3</text:p>
          </table:table-cell>
          <table:table-cell office:value-type="string" table:style-name="ce6">
            <text:p>R$ <text:s text:c="3"/>121,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MARCELO PAIVA XAVIER - CHAVEIRO - 1 CÓPIA CHAVE DEPÓSITO</text:p>
          </table:table-cell>
          <table:table-cell office:value-type="string" table:style-name="ce6">
            <text:p>R$ <text:s text:c="5"/>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ÇÃO ELÉTRICA TOMADAS BICICLETÁRIO, NO SS DA SEDE DA PR/SC</text:p>
          </table:table-cell>
          <table:table-cell office:value-type="string" table:style-name="ce6">
            <text:p>R$ <text:s text:c="4"/>41,1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LAÇÃO TOMADAS BICICLETÁRIO SS</text:p>
          </table:table-cell>
          <table:table-cell office:value-type="string" table:style-name="ce6">
            <text:p>R$ <text:s text:c="5"/>9,7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LUMIBOX IND. COMÉRCIO LUMINOSOS LTDA</text:p>
          </table:table-cell>
          <table:table-cell office:value-type="string" table:style-name="ce7">
            <text:p>78.210.853/0001-45</text:p>
          </table:table-cell>
          <table:table-cell office:value-type="string" table:style-name="ce11">
            <text:p>REFORÇOS PARA INSTALAÇÃO DE ANTEPAROS ACRÍLICOS MESAS SERVIDORES</text:p>
          </table:table-cell>
          <table:table-cell office:value-type="string" table:style-name="ce6">
            <text:p>R$ <text:s text:c="3"/>2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CILINDROS + CÓPIAS DE CHAVES; DEPÓSITOS DO SS, PR/SC</text:p>
          </table:table-cell>
          <table:table-cell office:value-type="string" table:style-name="ce6">
            <text:p>R$ <text:s text:c="4"/>86,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O MEU CAPACHO TAPETES PERSONALIZADOS LTDA</text:p>
          </table:table-cell>
          <table:table-cell office:value-type="string" table:style-name="ce7">
            <text:p>15.662.058/0001-78</text:p>
          </table:table-cell>
          <table:table-cell office:value-type="string" table:style-name="ce11">
            <text:p>AQUISIÇÃO DE 13 TAPETES SANITIZANTES PARA USO EM ACESSOS DA PR/SC</text:p>
          </table:table-cell>
          <table:table-cell office:value-type="string" table:style-name="ce6">
            <text:p>R$ <text:s/>1.287,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MANUTENÇÃO HIDRÁULICA</text:p>
          </table:table-cell>
          <table:table-cell office:value-type="string" table:style-name="ce6">
            <text:p>R$ <text:s text:c="4"/>2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5/03/2021</text:p>
          </table:table-cell>
          <table:table-cell office:value-type="string" table:style-name="ce10">
            <text:p>CIA DAS EMBALAGENS</text:p>
          </table:table-cell>
          <table:table-cell office:value-type="string" table:style-name="ce7">
            <text:p>08.166.136/0001-88</text:p>
          </table:table-cell>
          <table:table-cell office:value-type="string" table:style-name="ce11">
            <text:p>MATERIAL SOLICITADO PARA USO NA SELOG PR/SC</text:p>
          </table:table-cell>
          <table:table-cell office:value-type="string" table:style-name="ce6">
            <text:p>R$ <text:s text:c="3"/>20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6/03/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SUBSTITUIÇÃO DISJUNTOR DI, TÉRREO - T 3</text:p>
          </table:table-cell>
          <table:table-cell office:value-type="string" table:style-name="ce6">
            <text:p>R$ <text:s text:c="3"/>21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8/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FIXAÇÃO DE ANTEPAROS, SERAF/CGP.</text:p>
          </table:table-cell>
          <table:table-cell office:value-type="string" table:style-name="ce6">
            <text:p>R$ <text:s text:c="4"/>29,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9/03/2021</text:p>
          </table:table-cell>
          <table:table-cell office:value-type="string" table:style-name="ce10">
            <text:p>CASSOL MAT. CONSTRUÇÃO LTDA - CAMPECHE</text:p>
          </table:table-cell>
          <table:table-cell office:value-type="string" table:style-name="ce7">
            <text:p>75.400.218/0032-39</text:p>
          </table:table-cell>
          <table:table-cell office:value-type="string" table:style-name="ce11">
            <text:p>ACABAMENTO PAREDE SANITÁRIO SELOG PR/SC</text:p>
          </table:table-cell>
          <table:table-cell office:value-type="string" table:style-name="ce6">
            <text:p>R$ <text:s text:c="3"/>152,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MATERIAL PARA CORTE CIRCULAR DE PORCELATO; SANITÁRIO SELOG.</text:p>
          </table:table-cell>
          <table:table-cell office:value-type="string" table:style-name="ce6">
            <text:p>R$ <text:s text:c="3"/>179,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4/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6/01/2021</text:p>
          </table:table-cell>
          <table:table-cell office:value-type="string" table:style-name="ce10">
            <text:p>SANDRA ALVES DE JESUS - FOX INFORMÁTICA</text:p>
          </table:table-cell>
          <table:table-cell office:value-type="string" table:style-name="ce7">
            <text:p>21.709.516/0001-80</text:p>
          </table:table-cell>
          <table:table-cell office:value-type="string" table:style-name="ce11">
            <text:p>CARTUCHOS PARA IMPRESSORA EM USO DR. CARLOS AUGUSTO DO AMORIM</text:p>
          </table:table-cell>
          <table:table-cell office:value-type="string" table:style-name="ce6">
            <text:p>R$ <text:s text:c="4"/>4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DE PONTO ENERGIA (TOMADA) NO BICICLETÁRIO DO SS , SEDE PR/SC</text:p>
          </table:table-cell>
          <table:table-cell office:value-type="string" table:style-name="ce6">
            <text:p>R$ <text:s text:c="4"/>5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LOJAS MILIUM LTDA.</text:p>
          </table:table-cell>
          <table:table-cell office:value-type="string" table:style-name="ce7">
            <text:p>83.240.333/0075-51</text:p>
          </table:table-cell>
          <table:table-cell office:value-type="string" table:style-name="ce11">
            <text:p>BATERIA PARA FECHADURAS BIOMÉTRICAS</text:p>
          </table:table-cell>
          <table:table-cell office:value-type="string" table:style-name="ce6">
            <text:p>R$ <text:s text:c="4"/>62,79</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8/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PONTO DE ENERGIA BICICLETÁRIO SS DA SEDE PR/SC</text:p>
          </table:table-cell>
          <table:table-cell office:value-type="string" table:style-name="ce6">
            <text:p>R$ <text:s text:c="4"/>64,1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2/02/2021</text:p>
          </table:table-cell>
          <table:table-cell office:value-type="string" table:style-name="ce10">
            <text:p>BOX 30 FERRAMENTAS E ACESSORIOS LTDA ME</text:p>
          </table:table-cell>
          <table:table-cell office:value-type="string" table:style-name="ce7">
            <text:p>25.238.715/0001-08</text:p>
          </table:table-cell>
          <table:table-cell office:value-type="string" table:style-name="ce11">
            <text:p>COMPRA DE JOGO DE CHAVES HEXAGONAIS PARA MANUTENÇÃO DAS CÂMERAS CFTV DA PRM/CAÇADOR; CHAVE ESPECÍFICA PARA ABERTURA DA PROTEÇÃO DA CÊMERA.</text:p>
          </table:table-cell>
          <table:table-cell office:value-type="string" table:style-name="ce6">
            <text:p>R$ <text:s text:c="4"/>3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8/03/2021</text:p>
          </table:table-cell>
          <table:table-cell office:value-type="string" table:style-name="ce10">
            <text:p>EVALDO MARTIN SCHULZE &amp; CIA LTDA</text:p>
          </table:table-cell>
          <table:table-cell office:value-type="string" table:style-name="ce7">
            <text:p>73.425.373/0001-88</text:p>
          </table:table-cell>
          <table:table-cell office:value-type="string" table:style-name="ce11">
            <text:p>AQUISIÇÃO DE CARIMBOS PARA A PRM/CAÇADOR</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13/02/2021</text:p>
          </table:table-cell>
          <table:table-cell office:value-type="string" table:style-name="ce10">
            <text:p>SILVIO JOSE DRIESSEN ME</text:p>
          </table:table-cell>
          <table:table-cell office:value-type="string" table:style-name="ce7">
            <text:p>05.504.677/0001-80</text:p>
          </table:table-cell>
          <table:table-cell office:value-type="string" table:style-name="ce11">
            <text:p>COMPRA DE ADAPTADOR E CABO PARA POSSIBILITAR ACESSO E GERENCIAMENTO DO CONTROLADOR DE ACESSO BIOMÉTRICO DA PRM/CAÇADOR E GARANTIR A SEGURANÇA DE ACESSOS</text:p>
          </table:table-cell>
          <table:table-cell office:value-type="string" table:style-name="ce6">
            <text:p>R$ <text:s text:c="4"/>4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9/08/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10/02/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AQUISIÇÃO DE 8 GALÕES DE ÁGUA MINERAL</text:p>
          </table:table-cell>
          <table:table-cell office:value-type="string" table:style-name="ce6">
            <text:p>R$ <text:s text:c="4"/>92,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NOTA FISCAL REFERENTE A AQUISIÇÃO DE GALÕES DE ÁGUA PARA PROCURADORIA DA REPÚBLICA EM ITAJAÍ</text:p>
          </table:table-cell>
          <table:table-cell office:value-type="string" table:style-name="ce6">
            <text:p>R$ <text:s text:c="4"/>46,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TRATA-SE DE AQUISIÇÃO DE MATERIAS E FERREMENTAS PARA O CONSERTO DA TUBULAÇÃO DAS DUAS BOMBAS D'ÁGUA DA PROCURADORIA DA RÉPÚBLICA EM ITAJAÍ.</text:p>
          </table:table-cell>
          <table:table-cell office:value-type="string" table:style-name="ce6">
            <text:p>R$ <text:s text:c="3"/>323,6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reparo para conserto da válvula de descarga do vaso sanitário do banheiro adaptado do 6º andar da torre 3 da PR/SC</text:p>
          </table:table-cell>
          <table:table-cell office:value-type="string" table:style-name="ce6">
            <text:p>R$ <text:s text:c="4"/>54,15</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ANEL DE VEDAÇÃO PARA CONSERTO DO VASO SANITÁRIO DO BANHEIRO DA SELOG DA PR/SC</text:p>
          </table:table-cell>
          <table:table-cell office:value-type="string" table:style-name="ce6">
            <text:p>R$ <text:s text:c="5"/>8,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4/03/2021</text:p>
          </table:table-cell>
          <table:table-cell office:value-type="string" table:style-name="ce10">
            <text:p>LOJAS DEPARTAMENTOS MILIUM - STª MÔNICA</text:p>
          </table:table-cell>
          <table:table-cell office:value-type="string" table:style-name="ce7">
            <text:p>83.240.333/0050-01</text:p>
          </table:table-cell>
          <table:table-cell office:value-type="string" table:style-name="ce11">
            <text:p>AQUISIÇÃO DE CANTONEIRAS E PARAFUSOS PARA REPARAÇÃO DE MÓVEIS LOCALIZADOS NA SELOG DA PR/SC.</text:p>
          </table:table-cell>
          <table:table-cell office:value-type="string" table:style-name="ce6">
            <text:p>R$ <text:s text:c="4"/>61,2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D&amp;B COMERCIO DE PRODUTOS DE LOJA DE VARIEDADE LTDA</text:p>
          </table:table-cell>
          <table:table-cell office:value-type="string" table:style-name="ce7">
            <text:p>33.314.494/0001-38</text:p>
          </table:table-cell>
          <table:table-cell office:value-type="string" table:style-name="ce11">
            <text:p>AQUISIÇÃO DE FONTE E CABO PARA TESTE DE "TABLETS" DA PR/SC</text:p>
          </table:table-cell>
          <table:table-cell office:value-type="string" table:style-name="ce6">
            <text:p>R$ <text:s text:c="4"/>7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FERRAMENTAL FERRAGENS E FERRAMENTAS LTDA.</text:p>
          </table:table-cell>
          <table:table-cell office:value-type="string" table:style-name="ce7">
            <text:p>83.603.738/0001-70</text:p>
          </table:table-cell>
          <table:table-cell office:value-type="string" table:style-name="ce11">
            <text:p>AQUISIÇÃO DE CANTONEIRAS E PARAFUSOS PARA REPARAÇÃO DE MÓVEIS LOCALIZADOS NA SELOG DA PR/SC</text:p>
          </table:table-cell>
          <table:table-cell office:value-type="string" table:style-name="ce6">
            <text:p>R$ <text:s text:c="4"/>62,5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K YAMAGISHI - EPP</text:p>
          </table:table-cell>
          <table:table-cell office:value-type="string" table:style-name="ce7">
            <text:p>83.050.690/0001-10</text:p>
          </table:table-cell>
          <table:table-cell office:value-type="string" table:style-name="ce11">
            <text:p>AQUISIÇÃO DE CABO HDMI PARA INSTALAÇÃO DE ESTRUTURA PARA VIDEOCONFERÊNCIAS NO GABINETE DO PROCURADOR-CHEFE DA PR/SC</text:p>
          </table:table-cell>
          <table:table-cell office:value-type="string" table:style-name="ce6">
            <text:p>R$ <text:s text:c="4"/>49,0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COMPENSADOS FERNANDES LTDA</text:p>
          </table:table-cell>
          <table:table-cell office:value-type="string" table:style-name="ce7">
            <text:p>00.718.661/0005-80</text:p>
          </table:table-cell>
          <table:table-cell office:value-type="string" table:style-name="ce11">
            <text:p>AQUISIÇÃO DE PEÇAS PARA REALIZAÇÃO DE REPAROS EM MÓVEIS DA PR/SC E DE SUPORTE PARA FIXAÇÃO DE TV PARA VIDEOCONFERÊNCIAS NO GABINETE DO PROCURADOR-CHEFE DA PR/SC.</text:p>
          </table:table-cell>
          <table:table-cell office:value-type="string" table:style-name="ce6">
            <text:p>R$ <text:s text:c="4"/>49,4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DEFLETOR PARA INSTALAÇÃO NO GABINETE DO PROCURADOR-CHEFE DA PR/SC, DE FORMA A EVITAR QUE POSSÍVEL VAZAMENTO DE ÁGUA DO AR CONDICIONADO AFETE O TELEVISOR LÁ INSTALADO.</text:p>
          </table:table-cell>
          <table:table-cell office:value-type="string" table:style-name="ce6">
            <text:p>R$ <text:s text:c="3"/>291,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2/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VÁLVULA PARA MICTÓRIO PARA SUBSTITUIÇÃO DA QUE SE ENCONTRA DANIFICADA NO BANHEIRO MASCULINO DO 6 ANDAR DA TORRE 3 DA PR/SC</text:p>
          </table:table-cell>
          <table:table-cell office:value-type="string" table:style-name="ce6">
            <text:p>R$ <text:s text:c="3"/>151,39</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eças hidráulicas para conserto do vaso sanitário do banheiro da Selog da PR/SC</text:p>
          </table:table-cell>
          <table:table-cell office:value-type="string" table:style-name="ce6">
            <text:p>R$ <text:s text:c="3"/>13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PEÇAS HIDRÁULICAS PARA CONSERTO DO VASO SANITÁRIO DO BANHEIRO DA SELOG DA PR/SC</text:p>
          </table:table-cell>
          <table:table-cell office:value-type="string" table:style-name="ce6">
            <text:p>R$ <text:s text:c="5"/>7,7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VÁLVULA DE DESCARGA DE VASO SANITÁRIO E FITA VEDA ROSCA PARA CONSERTO DO VASO SANITÁRIO DO BANHEIRO DA SELOG DA PR/SC</text:p>
          </table:table-cell>
          <table:table-cell office:value-type="string" table:style-name="ce6">
            <text:p>R$ <text:s text:c="3"/>11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2/2021</text:p>
          </table:table-cell>
          <table:table-cell office:value-type="string" table:style-name="ce10">
            <text:p>A. N. SILVA COMÉRCIO DE REVISTAS LTDA. ME</text:p>
          </table:table-cell>
          <table:table-cell office:value-type="string" table:style-name="ce7">
            <text:p>04.603.481/0001-80</text:p>
          </table:table-cell>
          <table:table-cell office:value-type="string" table:style-name="ce11">
            <text:p>P/ CONSERTO DE UMA PORTA DO GABINETE DO PROCURADOR DA REPÚBLICA ANDRÉ COUTINHO, CUJA CHAVE QUEBROU DENTRO DO CILINDRO.</text:p>
          </table:table-cell>
          <table:table-cell office:value-type="string" table:style-name="ce6">
            <text:p>R$ <text:s text:c="4"/>64,6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CASA LENZI ACESSÓRIOS PARA MÓVEIS E FERRAGENS LTDA ME</text:p>
          </table:table-cell>
          <table:table-cell office:value-type="string" table:style-name="ce7">
            <text:p>08.282.151/0001-91</text:p>
          </table:table-cell>
          <table:table-cell office:value-type="string" table:style-name="ce11">
            <text:p>AQUISIÇÃO DE PEÇAS PARA REALIZAÇÃO DE REPAROS EM MÓVEIS DA PR/SC</text:p>
          </table:table-cell>
          <table:table-cell office:value-type="string" table:style-name="ce6">
            <text:p>R$ <text:s text:c="4"/>1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P/ REALIZAÇÃO DE CONSERTO NO VASO SANITÁRIO DA SEÇÃO DE LOGÍSTICA DA PR/SC.</text:p>
          </table:table-cell>
          <table:table-cell office:value-type="string" table:style-name="ce6">
            <text:p>R$ <text:s text:c="4"/>14,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2/04/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torneira para substituição da que se encontra instalada no sanitário do gabinete do Procurador da República Eduardo Barragan</text:p>
          </table:table-cell>
          <table:table-cell office:value-type="string" table:style-name="ce6">
            <text:p>R$ <text:s text:c="4"/>73,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LOPTECH COMERCIO DE EQUIPAMENTOS EIRELI</text:p>
          </table:table-cell>
          <table:table-cell office:value-type="string" table:style-name="ce7">
            <text:p>07.756.105/0001-14</text:p>
          </table:table-cell>
          <table:table-cell office:value-type="string" table:style-name="ce11">
            <text:p>CONFORME SOLICITAÇÃO DO COORDENADOR DE ADMINISTRAÇÃO (VIDE E-MAIL ANEXO) P/ ATENDIMENTO DE NECESSIDADE DA PRM/CRICIÚMA.</text:p>
          </table:table-cell>
          <table:table-cell office:value-type="string" table:style-name="ce6">
            <text:p>R$ <text:s text:c="3"/>393,1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ORMAS INDUSTRIA E COMERCIO LTDA ME</text:p>
          </table:table-cell>
          <table:table-cell office:value-type="string" table:style-name="ce7">
            <text:p>04.450.158/0001-14</text:p>
          </table:table-cell>
          <table:table-cell office:value-type="string" table:style-name="ce11">
            <text:p>CONECTORES PARA EMENDAR AS CORRENTES DE ACIONAMENTO DAS CORTINAS DOS GABINETES DE PROCURADORES DA REPÚBLICA NA PR/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LOJAS DE DEPARTAMENTOS MILIUM LTDA.</text:p>
          </table:table-cell>
          <table:table-cell office:value-type="string" table:style-name="ce7">
            <text:p>83.240.333/0009-72</text:p>
          </table:table-cell>
          <table:table-cell office:value-type="string" table:style-name="ce11">
            <text:p>P/ ARMAZENAMENTO TEMPORÁRIO DE PILHAS RECOLHIDAS PELA PR/SC ENQUANTO AGUARDA-SE A OBTENÇÃO DO MONTANTE NECESSÁRIO PARA REALIZAÇAO DE DESCARTE.</text:p>
          </table:table-cell>
          <table:table-cell office:value-type="string" table:style-name="ce6">
            <text:p>R$ <text:s text:c="3"/>119,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MARIONI DE SOUZA</text:p>
          </table:table-cell>
          <table:table-cell office:value-type="string" table:style-name="ce7">
            <text:p>37.037.004/0001-54</text:p>
          </table:table-cell>
          <table:table-cell office:value-type="string" table:style-name="ce11">
            <text:p>P/ IDENTIFICAÇÃO DAS CHAVES QUE FICAM SOB GUARDA DO NÚCLEO DE MANUTENÇÃO E DA DIVISÃO DE SEGURANÇA DA PR/SC.</text:p>
          </table:table-cell>
          <table:table-cell office:value-type="string" table:style-name="ce6">
            <text:p>R$ <text:s text:c="4"/>2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2/02/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 CONSERTO DA PORTA DE SECRETARIA ESTADUAL DA PR/SC.</text:p>
          </table:table-cell>
          <table:table-cell office:value-type="string" table:style-name="ce6">
            <text:p>R$ <text:s text:c="4"/>49,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BROCAS PARA REALIZAÇÃO DE REPARO EM ARMÁRIOS DA PR/SC.</text:p>
          </table:table-cell>
          <table:table-cell office:value-type="string" table:style-name="ce6">
            <text:p>R$ <text:s text:c="4"/>31,4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parafusos e brocas para realização de reparo em armários da PR/SC</text:p>
          </table:table-cell>
          <table:table-cell office:value-type="string" table:style-name="ce6">
            <text:p>R$ <text:s text:c="4"/>16,56</text:p>
          </table:table-cell>
          <table:table-cell table:number-columns-repeated="16373"/>
        </table:table-row>
        <table:table-row table:style-name="ro7">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6/02/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REPAROS PARA CONSERTO DAS VÁLVULAS DE DESCARGA DOS VASOS SANITÁRIOS DOS BANHEIROS DA SELOG E DO ÁTICO DA TORRE 3 (BANHEIRO ADAPTADO) DA PR/SC, ASSIM COMO DA CHAVE NECESSÁRIA PARA REALIZAÇÃO DO SERVIÇO CORRETAMENTE</text:p>
          </table:table-cell>
          <table:table-cell office:value-type="string" table:style-name="ce6">
            <text:p>R$ <text:s text:c="3"/>197,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9/04/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SENSOR DE MOVIMENTO PARA ACIONAMENTO DAS LUMINÁRIAS DO CORREDOR DO 6º DA TORRE 3 DA PR/SC.</text:p>
          </table:table-cell>
          <table:table-cell office:value-type="string" table:style-name="ce6">
            <text:p>R$ <text:s text:c="4"/>62,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30/03/2021</text:p>
          </table:table-cell>
          <table:table-cell office:value-type="string" table:style-name="ce10">
            <text:p>LOJAS DE DEPARTAMENTOS MILIUM LTDA.</text:p>
          </table:table-cell>
          <table:table-cell office:value-type="string" table:style-name="ce7">
            <text:p>83.240.333/0010-06</text:p>
          </table:table-cell>
          <table:table-cell office:value-type="string" table:style-name="ce11">
            <text:p>AQUISIÇÃO DE PARAFUSOS E CANTONEIRAS PARA REALIZAÇÕD E REPAROS EM MÓVEIS DA PR/SC.</text:p>
          </table:table-cell>
          <table:table-cell office:value-type="string" table:style-name="ce6">
            <text:p>R$ <text:s text:c="4"/>30,6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SIM</text:p>
          </table:table-cell>
          <table:table-cell office:value-type="string" table:style-name="ce6">
            <text:p>18/05/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CONFECÇÃO DE CÓPIAS DE CHAVES PARA ATENDIMENTO DE DEMANDA DA DISOT/PR/SC.</text:p>
          </table:table-cell>
          <table:table-cell office:value-type="string" table:style-name="ce6">
            <text:p>R$ <text:s text:c="4"/>32,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SIM</text:p>
          </table:table-cell>
          <table:table-cell office:value-type="string" table:style-name="ce6">
            <text:p>21/05/2021</text:p>
          </table:table-cell>
          <table:table-cell office:value-type="string" table:style-name="ce10">
            <text:p>BRUNO <text:s/>DOS <text:s/>SANTOS <text:s/>ALVES 01051968003</text:p>
          </table:table-cell>
          <table:table-cell office:value-type="string" table:style-name="ce7">
            <text:p>30.994.423/0001-35</text:p>
          </table:table-cell>
          <table:table-cell office:value-type="string" table:style-name="ce11">
            <text:p>CONSERTO DE TELEVISOR DA PR/SC (PATRIMÔNIO MPF 00-076.046), USADO PARA VIDEOCONFERÊNCIAS</text:p>
          </table:table-cell>
          <table:table-cell office:value-type="string" table:style-name="ce6">
            <text:p>R$ <text:s text:c="3"/>68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9/08/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TIAGO DA SILVA NEVES</text:p>
          </table:table-cell>
          <table:table-cell office:value-type="string" table:style-name="ce6">
            <text:p>436.588.815-34</text:p>
          </table:table-cell>
          <table:table-cell office:value-type="string" table:style-name="ce6">
            <text:p>07/05/2021 a 05/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ÁGIO</text:p>
          </table:table-cell>
          <table:table-cell office:value-type="string" table:style-name="ce6">
            <text:p>R$ <text:s text:c="5"/>4,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 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9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LZEMIR CEZAR DA SILVA</text:p>
          </table:table-cell>
          <table:table-cell office:value-type="string" table:style-name="ce6">
            <text:p>092.134.248-92</text:p>
          </table:table-cell>
          <table:table-cell office:value-type="string" table:style-name="ce6">
            <text:p>12/01/2021 a 26/03/2021</text:p>
          </table:table-cell>
          <table:table-cell office:value-type="string" table:style-name="ce6">
            <text:p>SIM</text:p>
          </table:table-cell>
          <table:table-cell office:value-type="string" table:style-name="ce6">
            <text:p>19/01/2021</text:p>
          </table:table-cell>
          <table:table-cell office:value-type="string" table:style-name="ce10">
            <text:p>ADEGILSON DOURADO NASCIMENTO</text:p>
          </table:table-cell>
          <table:table-cell office:value-type="string" table:style-name="ce7">
            <text:p>33.909.123/0001-07</text:p>
          </table:table-cell>
          <table:table-cell office:value-type="string" table:style-name="ce11">
            <text:p>LIMPEZA DO PÁTIO DA ANTIGA SEDE DA PRM-ARARAQUARA DEVIDO À MANIFESTAÇÃO DE VIZINHA COM RELAÇÃO AO ABANDONO E O APARECIMENTO DE BICHOS INDESEJÁVEIS.</text:p>
          </table:table-cell>
          <table:table-cell office:value-type="string" table:style-name="ce6">
            <text:p>R$ <text:s text:c="3"/>30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MÃO DE OBRA PARA SUBSTITUIÇÃO DE PEÇA NA CENTRAL PABX.</text:p>
          </table:table-cell>
          <table:table-cell office:value-type="string" table:style-name="ce6">
            <text:p>R$ <text:s text:c="3"/>22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REPOSIÇÃO DE PEÇA DO PABX.</text:p>
          </table:table-cell>
          <table:table-cell office:value-type="string" table:style-name="ce6">
            <text:p>R$ <text:s text:c="3"/>480,00</text:p>
          </table:table-cell>
          <table:table-cell table:number-columns-repeated="16373"/>
        </table:table-row>
        <table:table-row table:style-name="ro12">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8/01/2021 a 20/04/2021</text:p>
          </table:table-cell>
          <table:table-cell office:value-type="string" table:style-name="ce6">
            <text:p>SIM</text:p>
          </table:table-cell>
          <table:table-cell office:value-type="string" table:style-name="ce6">
            <text:p>03/02/2021</text:p>
          </table:table-cell>
          <table:table-cell office:value-type="string" table:style-name="ce10">
            <text:p>FREITAS TELECOM LTDA ME</text:p>
          </table:table-cell>
          <table:table-cell office:value-type="string" table:style-name="ce7">
            <text:p>13.416.550/0001-38</text:p>
          </table:table-cell>
          <table:table-cell office:value-type="string" table:style-name="ce11">
            <text:p>ATENDER DESPESA EMERGENCIAL DE PEQUENO VULTO COM A REALIZAÇÃO DE SERVIÇO URGENTE DE REPARO NA CENTRAL DE PABX DA PRM-PRESIDENTE PRUDENTE, QUE TEM APRESENTADO PROBLEMAS CONSTANTEMENTE. O TÉCNICO QUE REALIZA AS MANUTENÇÕES NA MESMA JÁ INFORMOU QUE A CENTRAL É OBSOLETA E QUE NÃO EXISTEM MAIS PEÇAS DE REPOSIÇÃO NO MERCADO. SERÁ FEITA UMA SOLDA EM UMA DAS PLACAS PARA QUE OS TELEFONES DA UNIDADE NÃO FIQUEM INOPERANTES.</text:p>
          </table:table-cell>
          <table:table-cell office:value-type="string" table:style-name="ce6">
            <text:p>R$ <text:s text:c="3"/>15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18/05/2021 a 1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3">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0,20</text:p>
          </table:table-cell>
          <table:table-cell table:number-columns-repeated="16373"/>
        </table:table-row>
        <table:table-row table:style-name="ro13">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ARIA DA RODOVIA PRESIDENTE DUTRA S/A</text:p>
          </table:table-cell>
          <table:table-cell office:value-type="string" table:style-name="ce7">
            <text:p>00.861.626/0001-9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13,40</text:p>
          </table:table-cell>
          <table:table-cell table:number-columns-repeated="16373"/>
        </table:table-row>
        <table:table-row table:style-name="ro13">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55,60</text:p>
          </table:table-cell>
          <table:table-cell table:number-columns-repeated="16373"/>
        </table:table-row>
        <table:table-row table:style-name="ro13">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RODOVIAS DO INTERIOR PAULISTA S/A</text:p>
          </table:table-cell>
          <table:table-cell office:value-type="string" table:style-name="ce7">
            <text:p>03.207.703/0001-83</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2,40</text:p>
          </table:table-cell>
          <table:table-cell table:number-columns-repeated="16373"/>
        </table:table-row>
        <table:table-row table:style-name="ro9">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text:p>
          </table:table-cell>
          <table:table-cell office:value-type="string" table:style-name="ce6">
            <text:p>R$ <text:s text:c="4"/>30,0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15/04/2021</text:p>
          </table:table-cell>
          <table:table-cell office:value-type="string" table:style-name="ce10">
            <text:p>BERTUSO &amp; FERREIRA COMERCIAL LTDA</text:p>
          </table:table-cell>
          <table:table-cell office:value-type="string" table:style-name="ce7">
            <text:p>01.842.170/0001-86</text:p>
          </table:table-cell>
          <table:table-cell office:value-type="string" table:style-name="ce11">
            <text:p>AQUISIÇÃO DE CORDINHA BRANCA DE 6 MM</text:p>
            <text:p>AQUISIÇÃO DE 140 METROS DE CORDA PARA TROCARMOS AS CORDINHAS ATUALMENTE UTILIZADAS NOS MASTROS INTERNO <text:s/>E <text:s/>EXTERNOS <text:s/>DAS <text:s/>BANDEIRAS, <text:s/>POIS ENCONTRAM-SE <text:s/>MUITO <text:s/>SUJAS, <text:s/>E <text:s/>EM <text:s/>PÉSSIMO <text:s/>ESTADO. <text:s/>INFORMO AINDA, QUE CONSULTAMOS O ALMOXARIFADO E NÃO POSSUEM ESTE ITEM PARA FORNECER.</text:p>
            <text:p>ESCLAREÇO QUE O VALOR DA DESPESA É DE PEQUENO VULTO, E HÁ POUCOS FORNECEDORES DESSE ITEM NESTE MUNICÍPIO, O QUE DIFICULTA A COMPRA POR DISPENSA DE LICITAÇÃO.</text:p>
          </table:table-cell>
          <table:table-cell office:value-type="string" table:style-name="ce6">
            <text:p>R$ <text:s text:c="3"/>133,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06/08/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PALOMA MIDORI ARAGAKI SALLES</text:p>
          </table:table-cell>
          <table:table-cell office:value-type="string" table:style-name="ce6">
            <text:p>334.367.938-09</text:p>
          </table:table-cell>
          <table:table-cell office:value-type="string" table:style-name="ce6">
            <text:p>08/06/2021 a 20/08/2021</text:p>
          </table:table-cell>
          <table:table-cell office:value-type="string" table:style-name="ce6">
            <text:p>SIM</text:p>
          </table:table-cell>
          <table:table-cell office:value-type="string" table:style-name="ce6">
            <text:p>14/06/2021</text:p>
          </table:table-cell>
          <table:table-cell office:value-type="string" table:style-name="ce10">
            <text:p>BERTOLOTTI COMERCIO DE PRODUTOS ORTOPEDICOS LTDA (SOS ORTOPEDIA)</text:p>
          </table:table-cell>
          <table:table-cell office:value-type="string" table:style-name="ce7">
            <text:p>36.691.040/0001-74</text:p>
          </table:table-cell>
          <table:table-cell office:value-type="string" table:style-name="ce11">
            <text:p>SEGUIR AS NORMAS DE SEGURANÇA PARA EVITAR O CONTÁGIO DA COVID-19.</text:p>
          </table:table-cell>
          <table:table-cell office:value-type="string" table:style-name="ce6">
            <text:p>R$ <text:s text:c="4"/>70,00</text:p>
          </table:table-cell>
          <table:table-cell table:number-columns-repeated="16373"/>
        </table:table-row>
        <table:table-row table:style-name="ro5">
          <table:table-cell office:value-type="string" table:style-name="ce6">
            <text:p>PR-SP</text:p>
          </table:table-cell>
          <table:table-cell office:value-type="float" office:value="2021" table:style-name="ce6">
            <text:p>2021</text:p>
          </table:table-cell>
          <table:table-cell office:value-type="string" table:style-name="ce7">
            <text:p>PALOMA MIDORI ARAGAKI SALLES</text:p>
          </table:table-cell>
          <table:table-cell office:value-type="string" table:style-name="ce6">
            <text:p>334.367.938-09</text:p>
          </table:table-cell>
          <table:table-cell office:value-type="string" table:style-name="ce6">
            <text:p>08/06/2021 a 20/08/2021</text:p>
          </table:table-cell>
          <table:table-cell office:value-type="string" table:style-name="ce6">
            <text:p>SIM</text:p>
          </table:table-cell>
          <table:table-cell office:value-type="string" table:style-name="ce6">
            <text:p>22/06/2021</text:p>
          </table:table-cell>
          <table:table-cell office:value-type="string" table:style-name="ce10">
            <text:p>DEPÓSITO DE MATERIAL PARA CONSTRUÇÃO IRMÃOS SUGUIURA LTDA</text:p>
          </table:table-cell>
          <table:table-cell office:value-type="string" table:style-name="ce7">
            <text:p>52.429.529/0001-29</text:p>
          </table:table-cell>
          <table:table-cell office:value-type="string" table:style-name="ce11">
            <text:p>INFORMO QUE O PRODUTO EM QUESTÃO SE FAZ NECESSÁRIO PRINCIPALMENTE PARA A LUBRIFICAÇÃO DO PORTÃO DE ENTRADA DOS VEÍCULOS DA PROCURADORIA. UMA VEZ QUE O CONTRATO COM A EMPRESA QUE FAZIA A MANUTENÇÃO MENSAL FOI FINALIZADO, A</text:p>
            <text:p>PROCURADORIA PRECISA REALIZAR A MANUTENÇÃO POR CONTA PRÓPRIA.</text:p>
          </table:table-cell>
          <table:table-cell office:value-type="string" table:style-name="ce6">
            <text:p>R$ <text:s text:c="4"/>39,95</text:p>
          </table:table-cell>
          <table:table-cell table:number-columns-repeated="16373"/>
        </table:table-row>
        <table:table-row table:style-name="ro15">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SIM COM RESSALVA</text:p>
          </table:table-cell>
          <table:table-cell office:value-type="string" table:style-name="ce6">
            <text:p>20/07/2021</text:p>
          </table:table-cell>
          <table:table-cell office:value-type="string" table:style-name="ce10">
            <text:p>KASA MATERIAIS ELETRICOS DE PRESIDENTE PRUDENTE LTDA</text:p>
          </table:table-cell>
          <table:table-cell office:value-type="string" table:style-name="ce7">
            <text:p>10.709.824/0001-99</text:p>
          </table:table-cell>
          <table:table-cell office:value-type="string" table:style-name="ce11">
            <text:p>OS <text:s/>CORDÕES <text:s/>QUE <text:s/>UTILIZAMOS <text:s/>PARA <text:s/>HASTEAR <text:s/>AS <text:s/>4 <text:s/>(QUATRO) <text:s/>BANDEIRAS <text:s/>ESCURECERAM <text:s/>E <text:s/>DEVIDO <text:s/>AO DESGASTE <text:s/>OCASIONADO <text:s/>PELO <text:s/>SOL, <text:s/>CHUVA E <text:s/>CALOR <text:s/>PRECISAM <text:s/>SER <text:s/>SUBSTITUÍDOS, <text:s/>O <text:s/>QUE <text:s/>JUSTIFICA <text:s/>A URGÊNCIA <text:s/>DA <text:s/>AQUISIÇÃO. <text:s/>ESCLAREÇO <text:s/>QUE <text:s/>PELA <text:s/>LOGÍSTICA <text:s/>DA <text:s/>FACHADA <text:s/>DO <text:s/>PRÉDIO <text:s/>QUE <text:s/>ABRIGA <text:s/>A <text:s/>SEDE DA <text:s/>PRM <text:s/>- <text:s/>PRESIDENTE <text:s/>PRUDENTE, <text:s/>AS <text:s/>BANDEIRAS <text:s/>FICAM <text:s/>HASTEADAS <text:s/>24 <text:s/>HORAS, <text:s/>O <text:s/>QUE <text:s/>PROVOCA <text:s/>UM MAIOR <text:s/>DESGASTE <text:s/>TANTO <text:s/>NAS <text:s/>BANDEIRAS <text:s/>QUANTO <text:s/>NOS <text:s/>CORDÕES <text:s/>DE <text:s/>HASTEAMENTO. <text:s/>NÃO <text:s/>É <text:s/>POSSÍVEL PREVER COM PRECISÃO QUANDO OS CORDÕES PRECISAM SER TROCADOS E DEVIDO AO SEU BAIXO VALOR E POUCA QUANTIDADE UTILIZADA NÃO SE JUSTIFICA A COMPRA EM GRANDE QUANTIDADE PARA REPOSIÇÃO, O QUE JUSTIFICA A EXCEPCIONALIDADE DA AQUISIÇÃO E NÃO POSSIBILIDADE DE PLANEJAMENTO</text:p>
          </table:table-cell>
          <table:table-cell office:value-type="string" table:style-name="ce6">
            <text:p>R$ <text:s text:c="4"/>47,50</text:p>
          </table:table-cell>
          <table:table-cell table:number-columns-repeated="16373"/>
        </table:table-row>
        <table:table-row table:style-name="ro16">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SIM COM RESSALVA</text:p>
          </table:table-cell>
          <table:table-cell office:value-type="string" table:style-name="ce6">
            <text:p>20/07/2021</text:p>
          </table:table-cell>
          <table:table-cell office:value-type="string" table:style-name="ce10">
            <text:p>ROMA ARTIGOS PARA TAPECARIA - LTDA</text:p>
          </table:table-cell>
          <table:table-cell office:value-type="string" table:style-name="ce7">
            <text:p>35.639.113/0001-16</text:p>
          </table:table-cell>
          <table:table-cell office:value-type="string" table:style-name="ce11">
            <text:p>HÁ 3 (TRÊS) MESAS DISTRIBUÍDAS ENTRE OS DOIS REFEITÓRIOS DA UNIDADE, E QUE SÃO COBERTAS COM PLÁSTICO TÉRMICO, QUE TAMBÉM FAZEM AS VEZES DE <text:s/>TOALHAS <text:s/>DURANTE <text:s/>AS <text:s/>REFEIÇÕES <text:s/>DE <text:s/>SERVIDORES <text:s/>E <text:s/>TERCEIRIZADOS. <text:s/>A <text:s/>METRAGEM <text:s/>SOLICITADA <text:s/>É <text:s/>DE 7,00 MTS NO TOTAL, POIS 2 (DUAS) MESAS MEDEM 1,80 MTS E NECESSITAM DE 2,50 MTS (DOIS METROSE MEIO) CADA E 1 (UMA) MESA MEDE 1,50 MTS E NECESSITA DE 2,00 MTS (DOIS METROS). EM REGRA, ESSE TIPO DE TOALHA NÃO POSSUI VALIDADE DEFINIDA, SENDO DETERMINADA PELO SEU USO. AS TOALHAS ATUAIS ESTÃO EXTREMAMENTE DESGASTADAS E RASGARAM EM VÁRIOS PONTOS, NÃO CUMPRINDO MAIS A FUNÇÃO DE PROTEGER AS MESAS, FACILITAR A LIMPEZA E <text:s/>FAVORECER A HIGIENE <text:s/>DESSE <text:s/>AMBIENTE, UTILIZADO <text:s/>PARA <text:s/>REALIZAÇÃO <text:s/>DAS <text:s/>REFEIÇÕES, <text:s/>O <text:s/>QUE <text:s/>JUSTIFICA <text:s/>A <text:s/>URGÊNCIA <text:s/>E <text:s/>EXCEPCIONALIDADE <text:s/>DA AQUISIÇÃO DO BEM.</text:p>
          </table:table-cell>
          <table:table-cell office:value-type="string" table:style-name="ce6">
            <text:p>R$ <text:s text:c="3"/>105,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1/06/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1">
            <text:p>PEGAMENTO DE PEDAGIO</text:p>
          </table:table-cell>
          <table:table-cell office:value-type="string" table:style-name="ce6">
            <text:p>R$ <text:s text:c="4"/>10,4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1">
            <text:p>PAGAMENTO DE PEDAGIO</text:p>
          </table:table-cell>
          <table:table-cell office:value-type="string" table:style-name="ce6">
            <text:p>R$ <text:s text:c="5"/>3,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8,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3,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4"/>11,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4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1">
            <text:p>PAGAMENTO DE PEDAGIO</text:p>
          </table:table-cell>
          <table:table-cell office:value-type="string" table:style-name="ce6">
            <text:p>R$ <text:s text:c="5"/>7,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1">
            <text:p>PAGAMENTO DE PEDAGIO</text:p>
          </table:table-cell>
          <table:table-cell office:value-type="string" table:style-name="ce6">
            <text:p>R$ <text:s text:c="5"/>9,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8,9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1">
            <text:p>PAGAMENTO DE PEDAGIO</text:p>
          </table:table-cell>
          <table:table-cell office:value-type="string" table:style-name="ce6">
            <text:p>R$ <text:s text:c="5"/>7,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8,9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RODOVIAS DAS COLINAS S/A</text:p>
          </table:table-cell>
          <table:table-cell office:value-type="string" table:style-name="ce7">
            <text:p>03.025.305/0001-46</text:p>
          </table:table-cell>
          <table:table-cell office:value-type="string" table:style-name="ce11">
            <text:p>PAGAMENTO DE PEDAGIO</text:p>
          </table:table-cell>
          <table:table-cell office:value-type="string" table:style-name="ce6">
            <text:p>R$ <text:s text:c="4"/>1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8,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8,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4"/>13,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SANDOR VIEIRA DAS NEVES</text:p>
          </table:table-cell>
          <table:table-cell office:value-type="string" table:style-name="ce6">
            <text:p>192.147.808-03</text:p>
          </table:table-cell>
          <table:table-cell office:value-type="string" table:style-name="ce6">
            <text:p>28/01/2021 a 19/04/2021</text:p>
          </table:table-cell>
          <table:table-cell office:value-type="string" table:style-name="ce6">
            <text:p>SIM</text:p>
          </table:table-cell>
          <table:table-cell office:value-type="string" table:style-name="ce6">
            <text:p>01/03/2021</text:p>
          </table:table-cell>
          <table:table-cell office:value-type="string" table:style-name="ce10">
            <text:p>ARTHUR FERREIRA DOS SANTOS CHAVEIRO ME</text:p>
          </table:table-cell>
          <table:table-cell office:value-type="string" table:style-name="ce7">
            <text:p>02.163.115/0001-22</text:p>
          </table:table-cell>
          <table:table-cell office:value-type="string" table:style-name="ce11">
            <text:p>FECHADURA EMPERRADA DA PRM REGISTRO</text:p>
          </table:table-cell>
          <table:table-cell office:value-type="string" table:style-name="ce6">
            <text:p>R$ <text:s text:c="3"/>16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2/06/2021 a 20/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08/02/2021</text:p>
          </table:table-cell>
          <table:table-cell office:value-type="string" table:style-name="ce10">
            <text:p>16º TABELIÃO DE NOTAS DE SÃO PAULO</text:p>
          </table:table-cell>
          <table:table-cell office:value-type="string" table:style-name="ce7">
            <text:p>45.572.567/0001-70</text:p>
          </table:table-cell>
          <table:table-cell office:value-type="string" table:style-name="ce11">
            <text:p>PAGAMENTO <text:s/>DE DESPESAS <text:s/>COM <text:s/>3 <text:s/>RECONHECIMENTOS <text:s/>DE <text:s/>FIRMA <text:s/>POR <text:s/>AUTENTICIDADE: <text:s/>R$51,90 <text:s/>2 <text:s/>CÓPIAS AUTENTICADAS <text:s/>DOS <text:s/>DUTS <text:s/>(FRENTE <text:s/>E <text:s/>VERSO): <text:s/>R$55,20 <text:s/>TOTAL <text:s/>DOS <text:s/>SERVIÇO: <text:s/>R$107,10.</text:p>
          </table:table-cell>
          <table:table-cell office:value-type="string" table:style-name="ce6">
            <text:p>R$ <text:s text:c="3"/>107,1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19/02/2021</text:p>
          </table:table-cell>
          <table:table-cell office:value-type="string" table:style-name="ce10">
            <text:p>ASSOCIAÇÃO AMIGOS METROVIÁRIOS DOS EXCEPCIONAIS-SP</text:p>
          </table:table-cell>
          <table:table-cell office:value-type="string" table:style-name="ce7">
            <text:p>64.917.818/0001-56</text:p>
          </table:table-cell>
          <table:table-cell office:value-type="string" table:style-name="ce11">
            <text:p>PAGAMENTO DOS SERVIÇOS DE TRADUÇÃO EM LIBRAS SERÁ FEITO POR BOLETO BANCÁRIO, E CONFORME INFORMADO NA PROPOSTA DA EMPRESA AME, O VALOR INICIAL SERÁ DE R$60,00</text:p>
          </table:table-cell>
          <table:table-cell office:value-type="string" table:style-name="ce6">
            <text:p>R$ <text:s text:c="3"/>120,00</text:p>
          </table:table-cell>
          <table:table-cell table:number-columns-repeated="16373"/>
        </table:table-row>
        <table:table-row table:style-name="ro7">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0/01/2021</text:p>
          </table:table-cell>
          <table:table-cell office:value-type="string" table:style-name="ce10">
            <text:p>SÓ REPAROS</text:p>
          </table:table-cell>
          <table:table-cell office:value-type="string" table:style-name="ce7">
            <text:p>26.443.804/0001-59</text:p>
          </table:table-cell>
          <table:table-cell office:value-type="string" table:style-name="ce11">
            <text:p>AQUISIÇÃO DE REVESTIMENTO CERÂMICO 10 X 10 CM NA COR BRANCO ACETINADO PARA REPOSIÇÃO NAS PAREDES DAS COPAS DE ALGUNS ANDARES DA PRR1 EM DECORRÊNCIA DA REALIZAÇÃO DE MANUTENÇÃO NAS TUBULAÇÕES HIDRÁULICAS DEVIDO A VAZAMENTOS.</text:p>
          </table:table-cell>
          <table:table-cell office:value-type="string" table:style-name="ce6">
            <text:p>R$ <text:s text:c="3"/>103,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3/02/2021</text:p>
          </table:table-cell>
          <table:table-cell office:value-type="string" table:style-name="ce10">
            <text:p>MMG MATERIAIS PARA CONTRUÇAÕ EIRELI</text:p>
          </table:table-cell>
          <table:table-cell office:value-type="string" table:style-name="ce7">
            <text:p>36.062.504/0001-83</text:p>
          </table:table-cell>
          <table:table-cell office:value-type="string" table:style-name="ce11">
            <text:p>INSTALAÇÃO DE SOLEIRA DE PISO DE GRANITO DE 14 X 80 PARA COMPLEMENTAR REFORMA DE PISO DO REFEITÓRIO (LANCHONETE).</text:p>
          </table:table-cell>
          <table:table-cell office:value-type="string" table:style-name="ce6">
            <text:p>R$ <text:s text:c="4"/>49,80</text:p>
          </table:table-cell>
          <table:table-cell table:number-columns-repeated="16373"/>
        </table:table-row>
        <table:table-row table:style-name="ro8">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ACRIPLAC DF</text:p>
          </table:table-cell>
          <table:table-cell office:value-type="string" table:style-name="ce7">
            <text:p>15.236.054/0001-28</text:p>
          </table:table-cell>
          <table:table-cell office:value-type="string" table:style-name="ce11">
            <text:p>PARA COMPANHIA SOCIAL TAMPINHA LEGAL: SEJA SOLIDÁRIO, SUA TAMPINHA FAZ A DIFERENÇA.TRATA-SE DE UM PROJETO SOCIAL, QUE TEM POR OBJETIVO ESSE CICLO VIRTUOSO DO PLÁSTICO. A TAMPA PASSARÁ POR TODO O PROCESSO DE RECICLAGEM E ESSA TAMPINHA VAI VOLTAR A SER TAMPINHA NOVAMENTE.</text:p>
          </table:table-cell>
          <table:table-cell office:value-type="string" table:style-name="ce6">
            <text:p>R$ <text:s text:c="3"/>595,00</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HBL CARIMBOS E PLACAS IND. E COM. LTDA - ME</text:p>
          </table:table-cell>
          <table:table-cell office:value-type="string" table:style-name="ce7">
            <text:p>72.649.361/0001-74</text:p>
          </table:table-cell>
          <table:table-cell office:value-type="string" table:style-name="ce11">
            <text:p>COLOCAÇÃO DE FOTOGRAFIA DE PROCURADORA CHEFE REGIONAL DA GESTÃO ANTERIOR <text:s/>CONFORME TRADIÇÃO, EM MOLDURA PARA INSTALAÇÃO NA GALERIA DE FOTOS DOS PROCURADORES CHEFES LOCALIZADA NO 12º ANDAR DA PRR1.</text:p>
          </table:table-cell>
          <table:table-cell office:value-type="string" table:style-name="ce6">
            <text:p>R$ <text:s text:c="3"/>950,00</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7/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ATENDER AS NECESSIDADES DE REPAROS DOS RALOS DOS BANHEIROS SOCIAIS DA PRR1.</text:p>
          </table:table-cell>
          <table:table-cell office:value-type="string" table:style-name="ce6">
            <text:p>R$ <text:s text:c="3"/>595,59</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8/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REPARO NOS BANHEIROS MASCULINOS DA PRR1. MATERIAL INEXISTENTE NO ALMOXARIFADO.</text:p>
          </table:table-cell>
          <table:table-cell office:value-type="string" table:style-name="ce6">
            <text:p>R$ <text:s text:c="3"/>354,41</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1/07/2021</text:p>
          </table:table-cell>
          <table:table-cell office:value-type="string" table:style-name="ce10">
            <text:p>A S AGUIAR MEGA MAIS DISTRIBUIDORA DE INFORMATICA - ME</text:p>
          </table:table-cell>
          <table:table-cell office:value-type="string" table:style-name="ce7">
            <text:p>21.969.927/0001-04</text:p>
          </table:table-cell>
          <table:table-cell office:value-type="string" table:style-name="ce11">
            <text:p>MELHORIA DE POSICIONAMENTO QUANDO DA UTILIZAÇÃO DO MONITOR.</text:p>
          </table:table-cell>
          <table:table-cell office:value-type="string" table:style-name="ce6">
            <text:p>R$ <text:s text:c="3"/>186,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1/07/2021</text:p>
          </table:table-cell>
          <table:table-cell office:value-type="string" table:style-name="ce10">
            <text:p>AUDIOTECK COMERCIO DE PRODUTOS ELETRONICOS E SERVIÇOS LTDA</text:p>
          </table:table-cell>
          <table:table-cell office:value-type="string" table:style-name="ce7">
            <text:p>26.536.517/0001-93</text:p>
          </table:table-cell>
          <table:table-cell office:value-type="string" table:style-name="ce11">
            <text:p>UTILIZAÇÃO EM REUNIÕES VIRTUAIS PARA FIXAÇÃO DE SMARTPHONES.</text:p>
          </table:table-cell>
          <table:table-cell office:value-type="string" table:style-name="ce6">
            <text:p>R$ <text:s text:c="3"/>135,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5/05/2021</text:p>
          </table:table-cell>
          <table:table-cell office:value-type="string" table:style-name="ce10">
            <text:p>AC COELHO MATERIAIS PARA CONSTRUÇÃO LTDA</text:p>
          </table:table-cell>
          <table:table-cell office:value-type="string" table:style-name="ce7">
            <text:p>37.083.474/0004-05</text:p>
          </table:table-cell>
          <table:table-cell office:value-type="string" table:style-name="ce11">
            <text:p>REJUNTE PARA INSTALAÇÃO DE SOLEIRAS DEVIDO A EXISTÊNCIA DE DESNÍVEL ENTRE O PISO DOS GABINETES E O PISO DOS CORREDORES.</text:p>
          </table:table-cell>
          <table:table-cell office:value-type="string" table:style-name="ce6">
            <text:p>R$ <text:s text:c="4"/>52,00</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6/07/2021</text:p>
          </table:table-cell>
          <table:table-cell office:value-type="string" table:style-name="ce10">
            <text:p>CHEN JINHAO PRESENTES - ME</text:p>
          </table:table-cell>
          <table:table-cell office:value-type="string" table:style-name="ce7">
            <text:p>15.186.972/0001-90</text:p>
          </table:table-cell>
          <table:table-cell office:value-type="string" table:style-name="ce11">
            <text:p>PERMITIR MELHOR UTILIZAÇÃO DOS SMARTPHONES DURANTE AS REUNIÕES DE TRABALHO.</text:p>
          </table:table-cell>
          <table:table-cell office:value-type="string" table:style-name="ce6">
            <text:p>R$ <text:s text:c="3"/>600,00</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25/06/2021</text:p>
          </table:table-cell>
          <table:table-cell office:value-type="string" table:style-name="ce10">
            <text:p>DROGARIA LIBERAL E PEREIRA EIRELI</text:p>
          </table:table-cell>
          <table:table-cell office:value-type="string" table:style-name="ce7">
            <text:p>13.544.130/0001-37</text:p>
          </table:table-cell>
          <table:table-cell office:value-type="string" table:style-name="ce11">
            <text:p>SUBSTITUIÇÃO DE EQUIPAMENTOS DANIFICADOS (TERMÔMETRO) <text:s/>TENDO EM VISTA A NECESSIDADE DE AFERIÇÃO DE TEMPERATURA CORPORAL DAS PESSOAS QUE ACESSAM A PRR1 PARA EVITAR DISSEMINAÇÃO DO CORONAVIRUS.</text:p>
          </table:table-cell>
          <table:table-cell office:value-type="string" table:style-name="ce6">
            <text:p>R$ <text:s text:c="3"/>183,00</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28/04/2021</text:p>
          </table:table-cell>
          <table:table-cell office:value-type="string" table:style-name="ce10">
            <text:p>RAINBOW SOLUÇÕES GRAFICAS EIRELI EPP</text:p>
          </table:table-cell>
          <table:table-cell office:value-type="string" table:style-name="ce7">
            <text:p>07.354.003/0001-72</text:p>
          </table:table-cell>
          <table:table-cell office:value-type="string" table:style-name="ce11">
            <text:p>SUBSTITUIÇÃO DOS ADESIVOS DE PISO DE 30 X 30 CM, DESTINADOS A ALERTAR SOBRE O DISTANCIAMENTO NECESSÁRIO PARA EVITAR O CONTÁGIO COM A CONVID 19, DEVIDO AO DESGASTE DOS EXISTENTES.</text:p>
          </table:table-cell>
          <table:table-cell office:value-type="string" table:style-name="ce6">
            <text:p>R$ <text:s text:c="3"/>170,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9/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4">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5/04/2021</text:p>
          </table:table-cell>
          <table:table-cell office:value-type="string" table:style-name="ce10">
            <text:p>DISBREL DISTRIB. DE BALANÇAS E REFRIGERAÇÃO LTDA</text:p>
          </table:table-cell>
          <table:table-cell office:value-type="string" table:style-name="ce7">
            <text:p>00.111.682/0002-90</text:p>
          </table:table-cell>
          <table:table-cell office:value-type="string" table:style-name="ce11">
            <text:p>O ANDAR TÉRREO ESTÁ SEM CLIMATIZAÇÃO (AR-CONDICIONADO) ATÉ A COMPRA E INSTALAÇÃO DA NOVA TUBULAÇÃO QUE DIFICULTA O TRABALHO DA EQUIPE QUE LÁ PERMANECEM O DIA INTEIRO, COM UNIFORME E COLETES. A DEMORA NO RESTABELECIMENTO DO FUNCIONAMENTO AO AR-CONDICIONADO SE MOSTRA URGENTE E INOPORTUNO A COMPRA DESSE PRODUTO PELO RITO NORMAL DE AQUISIÇÃO. NÃO HÁ ESTE PRODUTO NO ALMOXARIFADO DA UNIDADE, BEM COMO NÃO SE DEMOSTRA A VIABILIDADE ECONÔMICA NA ESTOCAM DESSE MATERIAL.</text:p>
          </table:table-cell>
          <table:table-cell office:value-type="string" table:style-name="ce6">
            <text:p>R$ <text:s text:c="3"/>943,74</text:p>
          </table:table-cell>
          <table:table-cell table:number-columns-repeated="16373"/>
        </table:table-row>
        <table:table-row table:style-name="ro14">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5/04/2021</text:p>
          </table:table-cell>
          <table:table-cell office:value-type="string" table:style-name="ce10">
            <text:p>J.C.M. NITERÓI REFRIGERAÇÃO LTDA</text:p>
          </table:table-cell>
          <table:table-cell office:value-type="string" table:style-name="ce7">
            <text:p>08.824.171/0024-33</text:p>
          </table:table-cell>
          <table:table-cell office:value-type="string" table:style-name="ce11">
            <text:p>O ANDAR TÉRREO ESTÁ SEM CLIMATIZAÇÃO (AR-CONDICIONADO) ATÉ A COMPRA E INSTALAÇÃO DA NOVA TUBULAÇÃO QUE DIFICULTA O TRABALHO DA EQUIPE QUE LÁ PERMANECEM O DIA INTEIRO, COM UNIFORME E COLETES. A DEMORA NO RESTABELECIMENTO DO FUNCIONAMENTO AO AR-CONDICIONADO SE MOSTRA URGENTE E INOPORTUNO A COMPRA DESSE PRODUTO PELO RITO NORMAL DE AQUISIÇÃO. NÃO HÁ ESTE PRODUTO NO ALMOXARIFADO DA UNIDADE, BEM COMO NÃO SE DEMOSTRA A VIABILIDADE ECONÔMICA NA ESTOCAGEM DESSE MATERIAL.</text:p>
          </table:table-cell>
          <table:table-cell office:value-type="string" table:style-name="ce6">
            <text:p>R$ <text:s text:c="4"/>51,80</text:p>
          </table:table-cell>
          <table:table-cell table:number-columns-repeated="16373"/>
        </table:table-row>
        <table:table-row table:style-name="ro7">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8/05/2021</text:p>
          </table:table-cell>
          <table:table-cell office:value-type="string" table:style-name="ce10">
            <text:p>MEGAFORTE ESQUADRIAS DE ALUMINIO EIRELI - ME</text:p>
          </table:table-cell>
          <table:table-cell office:value-type="string" table:style-name="ce7">
            <text:p>20.994.142/0001-29</text:p>
          </table:table-cell>
          <table:table-cell office:value-type="string" table:style-name="ce11">
            <text:p>COM A RECENTE REFORMA A SALA DE LICITAÇÕES FICOU COM DOIS VÃO DE JANELAS MAS OS DOIS FIXOS, JUNTO AOS PILARES, NÃO DISPONDO DE VENTILAÇÃO NATURAL. O SERVIÇO PROPOSTO É PARAADAPTAR UM DOS VÃOS FIXOS PARA MAX-AR, DISPONIBILIZANDO ASSIM VENTILAÇAO NATURAL PARA A SALA.</text:p>
          </table:table-cell>
          <table:table-cell office:value-type="string" table:style-name="ce6">
            <text:p>R$ <text:s/>1.500,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9/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IO KATSUYUKI ODO</text:p>
          </table:table-cell>
          <table:table-cell office:value-type="string" table:style-name="ce6">
            <text:p>096.985.978-32</text:p>
          </table:table-cell>
          <table:table-cell office:value-type="string" table:style-name="ce6">
            <text:p>08/07/2021 a 0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3/01/2021 a 12/04/2021</text:p>
          </table:table-cell>
          <table:table-cell office:value-type="string" table:style-name="ce6">
            <text:p>SIM</text:p>
          </table:table-cell>
          <table:table-cell office:value-type="string" table:style-name="ce6">
            <text:p>28/01/2021</text:p>
          </table:table-cell>
          <table:table-cell office:value-type="string" table:style-name="ce10">
            <text:p>SAINT-GOBAIN DISTRIBUICAO BRASIL LTDA</text:p>
          </table:table-cell>
          <table:table-cell office:value-type="string" table:style-name="ce7">
            <text:p>03.840.986/0048-60</text:p>
          </table:table-cell>
          <table:table-cell office:value-type="string" table:style-name="ce11">
            <text:p>CONFORME FORMULÁRIO SEMSG PRR3ª-00002424/2021</text:p>
          </table:table-cell>
          <table:table-cell office:value-type="string" table:style-name="ce6">
            <text:p>R$ <text:s text:c="3"/>187,80</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13/07/2021</text:p>
          </table:table-cell>
          <table:table-cell office:value-type="string" table:style-name="ce10">
            <text:p>SIGN CUT COMUNICAÇÃO VISUAL LTDA - ME</text:p>
          </table:table-cell>
          <table:table-cell office:value-type="string" table:style-name="ce7">
            <text:p>05.428.673/0001-60</text:p>
          </table:table-cell>
          <table:table-cell office:value-type="string" table:style-name="ce11">
            <text:p>READEQUAR SINALIZAÇÃO DEVIDO À CHEGADA DE NOVOS PROCURADORES REGIONAIS.</text:p>
          </table:table-cell>
          <table:table-cell office:value-type="string" table:style-name="ce6">
            <text:p>R$ <text:s text:c="3"/>266,68</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18/05/2021</text:p>
          </table:table-cell>
          <table:table-cell office:value-type="string" table:style-name="ce10">
            <text:p>SIGN CUT COMUNICAÇÃO VISUAL LTDA - ME</text:p>
          </table:table-cell>
          <table:table-cell office:value-type="string" table:style-name="ce7">
            <text:p>05.428.673/0001-60</text:p>
          </table:table-cell>
          <table:table-cell office:value-type="string" table:style-name="ce11">
            <text:p>READEQUAR SINALIZAÇÃO DEVIDO À CHEGADA DE NOVOS PROCURADORES.</text:p>
          </table:table-cell>
          <table:table-cell office:value-type="string" table:style-name="ce6">
            <text:p>R$ <text:s text:c="3"/>266,68</text:p>
          </table:table-cell>
          <table:table-cell table:number-columns-repeated="16373"/>
        </table:table-row>
        <table:table-row table:style-name="ro6">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24/06/2021</text:p>
          </table:table-cell>
          <table:table-cell office:value-type="string" table:style-name="ce10">
            <text:p>CHAVEIRO E CARIMBOS UCHOA LTDA</text:p>
          </table:table-cell>
          <table:table-cell office:value-type="string" table:style-name="ce7">
            <text:p>09.445.692/0001-56</text:p>
          </table:table-cell>
          <table:table-cell office:value-type="string" table:style-name="ce11">
            <text:p>NECESSIDADE DE AQUISIÇÃO DE CARIMBO DATADOR COM AS ESPECIFICAÇÕES DETERMINADAS PELO SETOR. MATERIAL NÃO PADRONIZADO E NÃO CONSTANTE DO ESTOQUE DA PRR3. NECESSIDADE DE ATENDER A DEMANDA URGENTE DO SETOR.</text:p>
          </table:table-cell>
          <table:table-cell office:value-type="string" table:style-name="ce6">
            <text:p>R$ <text:s text:c="3"/>160,00</text:p>
          </table:table-cell>
          <table:table-cell table:number-columns-repeated="16373"/>
        </table:table-row>
        <table:table-row table:style-name="ro11">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26/05/2021</text:p>
          </table:table-cell>
          <table:table-cell office:value-type="string" table:style-name="ce10">
            <text:p>ACRILDESTAC IND. COM. LTDA EPP</text:p>
          </table:table-cell>
          <table:table-cell office:value-type="string" table:style-name="ce7">
            <text:p>02.656.150/0001-83</text:p>
          </table:table-cell>
          <table:table-cell office:value-type="string" table:style-name="ce11">
            <text:p>TRATA-SE <text:s text:c="2"/>DE <text:s text:c="2"/>DEMANDA <text:s text:c="2"/>DECORRENTE <text:s text:c="2"/>DAS <text:s text:c="2"/>DELIBERAÇÕES <text:s text:c="2"/>DA <text:s text:c="2"/>REUNIÃO <text:s text:c="2"/>INAUGURAL <text:s text:c="2"/>DA <text:s text:c="2"/>NOVA <text:s/>COMISSÃO <text:s text:c="2"/>DE PREVENÇÃO E ENFRENTAMENTO DO ASSÉDIO MORAL SEXUAL E DA DISCRIMINAÇÃO NO ÂMBITO DA PROCURADORIA REGIONAL DA REPÚBLICA DA 3ª REGIÃO, COM VISTAS A OFERTAR MAIS UM CANAL DE COMUNICAÇÃO COM A COMISSÃO E ASSIM FACILITAR O ACESSO A TODOS, MEMBROS, SERVIDORES E TODOS OS COLABORADORES (ESTAGIÁRIOS, TERCEIRIZADOS E JOVENS APRENDIZES).</text:p>
            <text:p>VERIFICOU-SE QUE NÃO HÁ O ITEM DISPONÍVEL NO ALMOXARIFADO E NEM EM USO EM SETORES COMO EVENTOS, ASCOM OU PLANEJAMENTO ESTRATÉGICO, SENDO, PORTANTO, NECESSÁRIA A AQUISIÇÃO.</text:p>
          </table:table-cell>
          <table:table-cell office:value-type="string" table:style-name="ce6">
            <text:p>R$ <text:s text:c="4"/>88,70</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9/07/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1/05/2021</text:p>
          </table:table-cell>
          <table:table-cell office:value-type="string" table:style-name="ce10">
            <text:p>ELEVAR TRANSPORTES EIRELI</text:p>
          </table:table-cell>
          <table:table-cell office:value-type="string" table:style-name="ce7">
            <text:p>33.753.150/0001-25</text:p>
          </table:table-cell>
          <table:table-cell office:value-type="string" table:style-name="ce11">
            <text:p>CAÇAMBA <text:s/>DE <text:s/>ENTULHO <text:s/>PARA <text:s/>COLETA <text:s/>DE MATERIAIS <text:s/>DIVERSOS, <text:s/>QUE <text:s/>ESTÃO <text:s/>DANIFICADOS <text:s/>OU <text:s/>INSERVÍVEIS, <text:s/>JÁ <text:s/>RETIRADOS <text:s/>DO <text:s/>DEPÓSITO <text:s/>DO<text:s/></text:p>
            <text:p>ESTACIONAMENTO DO 2º ANDAR.</text:p>
          </table:table-cell>
          <table:table-cell office:value-type="string" table:style-name="ce6">
            <text:p>R$ <text:s text:c="3"/>220,0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2/05/2021</text:p>
          </table:table-cell>
          <table:table-cell office:value-type="string" table:style-name="ce10">
            <text:p>ELEVAR TRANSPORTES EIRELI</text:p>
          </table:table-cell>
          <table:table-cell office:value-type="string" table:style-name="ce7">
            <text:p>33.753.150/0001-25</text:p>
          </table:table-cell>
          <table:table-cell office:value-type="string" table:style-name="ce11">
            <text:p>CAÇAMBA <text:s/>DE <text:s/>ENTULHO <text:s/>PARA <text:s/>COLETA <text:s/>DE MATERIAIS <text:s/>DIVERSOS, <text:s/>QUE <text:s/>ESTÃO <text:s/>DANIFICADOS <text:s/>OU <text:s/>INSERVÍVEIS, <text:s/>JÁ <text:s/>RETIRADOS <text:s/>DO <text:s/>DEPÓSITO <text:s/>DO ESTACIONAMENTO DO 2º ANDAR.</text:p>
          </table:table-cell>
          <table:table-cell office:value-type="string" table:style-name="ce6">
            <text:p>R$ <text:s text:c="3"/>22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3/04/2021</text:p>
          </table:table-cell>
          <table:table-cell office:value-type="string" table:style-name="ce10">
            <text:p>POSTO DE COMBUSTIVEIS DICO LTDA</text:p>
          </table:table-cell>
          <table:table-cell office:value-type="string" table:style-name="ce7">
            <text:p>08.768.465/0001-07</text:p>
          </table:table-cell>
          <table:table-cell office:value-type="string" table:style-name="ce11">
            <text:p>PARA ABASTECIMENTO DO GRUPO GERADOR</text:p>
          </table:table-cell>
          <table:table-cell office:value-type="string" table:style-name="ce6">
            <text:p>R$ <text:s text:c="3"/>403,24</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21/06/2021</text:p>
          </table:table-cell>
          <table:table-cell office:value-type="string" table:style-name="ce10">
            <text:p>COPY MUNDI LTDA</text:p>
          </table:table-cell>
          <table:table-cell office:value-type="string" table:style-name="ce7">
            <text:p>08.608.434/0001-80</text:p>
          </table:table-cell>
          <table:table-cell office:value-type="string" table:style-name="ce11">
            <text:p>SERVIÇO DE ADESIVAGEM DE PLACA DE SINALIZAÇÃO DE PORTA- DEPÓSITO DE PATRIMÔNIO</text:p>
          </table:table-cell>
          <table:table-cell office:value-type="string" table:style-name="ce6">
            <text:p>R$ <text:s text:c="4"/>5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25/05/2021</text:p>
          </table:table-cell>
          <table:table-cell office:value-type="string" table:style-name="ce10">
            <text:p>COPY MUNDI LTDA</text:p>
          </table:table-cell>
          <table:table-cell office:value-type="string" table:style-name="ce7">
            <text:p>08.608.434/0001-80</text:p>
          </table:table-cell>
          <table:table-cell office:value-type="string" table:style-name="ce11">
            <text:p>ADESIVAGEM DE PLACA DE SINALIZAÇÃO</text:p>
          </table:table-cell>
          <table:table-cell office:value-type="string" table:style-name="ce6">
            <text:p>R$ <text:s text:c="4"/>5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COMERCIAL DE COMBUSTIVEIS RAMIRO LTDA</text:p>
          </table:table-cell>
          <table:table-cell office:value-type="string" table:style-name="ce7">
            <text:p>10.520.277/0001-07</text:p>
          </table:table-cell>
          <table:table-cell office:value-type="string" table:style-name="ce11">
            <text:p>PARA ALIMENTAÇÃO DO GRUPO GERADOR</text:p>
          </table:table-cell>
          <table:table-cell office:value-type="string" table:style-name="ce6">
            <text:p>R$ <text:s text:c="3"/>397,7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FECHO SUL COMÉRCIO DE FECHADURAS</text:p>
          </table:table-cell>
          <table:table-cell office:value-type="string" table:style-name="ce7">
            <text:p>03.417.907/0001-49</text:p>
          </table:table-cell>
          <table:table-cell office:value-type="string" table:style-name="ce11">
            <text:p>SUBSTITUIÇÃO DE FECHADURA DANIFICADA NA PORTA DE ACESSO AO TERRAÇO DO 3º ANDAR</text:p>
          </table:table-cell>
          <table:table-cell office:value-type="string" table:style-name="ce6">
            <text:p>R$ <text:s text:c="3"/>102,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19/02/2021</text:p>
          </table:table-cell>
          <table:table-cell office:value-type="string" table:style-name="ce10">
            <text:p>CIMAFER COMERCIO DE MATERIAL</text:p>
          </table:table-cell>
          <table:table-cell office:value-type="string" table:style-name="ce7">
            <text:p>88.297.544/0001-08</text:p>
          </table:table-cell>
          <table:table-cell office:value-type="string" table:style-name="ce11">
            <text:p>UMA <text:s/>DAS <text:s/>CUBAS <text:s/>DO <text:s/>BANHEIRO <text:s/>COLETIVO <text:s/>MASCULINO <text:s/>DO <text:s/>ANDAR <text:s/>TÉRREO QUEBROU</text:p>
          </table:table-cell>
          <table:table-cell office:value-type="string" table:style-name="ce6">
            <text:p>R$ <text:s text:c="4"/>95,8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23/03/2021</text:p>
          </table:table-cell>
          <table:table-cell office:value-type="string" table:style-name="ce10">
            <text:p>RESULTADO FINAL IND COM PEÇAS DE ACRÍLICO LTDA</text:p>
          </table:table-cell>
          <table:table-cell office:value-type="string" table:style-name="ce7">
            <text:p>00.244.056/0001-91</text:p>
          </table:table-cell>
          <table:table-cell office:value-type="string" table:style-name="ce11">
            <text:p>AQUISIÇÃO DE BARREIRA EM ACRÍLICO PAR A SER COLOCADA ENTRE OS POSTOS D A SECRETARIA DA COORADM - MEDIDA DE PREVENÇÃO À COVID-19</text:p>
          </table:table-cell>
          <table:table-cell office:value-type="string" table:style-name="ce6">
            <text:p>R$ <text:s text:c="3"/>325,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4/05/2021</text:p>
          </table:table-cell>
          <table:table-cell office:value-type="string" table:style-name="ce10">
            <text:p>A GRANJA I PRODUTOS VETERINÁRIOS LTDA</text:p>
          </table:table-cell>
          <table:table-cell office:value-type="string" table:style-name="ce7">
            <text:p>17.705.501/0001-76</text:p>
          </table:table-cell>
          <table:table-cell office:value-type="string" table:style-name="ce11">
            <text:p>PARA APLICAÇÃO EM PLANTAS DE SALAS E GABINETES.</text:p>
          </table:table-cell>
          <table:table-cell office:value-type="string" table:style-name="ce6">
            <text:p>R$ <text:s text:c="4"/>39,8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5/06/2021</text:p>
          </table:table-cell>
          <table:table-cell office:value-type="string" table:style-name="ce10">
            <text:p>EURICO CLEITON HOFFMANN JUNGES</text:p>
          </table:table-cell>
          <table:table-cell office:value-type="string" table:style-name="ce7">
            <text:p>32.990.880/0001-87</text:p>
          </table:table-cell>
          <table:table-cell office:value-type="string" table:style-name="ce11">
            <text:p>CÓPIAS DE CHAVES PARA ATENDER DEMANDA.</text:p>
          </table:table-cell>
          <table:table-cell office:value-type="string" table:style-name="ce6">
            <text:p>R$ <text:s text:c="3"/>176,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7/06/2021</text:p>
          </table:table-cell>
          <table:table-cell office:value-type="string" table:style-name="ce10">
            <text:p>FLORICULTURA MÔNICA</text:p>
          </table:table-cell>
          <table:table-cell office:value-type="string" table:style-name="ce7">
            <text:p>97.357.271/0001-30</text:p>
          </table:table-cell>
          <table:table-cell office:value-type="string" table:style-name="ce11">
            <text:p>COMPRA DE TERRA PARA MANUTENÇÃO DO GRAMADO.</text:p>
          </table:table-cell>
          <table:table-cell office:value-type="string" table:style-name="ce6">
            <text:p>R$ <text:s text:c="3"/>525,6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9/06/2021</text:p>
          </table:table-cell>
          <table:table-cell office:value-type="string" table:style-name="ce10">
            <text:p>FERRAGEM PORTO BELO LTDA</text:p>
          </table:table-cell>
          <table:table-cell office:value-type="string" table:style-name="ce7">
            <text:p>07.358.362/0001-06</text:p>
          </table:table-cell>
          <table:table-cell office:value-type="string" table:style-name="ce11">
            <text:p>PARA CORREÇÃO DE PAREDE DO PRÉDIO DA PRR4.</text:p>
          </table:table-cell>
          <table:table-cell office:value-type="string" table:style-name="ce6">
            <text:p>R$ <text:s text:c="4"/>6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13/05/0021</text:p>
          </table:table-cell>
          <table:table-cell office:value-type="string" table:style-name="ce10">
            <text:p>EURICO CLEITON HOFFMANN JUNGES</text:p>
          </table:table-cell>
          <table:table-cell office:value-type="string" table:style-name="ce7">
            <text:p>32.990.880/0001-87</text:p>
          </table:table-cell>
          <table:table-cell office:value-type="string" table:style-name="ce11">
            <text:p>COMPRA DE CHAVES PARA USO EMERGENCIAL</text:p>
          </table:table-cell>
          <table:table-cell office:value-type="string" table:style-name="ce6">
            <text:p>R$ <text:s text:c="4"/>24,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17/06/2021</text:p>
          </table:table-cell>
          <table:table-cell office:value-type="string" table:style-name="ce10">
            <text:p>COMERCIAL DE COMBUSTIVEIS RAMIRO LTDA</text:p>
          </table:table-cell>
          <table:table-cell office:value-type="string" table:style-name="ce7">
            <text:p>10.520.277/0001-07</text:p>
          </table:table-cell>
          <table:table-cell office:value-type="string" table:style-name="ce11">
            <text:p>COMPRA DE ÓLEO PARA GERADOR.</text:p>
          </table:table-cell>
          <table:table-cell office:value-type="string" table:style-name="ce6">
            <text:p>R$ <text:s text:c="3"/>335,92</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29/04/0021</text:p>
          </table:table-cell>
          <table:table-cell office:value-type="string" table:style-name="ce10">
            <text:p>LUFT SUL LTDA</text:p>
          </table:table-cell>
          <table:table-cell office:value-type="string" table:style-name="ce7">
            <text:p>01.038.136/0001-53</text:p>
          </table:table-cell>
          <table:table-cell office:value-type="string" table:style-name="ce11">
            <text:p>NECESSIDADE DE ARMAZENAR ÓLEO DIESEL PARA GERADOR.</text:p>
          </table:table-cell>
          <table:table-cell office:value-type="string" table:style-name="ce6">
            <text:p>R$ <text:s text:c="3"/>49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3/01/2021 a 09/04/2021</text:p>
          </table:table-cell>
          <table:table-cell office:value-type="string" table:style-name="ce6">
            <text:p>SIM</text:p>
          </table:table-cell>
          <table:table-cell office:value-type="string" table:style-name="ce6">
            <text:p>07/04/2021</text:p>
          </table:table-cell>
          <table:table-cell office:value-type="string" table:style-name="ce10">
            <text:p>COPY MUNDI LTDA</text:p>
          </table:table-cell>
          <table:table-cell office:value-type="string" table:style-name="ce7">
            <text:p>08.608.434/0001-80</text:p>
          </table:table-cell>
          <table:table-cell office:value-type="string" table:style-name="ce11">
            <text:p>TROCA DE PLACA DE IDENTIFICAÇÃO DE GABINETE.</text:p>
          </table:table-cell>
          <table:table-cell office:value-type="string" table:style-name="ce6">
            <text:p>R$ <text:s text:c="3"/>10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3/05/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4/02/2021 a 30/04/2021</text:p>
          </table:table-cell>
          <table:table-cell office:value-type="string" table:style-name="ce6">
            <text:p>SIM</text:p>
          </table:table-cell>
          <table:table-cell office:value-type="string" table:style-name="ce6">
            <text:p>01/03/2021</text:p>
          </table:table-cell>
          <table:table-cell office:value-type="string" table:style-name="ce10">
            <text:p>POSTO DE COMBUSTIVEIS DICO LTDA</text:p>
          </table:table-cell>
          <table:table-cell office:value-type="string" table:style-name="ce7">
            <text:p>08.768.465/0001-07</text:p>
          </table:table-cell>
          <table:table-cell office:value-type="string" table:style-name="ce11">
            <text:p>NECESSIDADE DO SERVIÇO.</text:p>
          </table:table-cell>
          <table:table-cell office:value-type="string" table:style-name="ce6">
            <text:p>R$ <text:s text:c="4"/>2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26/07/2021 a 2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10">
            <text:p>DENTAL SORRISO LTDA</text:p>
          </table:table-cell>
          <table:table-cell office:value-type="string" table:style-name="ce7">
            <text:p>06.313.389/0001-01</text:p>
          </table:table-cell>
          <table:table-cell office:value-type="string" table:style-name="ce11">
            <text:p>ATENDER DEMANDAS DO SERVIÇO OODNTOLÓGICO DA PRR5/MPF.</text:p>
            <text:p/>
            <text:p>PANDEMIA COVID-19</text:p>
          </table:table-cell>
          <table:table-cell office:value-type="string" table:style-name="ce6">
            <text:p>R$ <text:s text:c="4"/>14,50</text:p>
          </table:table-cell>
          <table:table-cell table:number-columns-repeated="16373"/>
        </table:table-row>
        <table:table-row table:style-name="ro4">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10">
            <text:p>PADRAO DISTRIBUIDORA PRODUTOS E EQUIPAMENTOS HOSPITALARES PE CALLOU</text:p>
          </table:table-cell>
          <table:table-cell office:value-type="string" table:style-name="ce7">
            <text:p>09.441.460/0001-20</text:p>
          </table:table-cell>
          <table:table-cell office:value-type="string" table:style-name="ce11">
            <text:p>ATENDER DEMANDA URGENTE DO SERVIÇO ODONTOLÓGICO/PRR5.</text:p>
          </table:table-cell>
          <table:table-cell office:value-type="string" table:style-name="ce6">
            <text:p>R$ <text:s text:c="3"/>116,82</text:p>
          </table:table-cell>
          <table:table-cell table:number-columns-repeated="16373"/>
        </table:table-row>
        <table:table-row table:style-name="ro6">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26/01/2021</text:p>
          </table:table-cell>
          <table:table-cell office:value-type="string" table:style-name="ce10">
            <text:p>RENATA CRISTINA MARTINS PICCHETO EPP</text:p>
          </table:table-cell>
          <table:table-cell office:value-type="string" table:style-name="ce7">
            <text:p>23.778.278/0001-90</text:p>
          </table:table-cell>
          <table:table-cell office:value-type="string" table:style-name="ce11">
            <text:p>ATENDER DEMANDAS DO SERVIÇO ODONTOLÓGICO DA PRR5/MPF.</text:p>
            <text:p/>
            <text:p>PANDEMIA COVID-19.</text:p>
          </table:table-cell>
          <table:table-cell office:value-type="string" table:style-name="ce6">
            <text:p>R$ <text:s text:c="4"/>49,57</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04/02/2021</text:p>
          </table:table-cell>
          <table:table-cell office:value-type="string" table:style-name="ce10">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3"/>140,10</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0/03/2021</text:p>
          </table:table-cell>
          <table:table-cell office:value-type="string" table:style-name="ce10">
            <text:p>ORLANDO ANDRADE DE SANTANA</text:p>
          </table:table-cell>
          <table:table-cell office:value-type="string" table:style-name="ce7">
            <text:p>04.618.334/0001-84</text:p>
          </table:table-cell>
          <table:table-cell office:value-type="string" table:style-name="ce11">
            <text:p>MANUTENÇÃO PREDIAL</text:p>
          </table:table-cell>
          <table:table-cell office:value-type="string" table:style-name="ce6">
            <text:p>R$ <text:s text:c="3"/>218,0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2/03/2021</text:p>
          </table:table-cell>
          <table:table-cell office:value-type="string" table:style-name="ce10">
            <text:p>JH COMPONENTES PARA ESQUADRIAS</text:p>
          </table:table-cell>
          <table:table-cell office:value-type="string" table:style-name="ce7">
            <text:p>07.177.638/0001-41</text:p>
          </table:table-cell>
          <table:table-cell office:value-type="string" table:style-name="ce11">
            <text:p>MANUTENÇÃO PREDIAL</text:p>
          </table:table-cell>
          <table:table-cell office:value-type="string" table:style-name="ce6">
            <text:p>R$ <text:s text:c="3"/>125,98</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10">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4"/>39,90</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10">
            <text:p>CASA DO GRANITO</text:p>
          </table:table-cell>
          <table:table-cell office:value-type="string" table:style-name="ce7">
            <text:p>12.375.524/0001-46</text:p>
          </table:table-cell>
          <table:table-cell office:value-type="string" table:style-name="ce11">
            <text:p>MANUTENÇÃO PREDIAL</text:p>
          </table:table-cell>
          <table:table-cell office:value-type="string" table:style-name="ce6">
            <text:p>R$ <text:s text:c="4"/>63,00</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8/04/2021 a 2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number-rows-repeated="436" table:style-name="ro3">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118" table:style-name="ro3">
          <table:table-cell table:number-columns-repeated="2" table:style-name="ce6"/>
          <table:table-cell table:style-name="ce7"/>
          <table:table-cell table:number-columns-repeated="4" table:style-name="ce6"/>
          <table:table-cell table:number-columns-repeated="2" table:style-name="ce7"/>
          <table:table-cell table:style-name="ce11"/>
          <table:table-cell table:style-name="ce6"/>
          <table:table-cell table:number-columns-repeated="16373"/>
        </table:table-row>
        <table:table-row table:style-name="ro3">
          <table:table-cell table:number-columns-repeated="2" table:style-name="ce6"/>
          <table:table-cell table:style-name="ce7"/>
          <table:table-cell table:number-columns-repeated="4" table:style-name="ce6"/>
          <table:table-cell table:number-columns-repeated="3" table:style-name="ce7"/>
          <table:table-cell table:style-name="ce6"/>
          <table:table-cell table:number-columns-repeated="16373"/>
        </table:table-row>
        <table:table-row table:number-rows-repeated="137" table:style-name="ro3">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264" table:style-name="ro3">
          <table:table-cell table:number-columns-repeated="7" table:style-name="ce7"/>
          <table:table-cell table:style-name="ce15"/>
          <table:table-cell table:style-name="ce7"/>
          <table:table-cell table:style-name="ce15"/>
          <table:table-cell table:style-name="ce7"/>
          <table:table-cell table:number-columns-repeated="16373"/>
        </table:table-row>
        <table:table-row table:number-rows-repeated="1046968"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2%"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09/08/2021</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Well Lopes</meta:initial-creator>
    <dc:creator>Well Lopes</dc:creator>
    <meta:creation-date>2021-08-09T19:48:10Z</meta:creation-date>
    <dc:date>2021-08-09T19:51:45Z</dc:date>
    <meta:print-date>2021-08-09T19:51:09Z</meta:print-date>
  </office:meta>
</office:document-meta>
</file>